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59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6pt solid #3c3c3c" style:cell-protect="protected" style:print-content="true" style:diagonal-bl-tr="none" style:diagonal-tl-br="none" style:text-align-source="fix" style:repeat-content="false" fo:wrap-option="no-wrap" fo:border-left="0.6pt solid #3c3c3c" style:direction="ltr" fo:padding="0.071cm" fo:border-right="0.2pt solid #3c3c3c" style:rotation-angle="0" style:rotation-align="none" style:shrink-to-fit="false" fo:border-top="0.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2pt solid #3c3c3c" fo:background-color="#ffff00" style:cell-protect="none" style:print-content="true" style:diagonal-bl-tr="none" style:diagonal-tl-br="none" style:text-align-source="fix" style:repeat-content="false" fo:wrap-option="no-wrap" fo:border-left="0.6pt solid #3c3c3c" style:direction="ltr" fo:padding="0.071cm" fo:border-right="0.2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2pt solid #3c3c3c" fo:background-color="#ffff00" style:cell-protect="none" style:print-content="true" style:diagonal-bl-tr="none" style:diagonal-tl-br="none" style:text-align-source="fix" style:repeat-content="false" fo:wrap-option="no-wrap" fo:border-left="0.6pt solid #3c3c3c" style:direction="ltr" fo:padding="0.071cm" fo:border-right="0.2pt solid #3c3c3c" style:rotation-angle="0" style:rotation-align="none" style:shrink-to-fit="false" fo:border-top="0.2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6pt solid #3c3c3c" fo:background-color="#ffff00" style:cell-protect="none" style:print-content="true" style:diagonal-bl-tr="none" style:diagonal-tl-br="none" style:text-align-source="fix" style:repeat-content="false" fo:wrap-option="no-wrap" fo:border-left="0.6pt solid #3c3c3c" style:direction="ltr" fo:padding="0.071cm" fo:border-right="0.2pt solid #3c3c3c" style:rotation-angle="0" style:rotation-align="none" style:shrink-to-fit="false" fo:border-top="0.2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fo:padding="0.071cm"/>
    </style:style>
    <style:style style:name="ce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0.6pt solid #3c3c3c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2pt solid #3c3c3c" style:cell-protect="protected" style:print-content="true" style:diagonal-bl-tr="none" style:diagonal-tl-br="none" fo:border-left="0.6pt solid #3c3c3c" fo:padding="0.071cm" fo:border-right="0.6pt solid #3c3c3c" style:rotation-align="none" fo:border-top="0.6pt solid #3c3c3c"/>
    </style:style>
    <style:style style:name="ce11" style:family="table-cell" style:parent-style-name="Default">
      <style:table-cell-properties fo:border-bottom="0.2pt solid #3c3c3c" style:cell-protect="protected" style:print-content="true" style:diagonal-bl-tr="none" style:diagonal-tl-br="none" fo:border-left="0.6pt solid #3c3c3c" fo:padding="0.071cm" fo:border-right="0.6pt solid #3c3c3c" style:rotation-align="none" fo:border-top="0.2pt solid #3c3c3c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fo:border-left="0.6pt solid #3c3c3c" fo:padding="0.071cm" fo:border-right="0.6pt solid #3c3c3c" style:rotation-align="none" fo:border-top="0.2pt solid #3c3c3c"/>
    </style:style>
    <style:style style:name="ce13" style:family="table-cell" style:parent-style-name="Default">
      <style:table-cell-properties style:glyph-orientation-vertical="0" fo:border-bottom="0.2pt solid #3c3c3c" style:cell-protect="protected" style:print-content="true" style:diagonal-bl-tr="none" style:diagonal-tl-br="none" style:text-align-source="fix" style:repeat-content="false" fo:wrap-option="no-wrap" fo:border-left="0.6pt solid #3c3c3c" style:direction="ltr" fo:padding="0.071cm" fo:border-right="0.6pt solid #3c3c3c" style:rotation-angle="0" style:rotation-align="none" style:shrink-to-fit="false" fo:border-top="0.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6pt solid #3c3c3c" style:cell-protect="protected" style:print-content="true" style:diagonal-bl-tr="none" style:diagonal-tl-br="none" style:text-align-source="fix" style:repeat-content="false" fo:wrap-option="no-wrap" fo:border-left="0.6pt solid #3c3c3c" style:direction="ltr" fo:padding="0.071cm" fo:border-right="0.6pt solid #3c3c3c" style:rotation-angle="0" style:rotation-align="none" style:shrink-to-fit="false" fo:border-top="0.2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cell-protect="none" style:print-content="true" fo:padding="0.071cm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2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fo:border="0.2pt solid #3c3c3c" fo:padding="0.071cm" style:rotation-align="none"/>
    </style:style>
    <style:style style:name="ce19" style:family="table-cell" style:parent-style-name="Default">
      <style:table-cell-properties fo:border-bottom="0.6pt solid #3c3c3c" style:cell-protect="protected" style:print-content="true" style:diagonal-bl-tr="none" style:diagonal-tl-br="none" fo:border-left="0.6pt solid #3c3c3c" fo:padding="0.071cm" fo:border-right="0.2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2pt solid #3c3c3c" style:cell-protect="protected" style:print-content="true" style:diagonal-bl-tr="none" style:diagonal-tl-br="none" fo:border-left="0.6pt solid #3c3c3c" fo:padding="0.071cm" fo:border-right="0.2pt solid #3c3c3c" style:rotation-align="none" fo:border-top="0.6pt solid #3c3c3c"/>
    </style:style>
    <style:style style:name="ce21" style:family="table-cell" style:parent-style-name="Default">
      <style:table-cell-properties fo:border-bottom="0.2pt solid #3c3c3c" style:cell-protect="protected" style:print-content="true" style:diagonal-bl-tr="none" style:diagonal-tl-br="none" fo:border-left="0.6pt solid #3c3c3c" fo:padding="0.071cm" fo:border-right="0.2pt solid #3c3c3c" style:rotation-align="none" fo:border-top="0.2pt solid #3c3c3c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fo:border-left="0.6pt solid #3c3c3c" fo:padding="0.071cm" fo:border-right="0.2pt solid #3c3c3c" style:rotation-align="none" fo:border-top="0.2pt solid #3c3c3c"/>
    </style:style>
    <style:style style:name="ce23" style:family="table-cell" style:parent-style-name="Default">
      <style:table-cell-properties fo:border-bottom="0.6pt solid #3c3c3c" style:cell-protect="protected" style:print-content="true" style:diagonal-bl-tr="none" style:diagonal-tl-br="none" fo:border-left="0.6pt solid #3c3c3c" fo:padding="0.071cm" fo:border-right="0.2pt solid #3c3c3c" style:rotation-align="none" fo:border-top="0.2pt solid #3c3c3c"/>
    </style:style>
    <style:style style:name="ce24" style:family="table-cell" style:parent-style-name="Default">
      <style:table-cell-properties style:glyph-orientation-vertical="0" fo:border-bottom="0.6pt solid #3c3c3c" style:cell-protect="protected" style:print-content="true" style:diagonal-bl-tr="none" style:diagonal-tl-br="none" style:text-align-source="fix" style:repeat-content="false" fo:wrap-option="no-wrap" fo:border-left="0.2pt solid #3c3c3c" style:direction="ltr" fo:padding="0.071cm" fo:border-right="0.2pt solid #3c3c3c" style:rotation-angle="0" style:rotation-align="none" style:shrink-to-fit="false" fo:border-top="0.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2pt solid #3c3c3c" fo:background-color="#ffff00" style:cell-protect="none" style:print-content="true" style:diagonal-bl-tr="none" style:diagonal-tl-br="none" style:text-align-source="fix" style:repeat-content="false" fo:wrap-option="no-wrap" fo:border-left="0.2pt solid #3c3c3c" style:direction="ltr" fo:padding="0.071cm" fo:border-right="0.2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2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6pt solid #3c3c3c" fo:background-color="#ffff00" style:cell-protect="none" style:print-content="true" style:diagonal-bl-tr="none" style:diagonal-tl-br="none" style:text-align-source="fix" style:repeat-content="false" fo:wrap-option="no-wrap" fo:border-left="0.2pt solid #3c3c3c" style:direction="ltr" fo:padding="0.071cm" fo:border-right="0.2pt solid #3c3c3c" style:rotation-angle="0" style:rotation-align="none" style:shrink-to-fit="false" fo:border-top="0.2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6pt solid #3c3c3c" style:cell-protect="protected" style:print-content="true" style:diagonal-bl-tr="none" style:diagonal-tl-br="none" fo:border-left="0.2pt solid #3c3c3c" fo:padding="0.071cm" fo:border-right="0.6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0.2pt solid #3c3c3c" style:cell-protect="protected" style:print-content="true" style:diagonal-bl-tr="none" style:diagonal-tl-br="none" fo:border-left="0.2pt solid #3c3c3c" fo:padding="0.071cm" fo:border-right="0.6pt solid #3c3c3c" style:rotation-align="none" fo:border-top="0.6pt solid #3c3c3c"/>
    </style:style>
    <style:style style:name="ce30" style:family="table-cell" style:parent-style-name="Default">
      <style:table-cell-properties fo:border-bottom="0.2pt solid #3c3c3c" style:cell-protect="protected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32" style:family="table-cell" style:parent-style-name="Default">
      <style:table-cell-properties fo:border-bottom="0.6pt solid #3c3c3c" style:cell-protect="protected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33" style:family="table-cell" style:parent-style-name="Default">
      <style:table-cell-properties style:cell-protect="protected" style:print-content="true" style:diagonal-bl-tr="none" style:diagonal-tl-br="none" fo:border="0.6pt solid #3c3c3c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2pt solid #3c3c3c" style:cell-protect="protected" style:print-content="true" style:diagonal-bl-tr="none" style:diagonal-tl-br="none" fo:border-left="0.2pt solid #3c3c3c" fo:padding="0.071cm" fo:border-right="0.2pt solid #3c3c3c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order-left="0.2pt solid #3c3c3c" fo:padding="0.071cm" fo:border-right="0.2pt solid #3c3c3c" style:rotation-align="none" fo:border-top="0.2pt solid #3c3c3c"/>
    </style:style>
    <style:style style:name="ce36" style:family="table-cell" style:parent-style-name="Default">
      <style:table-cell-properties fo:border-bottom="0.6pt solid #3c3c3c" style:cell-protect="protected" style:print-content="true" style:diagonal-bl-tr="none" style:diagonal-tl-br="none" fo:border-left="0.6pt solid #3c3c3c" fo:padding="0.071cm" fo:border-right="0.6pt solid #3c3c3c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6pt solid #3c3c3c" style:direction="ltr" fo:padding="0.071cm" fo:border-right="0.6pt solid #3c3c3c" style:rotation-angle="0" style:rotation-align="none" style:shrink-to-fit="false" fo:border-top="0.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6pt solid #3c3c3c" style:cell-protect="protected" style:print-content="true" style:diagonal-bl-tr="none" style:diagonal-tl-br="none" fo:border-left="none" fo:padding="0.071cm" fo:border-right="0.2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2pt solid #3c3c3c" fo:background-color="#ffff00" style:cell-protect="none" style:print-content="true" style:diagonal-bl-tr="none" style:diagonal-tl-br="none" fo:border-left="none" fo:padding="0.071cm" fo:border-right="0.2pt solid #3c3c3c" style:rotation-align="none" fo:border-top="0.6pt solid #3c3c3c"/>
    </style:style>
    <style:style style:name="ce40" style:family="table-cell" style:parent-style-name="Default">
      <style:table-cell-properties fo:border-bottom="0.2pt solid #3c3c3c" fo:background-color="#ffff00" style:cell-protect="none" style:print-content="true" style:diagonal-bl-tr="none" style:diagonal-tl-br="none" fo:border-left="none" fo:padding="0.071cm" fo:border-right="0.2pt solid #3c3c3c" style:rotation-align="none" fo:border-top="0.2pt solid #3c3c3c"/>
    </style:style>
    <style:style style:name="ce41" style:family="table-cell" style:parent-style-name="Default">
      <style:table-cell-properties fo:border-bottom="none" fo:background-color="#ffff00" style:cell-protect="none" style:print-content="true" style:diagonal-bl-tr="none" style:diagonal-tl-br="none" fo:border-left="none" fo:padding="0.071cm" fo:border-right="0.2pt solid #3c3c3c" style:rotation-align="none" fo:border-top="0.2pt solid #3c3c3c"/>
    </style:style>
    <style:style style:name="ce42" style:family="table-cell" style:parent-style-name="Default">
      <style:table-cell-properties fo:border-bottom="0.6pt solid #3c3c3c" fo:background-color="#ffff00" style:cell-protect="none" style:print-content="true" style:diagonal-bl-tr="none" style:diagonal-tl-br="none" fo:border-left="none" fo:padding="0.071cm" fo:border-right="0.2pt solid #3c3c3c" style:rotation-align="none" fo:border-top="0.2pt solid #3c3c3c"/>
    </style:style>
    <style:style style:name="ce43" style:family="table-cell" style:parent-style-name="Default">
      <style:table-cell-properties style:cell-protect="protected" style:print-content="true" style:diagonal-bl-tr="none" style:diagonal-tl-br="none" fo:border="0.2pt solid #3c3c3c" fo:padding="0.071cm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0.6pt solid #3c3c3c" style:cell-protect="protected" style:print-content="true" style:diagonal-bl-tr="none" style:diagonal-tl-br="none" style:text-align-source="fix" style:repeat-content="false" fo:wrap-option="no-wrap" fo:border-left="0.2pt solid #3c3c3c" style:direction="ltr" fo:padding="0.071cm" fo:border-right="0.6pt solid #3c3c3c" style:rotation-angle="0" style:rotation-align="none" style:shrink-to-fit="false" fo:border-top="0.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2pt solid #3c3c3c" fo:background-color="#ffff00" style:cell-protect="none" style:print-content="true" style:diagonal-bl-tr="none" style:diagonal-tl-br="none" style:text-align-source="fix" style:repeat-content="false" fo:wrap-option="no-wrap" fo:border-left="0.2pt solid #3c3c3c" style:direction="ltr" fo:padding="0.071cm" fo:border-right="0.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2pt solid #3c3c3c" fo:background-color="#ffff00" style:cell-protect="none" style:print-content="true" style:diagonal-bl-tr="none" style:diagonal-tl-br="none" style:text-align-source="fix" style:repeat-content="false" fo:wrap-option="no-wrap" fo:border-left="0.2pt solid #3c3c3c" style:direction="ltr" fo:padding="0.071cm" fo:border-right="0.6pt solid #3c3c3c" style:rotation-angle="0" style:rotation-align="none" style:shrink-to-fit="false" fo:border-top="0.2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6pt solid #3c3c3c" fo:background-color="#ffff00" style:cell-protect="none" style:print-content="true" style:diagonal-bl-tr="none" style:diagonal-tl-br="none" style:text-align-source="fix" style:repeat-content="false" fo:wrap-option="no-wrap" fo:border-left="0.2pt solid #3c3c3c" style:direction="ltr" fo:padding="0.071cm" fo:border-right="0.6pt solid #3c3c3c" style:rotation-angle="0" style:rotation-align="none" style:shrink-to-fit="false" fo:border-top="0.2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0.6pt solid #3c3c3c" style:cell-protect="none" style:print-content="true" style:diagonal-bl-tr="none" style:diagonal-tl-br="none" fo:border-left="0.2pt solid #3c3c3c" fo:padding="0.071cm" fo:border-right="0.2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2pt solid #3c3c3c" fo:background-color="#ffff00" style:cell-protect="none" style:print-content="true" style:diagonal-bl-tr="none" style:diagonal-tl-br="none" fo:border-left="0.2pt solid #3c3c3c" fo:padding="0.071cm" fo:border-right="0.2pt solid #3c3c3c" style:rotation-align="none" fo:border-top="0.6pt solid #3c3c3c"/>
    </style:style>
    <style:style style:name="ce50" style:family="table-cell" style:parent-style-name="Default">
      <style:table-cell-properties fo:background-color="#ffff00" style:cell-protect="none" style:print-content="true" style:diagonal-bl-tr="none" style:diagonal-tl-br="none" fo:border="0.2pt solid #3c3c3c" fo:padding="0.071cm" style:rotation-align="none"/>
    </style:style>
    <style:style style:name="ce51" style:family="table-cell" style:parent-style-name="Default">
      <style:table-cell-properties fo:border-bottom="none" fo:background-color="#ffff00" style:cell-protect="none" style:print-content="true" style:diagonal-bl-tr="none" style:diagonal-tl-br="none" fo:border-left="0.2pt solid #3c3c3c" fo:padding="0.071cm" fo:border-right="0.2pt solid #3c3c3c" style:rotation-align="none" fo:border-top="0.2pt solid #3c3c3c"/>
    </style:style>
    <style:style style:name="ce52" style:family="table-cell" style:parent-style-name="Default">
      <style:table-cell-properties fo:border-bottom="0.6pt solid #3c3c3c" fo:background-color="#ffff00" style:cell-protect="none" style:print-content="true" style:diagonal-bl-tr="none" style:diagonal-tl-br="none" fo:border-left="0.2pt solid #3c3c3c" fo:padding="0.071cm" fo:border-right="0.2pt solid #3c3c3c" style:rotation-align="none" fo:border-top="0.2pt solid #3c3c3c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2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6pt solid #3c3c3c" style:cell-protect="protected" style:print-content="true" style:diagonal-bl-tr="none" style:diagonal-tl-br="none" style:text-align-source="fix" style:repeat-content="false" fo:wrap-option="no-wrap" fo:border-left="0.6pt solid #3c3c3c" style:direction="ltr" fo:padding="0.071cm" fo:border-right="0.2pt solid #3c3c3c" style:rotation-angle="0" style:rotation-align="none" style:shrink-to-fit="false" fo:border-top="0.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diagonal-bl-tr="none" style:diagonal-tl-br="none" fo:border="0.2pt solid #3c3c3c" fo:padding="0.071cm" style:rotation-align="none"/>
    </style:style>
    <style:style style:name="ce56" style:family="table-cell" style:parent-style-name="Default">
      <style:table-cell-properties style:cell-protect="protected" style:print-content="true" style:diagonal-bl-tr="none" style:diagonal-tl-br="none" fo:background-color="transparent" fo:border="0.2pt solid #3c3c3c" fo:padding="0.071cm" style:rotation-align="none"/>
    </style:style>
    <style:style style:name="ce57" style:family="table-cell" style:parent-style-name="Default">
      <style:table-cell-properties style:glyph-orientation-vertical="0" fo:border-bottom="0.6pt solid #3c3c3c" fo:background-color="#ffff00" style:cell-protect="protected" style:print-content="true" style:diagonal-bl-tr="none" style:diagonal-tl-br="none" style:text-align-source="fix" style:repeat-content="false" fo:wrap-option="no-wrap" fo:border-left="0.2pt solid #3c3c3c" style:direction="ltr" fo:padding="0.071cm" fo:border-right="0.6pt solid #3c3c3c" style:rotation-angle="0" style:rotation-align="none" style:shrink-to-fit="false" fo:border-top="0.6pt solid #3c3c3c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6pt solid #3c3c3c" style:cell-protect="protected" style:print-content="true" style:diagonal-bl-tr="none" style:diagonal-tl-br="none" fo:border-left="0.6pt solid #3c3c3c" fo:padding="0.071cm" fo:border-right="0.2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0.6pt solid #3c3c3c" style:cell-protect="protected" style:print-content="true" style:diagonal-bl-tr="none" style:diagonal-tl-br="none" fo:background-color="transparent" fo:border-left="0.6pt solid #3c3c3c" fo:padding="0.071cm" fo:border-right="0.2pt solid #3c3c3c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0.6pt solid #3c3c3c" style:cell-protect="none" style:print-content="true" style:diagonal-bl-tr="none" style:diagonal-tl-br="none" fo:border-left="0.2pt solid #3c3c3c" fo:padding="0.071cm" fo:border-right="0.6pt solid #3c3c3c" style:rotation-align="none" fo:border-top="0.6pt solid #3c3c3c"/>
    </style:style>
    <style:style style:name="ce61" style:family="table-cell" style:parent-style-name="Default">
      <style:table-cell-properties fo:border-bottom="0.2pt solid #3c3c3c" fo:background-color="#ffff00" style:cell-protect="none" style:print-content="true" style:diagonal-bl-tr="none" style:diagonal-tl-br="none" fo:border-left="0.2pt solid #3c3c3c" fo:padding="0.071cm" fo:border-right="0.6pt solid #3c3c3c" style:rotation-align="none" fo:border-top="0.6pt solid #3c3c3c"/>
    </style:style>
    <style:style style:name="ce62" style:family="table-cell" style:parent-style-name="Default">
      <style:table-cell-properties fo:border-bottom="0.2pt solid #3c3c3c" fo:background-color="#ffff00" style:cell-protect="none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63" style:family="table-cell" style:parent-style-name="Default">
      <style:table-cell-properties fo:border-bottom="none" fo:background-color="#ffff00" style:cell-protect="none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64" style:family="table-cell" style:parent-style-name="Default">
      <style:table-cell-properties fo:border-bottom="0.6pt solid #3c3c3c" fo:background-color="#ffff00" style:cell-protect="none" style:print-content="true" style:diagonal-bl-tr="none" style:diagonal-tl-br="none" fo:border-left="0.2pt solid #3c3c3c" fo:padding="0.071cm" fo:border-right="0.6pt solid #3c3c3c" style:rotation-align="none" fo:border-top="0.2pt solid #3c3c3c"/>
    </style:style>
    <style:style style:name="ce65" style:family="table-cell" style:parent-style-name="Default">
      <style:table-cell-properties fo:border-bottom="0.6pt solid #3c3c3c" style:cell-protect="protected" style:print-content="true" style:diagonal-bl-tr="none" style:diagonal-tl-br="none" fo:border-left="0.2pt solid #3c3c3c" fo:padding="0.071cm" fo:border-right="0.2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order-bottom="0.6pt solid #3c3c3c" style:cell-protect="protected" style:print-content="true" style:diagonal-bl-tr="none" style:diagonal-tl-br="none" fo:border-left="0.2pt solid #3c3c3c" fo:padding="0.071cm" fo:border-right="0.6pt solid #3c3c3c" style:rotation-align="none" fo:border-top="0.6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shapes>
          <draw:frame draw:z-index="0" draw:style-name="gr1" draw:text-style-name="P1" svg:width="15.999cm" svg:height="8.999cm" svg:x="14.69cm" svg:y="49.469cm">
            <draw:object draw:notify-on-update-of-ranges="Feuil1.B107:Feuil1.B107 Feuil1.C108:Feuil1.C119 Feuil1.C107:Feuil1.C107 Feuil1.B108:Feuil1.B1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2" table:number-columns-repeated="256" table:default-cell-style-name="ce15"/>
        <table:table-column table:style-name="co2" table:number-columns-repeated="767" table:default-cell-style-name="Default"/>
        <table:table-row table:style-name="ro1">
          <table:table-cell table:style-name="ce1" office:value-type="string" table:number-columns-spanned="5" table:number-rows-spanned="1">
            <text:p>TP Ecoulement autour d'une aile</text:p>
          </table:table-cell>
          <table:covered-table-cell table:number-columns-repeated="4" table:style-name="ce1"/>
          <table:table-cell table:style-name="ce7"/>
          <table:table-cell table:style-name="ce54" office:value-type="string">
            <text:p>Date : </text:p>
          </table:table-cell>
          <table:table-cell table:style-name="ce57" table:number-columns-spanned="2" table:number-rows-spanned="1"/>
          <table:covered-table-cell table:style-name="ce5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2" table:number-rows-spanned="1">
            <text:p>NOM</text:p>
          </table:table-cell>
          <table:covered-table-cell table:style-name="ce3"/>
          <table:table-cell table:style-name="ce24" office:value-type="string" table:number-columns-spanned="2" table:number-rows-spanned="1">
            <text:p>Prénom</text:p>
          </table:table-cell>
          <table:covered-table-cell table:style-name="ce24"/>
          <table:table-cell table:style-name="ce44" office:value-type="string" table:number-columns-spanned="2" table:number-rows-spanned="1">
            <text:p>Groupe</text:p>
          </table:table-cell>
          <table:covered-table-cell table:style-name="ce44"/>
          <table:table-cell table:style-name="ce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4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number-columns-repeated="1018"/>
        </table:table-row>
        <table:table-row table:style-name="ro2">
          <table:table-cell table:style-name="ce5" table:number-columns-spanned="2" table:number-rows-spanned="1"/>
          <table:covered-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number-columns-repeated="1018"/>
        </table:table-row>
        <table:table-row table:style-name="ro2">
          <table:table-cell table:style-name="ce5" table:number-columns-spanned="2" table:number-rows-spanned="1"/>
          <table:covered-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number-columns-repeated="1018"/>
        </table:table-row>
        <table:table-row table:style-name="ro1">
          <table:table-cell table:style-name="ce6" table:number-columns-spanned="2" table:number-rows-spanned="1"/>
          <table:covered-table-cell table:style-name="ce6"/>
          <table:table-cell table:style-name="ce27" table:number-columns-spanned="2" table:number-rows-spanned="1"/>
          <table:covered-table-cell table:style-name="ce27"/>
          <table:table-cell table:style-name="ce47" table:number-columns-spanned="2" table:number-rows-spanned="1"/>
          <table:covered-table-cell table:style-name="ce47"/>
          <table:table-cell table:number-columns-repeated="1018"/>
        </table:table-row>
        <table:table-row table:style-name="ro3">
          <table:table-cell table:style-name="ce7" table:number-columns-repeated="9"/>
          <table:table-cell/>
          <table:table-cell table:style-name="ce67" office:value-type="string" table:number-columns-spanned="3" table:number-rows-spanned="5">
            <text:p>Attention ! Il y a un décalage entre l'indication du vernier et l'incidence réelle du profil. Un angle 1,5° sur le vernier correspond à une incidence alpha=0°.</text:p>
          </table:table-cell>
          <table:covered-table-cell table:number-columns-repeated="2" table:style-name="ce67"/>
          <table:table-cell table:number-columns-repeated="1011"/>
        </table:table-row>
        <table:table-row table:style-name="ro3">
          <table:table-cell table:style-name="ce8" office:value-type="string">
            <text:p>MESURES</text:p>
          </table:table-cell>
          <table:table-cell table:style-name="ce7" table:number-columns-repeated="2"/>
          <table:table-cell table:style-name="ce37" office:value-type="string" table:number-columns-spanned="6" table:number-rows-spanned="1">
            <text:p>pression relevée (mm H20) pour les incidences alpha=</text:p>
          </table:table-cell>
          <table:covered-table-cell table:number-columns-repeated="5" table:style-name="ce37"/>
          <table:table-cell/>
          <table:covered-table-cell table:number-columns-repeated="3" table:style-name="ce67"/>
          <table:table-cell table:number-columns-repeated="1011"/>
        </table:table-row>
        <table:table-row table:style-name="ro1">
          <table:table-cell table:style-name="ce9" office:value-type="string">
            <text:p>n° prise</text:p>
          </table:table-cell>
          <table:table-cell table:style-name="ce19" office:value-type="string">
            <text:p>x (% corde)</text:p>
          </table:table-cell>
          <table:table-cell table:style-name="ce28" office:value-type="string">
            <text:p>z (% corde)</text:p>
          </table:table-cell>
          <table:table-cell table:style-name="ce38" office:value-type="string">
            <text:p>0°</text:p>
          </table:table-cell>
          <table:table-cell table:style-name="ce48" office:value-type="string">
            <text:p>6°</text:p>
          </table:table-cell>
          <table:table-cell table:style-name="ce48" office:value-type="string">
            <text:p>12°</text:p>
          </table:table-cell>
          <table:table-cell table:style-name="ce48" office:value-type="string">
            <text:p>18°</text:p>
          </table:table-cell>
          <table:table-cell table:style-name="ce48"/>
          <table:table-cell table:style-name="ce60"/>
          <table:table-cell/>
          <table:covered-table-cell table:number-columns-repeated="3" table:style-name="ce67"/>
          <table:table-cell table:number-columns-repeated="1011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20" office:value-type="float" office:value="2.2">
            <text:p>2,2</text:p>
          </table:table-cell>
          <table:table-cell table:style-name="ce29" office:value-type="float" office:value="3.4">
            <text:p>3,4</text:p>
          </table:table-cell>
          <table:table-cell table:style-name="ce39" office:value-type="float" office:value="-39.1">
            <text:p>-39,1</text:p>
          </table:table-cell>
          <table:table-cell table:style-name="ce49" office:value-type="float" office:value="-90">
            <text:p>-90</text:p>
          </table:table-cell>
          <table:table-cell table:style-name="ce49" office:value-type="float" office:value="-118.5">
            <text:p>-118,5</text:p>
          </table:table-cell>
          <table:table-cell table:style-name="ce49" office:value-type="float" office:value="-49.9">
            <text:p>-49,9</text:p>
          </table:table-cell>
          <table:table-cell table:style-name="ce49"/>
          <table:table-cell table:style-name="ce61"/>
          <table:table-cell/>
          <table:covered-table-cell table:number-columns-repeated="3" table:style-name="ce67"/>
          <table:table-cell table:number-columns-repeated="1011"/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21" office:value-type="float" office:value="3.1">
            <text:p>3,1</text:p>
          </table:table-cell>
          <table:table-cell table:style-name="ce30" office:value-type="float" office:value="4">
            <text:p>4</text:p>
          </table:table-cell>
          <table:table-cell table:style-name="ce40" office:value-type="float" office:value="-41.4">
            <text:p>-41,4</text:p>
          </table:table-cell>
          <table:table-cell table:style-name="ce50" office:value-type="float" office:value="-84">
            <text:p>-84</text:p>
          </table:table-cell>
          <table:table-cell table:style-name="ce50" office:value-type="float" office:value="-118.7">
            <text:p>-118,7</text:p>
          </table:table-cell>
          <table:table-cell table:style-name="ce50" office:value-type="float" office:value="-50.1">
            <text:p>-50,1</text:p>
          </table:table-cell>
          <table:table-cell table:style-name="ce50"/>
          <table:table-cell table:style-name="ce62"/>
          <table:table-cell/>
          <table:covered-table-cell table:number-columns-repeated="3" table:style-name="ce67"/>
          <table:table-cell table:number-columns-repeated="1011"/>
        </table:table-row>
        <table:table-row table:style-name="ro4">
          <table:table-cell table:style-name="ce11" office:value-type="float" office:value="3">
            <text:p>3</text:p>
          </table:table-cell>
          <table:table-cell table:style-name="ce21" office:value-type="float" office:value="6.2">
            <text:p>6,2</text:p>
          </table:table-cell>
          <table:table-cell table:style-name="ce30" office:value-type="float" office:value="5.3">
            <text:p>5,3</text:p>
          </table:table-cell>
          <table:table-cell table:style-name="ce40" office:value-type="float" office:value="-46.4">
            <text:p>-46,4</text:p>
          </table:table-cell>
          <table:table-cell table:style-name="ce50" office:value-type="float" office:value="-77">
            <text:p>-77</text:p>
          </table:table-cell>
          <table:table-cell table:style-name="ce50" office:value-type="float" office:value="-115.6">
            <text:p>-115,6</text:p>
          </table:table-cell>
          <table:table-cell table:style-name="ce50" office:value-type="float" office:value="-50">
            <text:p>-50</text:p>
          </table:table-cell>
          <table:table-cell table:style-name="ce50"/>
          <table:table-cell table:style-name="ce62"/>
          <table:table-cell/>
          <table:table-cell table:style-name="ce68" table:number-columns-repeated="3"/>
          <table:table-cell table:number-columns-repeated="1011"/>
        </table:table-row>
        <table:table-row table:style-name="ro4">
          <table:table-cell table:style-name="ce11" office:value-type="float" office:value="4">
            <text:p>4</text:p>
          </table:table-cell>
          <table:table-cell table:style-name="ce21" office:value-type="float" office:value="8.3">
            <text:p>8,3</text:p>
          </table:table-cell>
          <table:table-cell table:style-name="ce30" office:value-type="float" office:value="6">
            <text:p>6</text:p>
          </table:table-cell>
          <table:table-cell table:style-name="ce40" office:value-type="float" office:value="-47.4">
            <text:p>-47,4</text:p>
          </table:table-cell>
          <table:table-cell table:style-name="ce50" office:value-type="float" office:value="-73.8">
            <text:p>-73,8</text:p>
          </table:table-cell>
          <table:table-cell table:style-name="ce50" office:value-type="float" office:value="-87.2">
            <text:p>-87,2</text:p>
          </table:table-cell>
          <table:table-cell table:style-name="ce50" office:value-type="float" office:value="-50.3">
            <text:p>-50,3</text:p>
          </table:table-cell>
          <table:table-cell table:style-name="ce50"/>
          <table:table-cell table:style-name="ce62"/>
          <table:table-cell/>
          <table:table-cell table:style-name="ce68" table:number-columns-repeated="3"/>
          <table:table-cell table:number-columns-repeated="1011"/>
        </table:table-row>
        <table:table-row table:style-name="ro4">
          <table:table-cell table:style-name="ce11" office:value-type="float" office:value="5">
            <text:p>5</text:p>
          </table:table-cell>
          <table:table-cell table:style-name="ce21" office:value-type="float" office:value="15.5">
            <text:p>15,5</text:p>
          </table:table-cell>
          <table:table-cell table:style-name="ce30" office:value-type="float" office:value="7.1">
            <text:p>7,1</text:p>
          </table:table-cell>
          <table:table-cell table:style-name="ce40" office:value-type="float" office:value="-47.7">
            <text:p>-47,7</text:p>
          </table:table-cell>
          <table:table-cell table:style-name="ce50" office:value-type="float" office:value="-66.3">
            <text:p>-66,3</text:p>
          </table:table-cell>
          <table:table-cell table:style-name="ce50" office:value-type="float" office:value="-69.9">
            <text:p>-69,9</text:p>
          </table:table-cell>
          <table:table-cell table:style-name="ce50" office:value-type="float" office:value="-50.6">
            <text:p>-50,6</text:p>
          </table:table-cell>
          <table:table-cell table:style-name="ce50"/>
          <table:table-cell table:style-name="ce62"/>
          <table:table-cell/>
          <table:table-cell table:style-name="ce68" table:number-columns-repeated="3"/>
          <table:table-cell table:number-columns-repeated="1011"/>
        </table:table-row>
        <table:table-row table:style-name="ro4">
          <table:table-cell table:style-name="ce11" office:value-type="float" office:value="6">
            <text:p>6</text:p>
          </table:table-cell>
          <table:table-cell table:style-name="ce21" office:value-type="float" office:value="20.1">
            <text:p>20,1</text:p>
          </table:table-cell>
          <table:table-cell table:style-name="ce30" office:value-type="float" office:value="7.5">
            <text:p>7,5</text:p>
          </table:table-cell>
          <table:table-cell table:style-name="ce40" office:value-type="float" office:value="-46.7">
            <text:p>-46,7</text:p>
          </table:table-cell>
          <table:table-cell table:style-name="ce50" office:value-type="float" office:value="-63.9">
            <text:p>-63,9</text:p>
          </table:table-cell>
          <table:table-cell table:style-name="ce50" office:value-type="float" office:value="-64.3">
            <text:p>-64,3</text:p>
          </table:table-cell>
          <table:table-cell table:style-name="ce50" office:value-type="float" office:value="-50.2">
            <text:p>-50,2</text:p>
          </table:table-cell>
          <table:table-cell table:style-name="ce50"/>
          <table:table-cell table:style-name="ce62"/>
          <table:table-cell/>
          <table:table-cell table:style-name="ce68" table:number-columns-repeated="3"/>
          <table:table-cell table:number-columns-repeated="1011"/>
        </table:table-row>
        <table:table-row table:style-name="ro4">
          <table:table-cell table:style-name="ce11" office:value-type="float" office:value="7">
            <text:p>7</text:p>
          </table:table-cell>
          <table:table-cell table:style-name="ce21" office:value-type="float" office:value="26.7">
            <text:p>26,7</text:p>
          </table:table-cell>
          <table:table-cell table:style-name="ce30" office:value-type="float" office:value="7.7">
            <text:p>7,7</text:p>
          </table:table-cell>
          <table:table-cell table:style-name="ce40" office:value-type="float" office:value="-46">
            <text:p>-46</text:p>
          </table:table-cell>
          <table:table-cell table:style-name="ce50" office:value-type="float" office:value="-55.6">
            <text:p>-55,6</text:p>
          </table:table-cell>
          <table:table-cell table:style-name="ce50" office:value-type="float" office:value="-56.9">
            <text:p>-56,9</text:p>
          </table:table-cell>
          <table:table-cell table:style-name="ce50" office:value-type="float" office:value="-48.7">
            <text:p>-48,7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8">
            <text:p>8</text:p>
          </table:table-cell>
          <table:table-cell table:style-name="ce21" office:value-type="float" office:value="33">
            <text:p>33</text:p>
          </table:table-cell>
          <table:table-cell table:style-name="ce30" office:value-type="float" office:value="7.7">
            <text:p>7,7</text:p>
          </table:table-cell>
          <table:table-cell table:style-name="ce40" office:value-type="float" office:value="-45.3">
            <text:p>-45,3</text:p>
          </table:table-cell>
          <table:table-cell table:style-name="ce50" office:value-type="float" office:value="-54.8">
            <text:p>-54,8</text:p>
          </table:table-cell>
          <table:table-cell table:style-name="ce50" office:value-type="float" office:value="-54.5">
            <text:p>-54,5</text:p>
          </table:table-cell>
          <table:table-cell table:style-name="ce50" office:value-type="float" office:value="-49.9">
            <text:p>-49,9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9">
            <text:p>9</text:p>
          </table:table-cell>
          <table:table-cell table:style-name="ce21" office:value-type="float" office:value="43.1">
            <text:p>43,1</text:p>
          </table:table-cell>
          <table:table-cell table:style-name="ce30" office:value-type="float" office:value="7.1">
            <text:p>7,1</text:p>
          </table:table-cell>
          <table:table-cell table:style-name="ce40" office:value-type="float" office:value="-44.6">
            <text:p>-44,6</text:p>
          </table:table-cell>
          <table:table-cell table:style-name="ce50" office:value-type="float" office:value="-50.6">
            <text:p>-50,6</text:p>
          </table:table-cell>
          <table:table-cell table:style-name="ce50" office:value-type="float" office:value="-48.1">
            <text:p>-48,1</text:p>
          </table:table-cell>
          <table:table-cell table:style-name="ce50" office:value-type="float" office:value="-50.3">
            <text:p>-50,3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0">
            <text:p>10</text:p>
          </table:table-cell>
          <table:table-cell table:style-name="ce21" office:value-type="float" office:value="53">
            <text:p>53</text:p>
          </table:table-cell>
          <table:table-cell table:style-name="ce30" office:value-type="float" office:value="6.3">
            <text:p>6,3</text:p>
          </table:table-cell>
          <table:table-cell table:style-name="ce40" office:value-type="float" office:value="-43.7">
            <text:p>-43,7</text:p>
          </table:table-cell>
          <table:table-cell table:style-name="ce50" office:value-type="float" office:value="-46.8">
            <text:p>-46,8</text:p>
          </table:table-cell>
          <table:table-cell table:style-name="ce50" office:value-type="float" office:value="-44">
            <text:p>-44</text:p>
          </table:table-cell>
          <table:table-cell table:style-name="ce50" office:value-type="float" office:value="-50.4">
            <text:p>-50,4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1">
            <text:p>11</text:p>
          </table:table-cell>
          <table:table-cell table:style-name="ce21" office:value-type="float" office:value="68.1">
            <text:p>68,1</text:p>
          </table:table-cell>
          <table:table-cell table:style-name="ce30" office:value-type="float" office:value="4.7">
            <text:p>4,7</text:p>
          </table:table-cell>
          <table:table-cell table:style-name="ce40" office:value-type="float" office:value="-42.9">
            <text:p>-42,9</text:p>
          </table:table-cell>
          <table:table-cell table:style-name="ce50" office:value-type="float" office:value="-42.9">
            <text:p>-42,9</text:p>
          </table:table-cell>
          <table:table-cell table:style-name="ce50" office:value-type="float" office:value="-41">
            <text:p>-41</text:p>
          </table:table-cell>
          <table:table-cell table:style-name="ce50" office:value-type="float" office:value="-50.3">
            <text:p>-50,3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2">
            <text:p>12</text:p>
          </table:table-cell>
          <table:table-cell table:style-name="ce21" office:value-type="float" office:value="84.1">
            <text:p>84,1</text:p>
          </table:table-cell>
          <table:table-cell table:style-name="ce30" office:value-type="float" office:value="2.7">
            <text:p>2,7</text:p>
          </table:table-cell>
          <table:table-cell table:style-name="ce40" office:value-type="float" office:value="-41.5">
            <text:p>-41,5</text:p>
          </table:table-cell>
          <table:table-cell table:style-name="ce50" office:value-type="float" office:value="-40">
            <text:p>-40</text:p>
          </table:table-cell>
          <table:table-cell table:style-name="ce50" office:value-type="float" office:value="-39.9">
            <text:p>-39,9</text:p>
          </table:table-cell>
          <table:table-cell table:style-name="ce50" office:value-type="float" office:value="-50.9">
            <text:p>-50,9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 table:style-name="ce40" office:value-type="float" office:value="-45.4">
            <text:p>-45,4</text:p>
          </table:table-cell>
          <table:table-cell table:style-name="ce50" office:value-type="float" office:value="-24.5">
            <text:p>-24,5</text:p>
          </table:table-cell>
          <table:table-cell table:style-name="ce50" office:value-type="float" office:value="-12.6">
            <text:p>-12,6</text:p>
          </table:table-cell>
          <table:table-cell table:style-name="ce50" office:value-type="float" office:value="-10.6">
            <text:p>-10,6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4">
            <text:p>14</text:p>
          </table:table-cell>
          <table:table-cell table:style-name="ce21" office:value-type="float" office:value="2.8">
            <text:p>2,8</text:p>
          </table:table-cell>
          <table:table-cell table:style-name="ce30" office:value-type="float" office:value="-1.7">
            <text:p>-1,7</text:p>
          </table:table-cell>
          <table:table-cell table:style-name="ce40" office:value-type="float" office:value="-44.7">
            <text:p>-44,7</text:p>
          </table:table-cell>
          <table:table-cell table:style-name="ce50" office:value-type="float" office:value="-23.9">
            <text:p>-23,9</text:p>
          </table:table-cell>
          <table:table-cell table:style-name="ce50" office:value-type="float" office:value="-12.3">
            <text:p>-12,3</text:p>
          </table:table-cell>
          <table:table-cell table:style-name="ce50" office:value-type="float" office:value="-14.6">
            <text:p>-14,6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5">
            <text:p>15</text:p>
          </table:table-cell>
          <table:table-cell table:style-name="ce21" office:value-type="float" office:value="5.8">
            <text:p>5,8</text:p>
          </table:table-cell>
          <table:table-cell table:style-name="ce30" office:value-type="float" office:value="-2.3">
            <text:p>-2,3</text:p>
          </table:table-cell>
          <table:table-cell table:style-name="ce40" office:value-type="float" office:value="-45.4">
            <text:p>-45,4</text:p>
          </table:table-cell>
          <table:table-cell table:style-name="ce50" office:value-type="float" office:value="-23.5">
            <text:p>-23,5</text:p>
          </table:table-cell>
          <table:table-cell table:style-name="ce50" office:value-type="float" office:value="-15.5">
            <text:p>-15,5</text:p>
          </table:table-cell>
          <table:table-cell table:style-name="ce50" office:value-type="float" office:value="-17.7">
            <text:p>-17,7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6">
            <text:p>16</text:p>
          </table:table-cell>
          <table:table-cell table:style-name="ce21" office:value-type="float" office:value="7.7">
            <text:p>7,7</text:p>
          </table:table-cell>
          <table:table-cell table:style-name="ce30" office:value-type="float" office:value="-2.5">
            <text:p>-2,5</text:p>
          </table:table-cell>
          <table:table-cell table:style-name="ce40" office:value-type="float" office:value="-43.5">
            <text:p>-43,5</text:p>
          </table:table-cell>
          <table:table-cell table:style-name="ce50" office:value-type="float" office:value="-24">
            <text:p>-24</text:p>
          </table:table-cell>
          <table:table-cell table:style-name="ce50" office:value-type="float" office:value="-17.9">
            <text:p>-17,9</text:p>
          </table:table-cell>
          <table:table-cell table:style-name="ce50" office:value-type="float" office:value="-19.9">
            <text:p>-19,9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7">
            <text:p>17</text:p>
          </table:table-cell>
          <table:table-cell table:style-name="ce21" office:value-type="float" office:value="14.7">
            <text:p>14,7</text:p>
          </table:table-cell>
          <table:table-cell table:style-name="ce30" office:value-type="float" office:value="-3.3">
            <text:p>-3,3</text:p>
          </table:table-cell>
          <table:table-cell table:style-name="ce40" office:value-type="float" office:value="-43.2">
            <text:p>-43,2</text:p>
          </table:table-cell>
          <table:table-cell table:style-name="ce50" office:value-type="float" office:value="-27.5">
            <text:p>-27,5</text:p>
          </table:table-cell>
          <table:table-cell table:style-name="ce50" office:value-type="float" office:value="-22.1">
            <text:p>-22,1</text:p>
          </table:table-cell>
          <table:table-cell table:style-name="ce50" office:value-type="float" office:value="-23.7">
            <text:p>-23,7</text:p>
          </table:table-cell>
          <table:table-cell table:style-name="ce50"/>
          <table:table-cell table:style-name="ce62"/>
          <table:table-cell table:style-name="ce66"/>
          <table:table-cell table:style-name="ce68" table:number-columns-repeated="2"/>
          <table:table-cell table:number-columns-repeated="1012"/>
        </table:table-row>
        <table:table-row table:style-name="ro4">
          <table:table-cell table:style-name="ce11" office:value-type="float" office:value="18">
            <text:p>18</text:p>
          </table:table-cell>
          <table:table-cell table:style-name="ce21" office:value-type="float" office:value="19.6">
            <text:p>19,6</text:p>
          </table:table-cell>
          <table:table-cell table:style-name="ce30" office:value-type="float" office:value="-3.8">
            <text:p>-3,8</text:p>
          </table:table-cell>
          <table:table-cell table:style-name="ce40" office:value-type="float" office:value="-42.1">
            <text:p>-42,1</text:p>
          </table:table-cell>
          <table:table-cell table:style-name="ce50" office:value-type="float" office:value="-30.2">
            <text:p>-30,2</text:p>
          </table:table-cell>
          <table:table-cell table:style-name="ce50" office:value-type="float" office:value="-24.4">
            <text:p>-24,4</text:p>
          </table:table-cell>
          <table:table-cell table:style-name="ce50" office:value-type="float" office:value="-25.9">
            <text:p>-25,9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19">
            <text:p>19</text:p>
          </table:table-cell>
          <table:table-cell table:style-name="ce21" office:value-type="float" office:value="26.3">
            <text:p>26,3</text:p>
          </table:table-cell>
          <table:table-cell table:style-name="ce30" office:value-type="float" office:value="-4.3">
            <text:p>-4,3</text:p>
          </table:table-cell>
          <table:table-cell table:style-name="ce40" office:value-type="float" office:value="-41.5">
            <text:p>-41,5</text:p>
          </table:table-cell>
          <table:table-cell table:style-name="ce50" office:value-type="float" office:value="-33.3">
            <text:p>-33,3</text:p>
          </table:table-cell>
          <table:table-cell table:style-name="ce50" office:value-type="float" office:value="-30">
            <text:p>-30</text:p>
          </table:table-cell>
          <table:table-cell table:style-name="ce50" office:value-type="float" office:value="-32.5">
            <text:p>-32,5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20">
            <text:p>20</text:p>
          </table:table-cell>
          <table:table-cell table:style-name="ce21" office:value-type="float" office:value="32.6">
            <text:p>32,6</text:p>
          </table:table-cell>
          <table:table-cell table:style-name="ce30" office:value-type="float" office:value="-4.4">
            <text:p>-4,4</text:p>
          </table:table-cell>
          <table:table-cell table:style-name="ce40" office:value-type="float" office:value="-41.4">
            <text:p>-41,4</text:p>
          </table:table-cell>
          <table:table-cell table:style-name="ce50" office:value-type="float" office:value="-33.2">
            <text:p>-33,2</text:p>
          </table:table-cell>
          <table:table-cell table:style-name="ce50" office:value-type="float" office:value="-28.9">
            <text:p>-28,9</text:p>
          </table:table-cell>
          <table:table-cell table:style-name="ce50" office:value-type="float" office:value="-30.9">
            <text:p>-30,9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21">
            <text:p>21</text:p>
          </table:table-cell>
          <table:table-cell table:style-name="ce21" office:value-type="float" office:value="42.7">
            <text:p>42,7</text:p>
          </table:table-cell>
          <table:table-cell table:style-name="ce30" office:value-type="float" office:value="-4.3">
            <text:p>-4,3</text:p>
          </table:table-cell>
          <table:table-cell table:style-name="ce40" office:value-type="float" office:value="-40.3">
            <text:p>-40,3</text:p>
          </table:table-cell>
          <table:table-cell table:style-name="ce50" office:value-type="float" office:value="-33.2">
            <text:p>-33,2</text:p>
          </table:table-cell>
          <table:table-cell table:style-name="ce50" office:value-type="float" office:value="-29">
            <text:p>-29</text:p>
          </table:table-cell>
          <table:table-cell table:style-name="ce50" office:value-type="float" office:value="-31">
            <text:p>-31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22">
            <text:p>22</text:p>
          </table:table-cell>
          <table:table-cell table:style-name="ce21" office:value-type="float" office:value="52.6">
            <text:p>52,6</text:p>
          </table:table-cell>
          <table:table-cell table:style-name="ce30" office:value-type="float" office:value="-4.1">
            <text:p>-4,1</text:p>
          </table:table-cell>
          <table:table-cell table:style-name="ce40" office:value-type="float" office:value="-39.3">
            <text:p>-39,3</text:p>
          </table:table-cell>
          <table:table-cell table:style-name="ce50" office:value-type="float" office:value="-33">
            <text:p>-33</text:p>
          </table:table-cell>
          <table:table-cell table:style-name="ce50" office:value-type="float" office:value="-30.9">
            <text:p>-30,9</text:p>
          </table:table-cell>
          <table:table-cell table:style-name="ce50" office:value-type="float" office:value="-33.5">
            <text:p>-33,5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1" office:value-type="float" office:value="23">
            <text:p>23</text:p>
          </table:table-cell>
          <table:table-cell table:style-name="ce21" office:value-type="float" office:value="67.7">
            <text:p>67,7</text:p>
          </table:table-cell>
          <table:table-cell table:style-name="ce30" office:value-type="float" office:value="-3.2">
            <text:p>-3,2</text:p>
          </table:table-cell>
          <table:table-cell table:style-name="ce40" office:value-type="float" office:value="-39.2">
            <text:p>-39,2</text:p>
          </table:table-cell>
          <table:table-cell table:style-name="ce50" office:value-type="float" office:value="-33.3">
            <text:p>-33,3</text:p>
          </table:table-cell>
          <table:table-cell table:style-name="ce50" office:value-type="float" office:value="-31.1">
            <text:p>-31,1</text:p>
          </table:table-cell>
          <table:table-cell table:style-name="ce50" office:value-type="float" office:value="-34.3">
            <text:p>-34,3</text:p>
          </table:table-cell>
          <table:table-cell table:style-name="ce50"/>
          <table:table-cell table:style-name="ce62"/>
          <table:table-cell table:number-columns-repeated="1015"/>
        </table:table-row>
        <table:table-row table:style-name="ro4">
          <table:table-cell table:style-name="ce12" office:value-type="float" office:value="24">
            <text:p>24</text:p>
          </table:table-cell>
          <table:table-cell table:style-name="ce22" office:value-type="float" office:value="83.7">
            <text:p>83,7</text:p>
          </table:table-cell>
          <table:table-cell table:style-name="ce31" office:value-type="float" office:value="-1.9">
            <text:p>-1,9</text:p>
          </table:table-cell>
          <table:table-cell table:style-name="ce41" office:value-type="float" office:value="-39.2">
            <text:p>-39,2</text:p>
          </table:table-cell>
          <table:table-cell table:style-name="ce51" office:value-type="float" office:value="-34.4">
            <text:p>-34,4</text:p>
          </table:table-cell>
          <table:table-cell table:style-name="ce51" office:value-type="float" office:value="-36.1">
            <text:p>-36,1</text:p>
          </table:table-cell>
          <table:table-cell table:style-name="ce51" office:value-type="float" office:value="-41.6">
            <text:p>-41,6</text:p>
          </table:table-cell>
          <table:table-cell table:style-name="ce51"/>
          <table:table-cell table:style-name="ce63"/>
          <table:table-cell table:number-columns-repeated="1015"/>
        </table:table-row>
        <table:table-row table:style-name="ro4">
          <table:table-cell table:style-name="ce13" office:value-type="string">
            <text:p>Ps</text:p>
          </table:table-cell>
          <table:table-cell table:style-name="ce20"/>
          <table:table-cell table:style-name="ce29"/>
          <table:table-cell table:style-name="ce39" office:value-type="float" office:value="-35.7">
            <text:p>-35,7</text:p>
          </table:table-cell>
          <table:table-cell table:style-name="ce49" office:value-type="float" office:value="-35.7">
            <text:p>-35,7</text:p>
          </table:table-cell>
          <table:table-cell table:style-name="ce49" office:value-type="float" office:value="-35.5">
            <text:p>-35,5</text:p>
          </table:table-cell>
          <table:table-cell table:style-name="ce49" office:value-type="float" office:value="-36">
            <text:p>-36</text:p>
          </table:table-cell>
          <table:table-cell table:style-name="ce49"/>
          <table:table-cell table:style-name="ce61"/>
          <table:table-cell table:number-columns-repeated="1015"/>
        </table:table-row>
        <table:table-row table:style-name="ro5">
          <table:table-cell table:style-name="ce14" office:value-type="string">
            <text:p>Pt</text:p>
          </table:table-cell>
          <table:table-cell table:style-name="ce23"/>
          <table:table-cell table:style-name="ce32"/>
          <table:table-cell table:style-name="ce42" office:value-type="float" office:value="-8.5">
            <text:p>-8,5</text:p>
          </table:table-cell>
          <table:table-cell table:style-name="ce52" office:value-type="float" office:value="-9.5">
            <text:p>-9,5</text:p>
          </table:table-cell>
          <table:table-cell table:style-name="ce52" office:value-type="float" office:value="-8.6">
            <text:p>-8,6</text:p>
          </table:table-cell>
          <table:table-cell table:style-name="ce52" office:value-type="float" office:value="-10">
            <text:p>-10</text:p>
          </table:table-cell>
          <table:table-cell table:style-name="ce52"/>
          <table:table-cell table:style-name="ce6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table:number-columns-spanned="4" table:number-rows-spanned="1">
            <text:p>COEFFICIENT NORMAL CN</text:p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table-cell table:style-name="ce16" office:value-type="string" table:number-columns-spanned="2" table:number-rows-spanned="1">
            <text:p>Incidence nulle</text:p>
          </table:table-cell>
          <table:covered-table-cell table:style-name="ce16"/>
          <table:table-cell table:style-name="ce7" table:number-columns-repeated="2"/>
          <table:table-cell/>
          <table:table-cell table:style-name="ce16" office:value-type="string" table:number-columns-spanned="2" table:number-rows-spanned="1">
            <text:p>Incidence non nulle</text:p>
          </table:table-cell>
          <table:covered-table-cell table:style-name="ce16"/>
          <table:table-cell table:style-name="ce7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3" office:value-type="string">
            <text:p>0°</text:p>
          </table:table-cell>
          <table:table-cell table:style-name="ce7"/>
          <table:table-cell/>
          <table:table-cell table:style-name="ce8"/>
          <table:table-cell table:style-name="ce7"/>
          <table:table-cell table:style-name="ce58" table:formula="of:=[.E$10]" office:value-type="string" office:string-value="6°">
            <text:p>6°</text:p>
          </table:table-cell>
          <table:table-cell table:style-name="ce65" table:formula="of:=[.F$10]" office:value-type="string" office:string-value="12°">
            <text:p>12°</text:p>
          </table:table-cell>
          <table:table-cell table:style-name="ce65" table:formula="of:=[.G$10]" office:value-type="string" office:string-value="18°">
            <text:p>18°</text:p>
          </table:table-cell>
          <table:table-cell table:style-name="ce65" table:formula="of:=[.H$10]" office:value-type="float" office:value="0">
            <text:p>0</text:p>
          </table:table-cell>
          <table:table-cell table:style-name="ce69" table:formula="of:=[.I$10]" office:value-type="float" office:value="0">
            <text:p>0</text:p>
          </table:table-cell>
          <table:table-cell/>
          <table:table-cell table:style-name="ce18" table:formula="of:=[.H40]" office:value-type="string" office:string-value="6°">
            <text:p>6°</text:p>
          </table:table-cell>
          <table:table-cell table:style-name="ce18" table:formula="of:=[.I40]" office:value-type="string" office:string-value="12°">
            <text:p>12°</text:p>
          </table:table-cell>
          <table:table-cell table:style-name="ce18" table:formula="of:=[.J40]" office:value-type="string" office:string-value="18°">
            <text:p>18°</text:p>
          </table:table-cell>
          <table:table-cell table:style-name="ce18" table:formula="of:=[.K40]" office:value-type="float" office:value="0">
            <text:p>0</text:p>
          </table:table-cell>
          <table:table-cell table:style-name="ce18" table:formula="of:=[.L40]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point</text:p>
          </table:table-cell>
          <table:table-cell table:style-name="ce18" office:value-type="string">
            <text:p>x/c</text:p>
          </table:table-cell>
          <table:table-cell table:style-name="ce34" office:value-type="string">
            <text:p>Cp</text:p>
          </table:table-cell>
          <table:table-cell table:style-name="ce43" office:value-type="string">
            <text:p>trapèzes</text:p>
          </table:table-cell>
          <table:table-cell/>
          <table:table-cell table:style-name="ce17" office:value-type="string">
            <text:p>point</text:p>
          </table:table-cell>
          <table:table-cell table:style-name="ce18" office:value-type="string">
            <text:p>x/c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/>
          <table:table-cell table:number-columns-repeated="5" table:style-name="ce43" office:value-type="string">
            <text:p>trapèzes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BA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43" table:formula="of:=[.C42]*0.5*([.B43]-[.B42])" office:value-type="float" office:value="0.005">
            <text:p>0,005</text:p>
          </table:table-cell>
          <table:table-cell/>
          <table:table-cell table:style-name="ce17" office:value-type="string">
            <text:p>BA</text:p>
          </table:table-cell>
          <table:table-cell table:style-name="ce18" office:value-type="float" office:value="0">
            <text:p>0</text:p>
          </table:table-cell>
          <table:table-cell table:style-name="ce18" table:formula="of:=0.5*([.H43]+[.H67])" office:value-type="float" office:value="-0.822519083969466">
            <text:p>-0,822519084</text:p>
          </table:table-cell>
          <table:table-cell table:style-name="ce18" table:formula="of:=0.5*([.I43]+[.I67])" office:value-type="float" office:value="-1.11710037174721">
            <text:p>-1,1171003717</text:p>
          </table:table-cell>
          <table:table-cell table:style-name="ce18" table:formula="of:=0.5*([.J43]+[.J67])" office:value-type="float" office:value="0.221153846153846">
            <text:p>0,2211538462</text:p>
          </table:table-cell>
          <table:table-cell table:style-name="ce18" table:formula="of:=0.5*([.K43]+[.K67])" office:value-type="float" office:value="0">
            <text:p>#DIV/0 !</text:p>
          </table:table-cell>
          <table:table-cell table:style-name="ce18" table:formula="of:=0.5*([.L43]+[.L67])" office:value-type="float" office:value="0">
            <text:p>#DIV/0 !</text:p>
          </table:table-cell>
          <table:table-cell/>
          <table:table-cell table:style-name="ce43" table:formula="of:=[.H42]*0.5*([.$G43]-[.$G42])" office:value-type="float" office:value="-0.00411259541984733">
            <text:p>-0,0041125954</text:p>
          </table:table-cell>
          <table:table-cell table:style-name="ce43" table:formula="of:=[.I42]*0.5*([.$G43]-[.$G42])" office:value-type="float" office:value="-0.00558550185873606">
            <text:p>-0,0055855019</text:p>
          </table:table-cell>
          <table:table-cell table:style-name="ce43" table:formula="of:=[.J42]*0.5*([.$G43]-[.$G42])" office:value-type="float" office:value="0.00110576923076923">
            <text:p>0,0011057692</text:p>
          </table:table-cell>
          <table:table-cell table:style-name="ce43" table:formula="of:=[.K42]*0.5*([.$G43]-[.$G42])" office:value-type="float" office:value="0">
            <text:p>#DIV/0 !</text:p>
          </table:table-cell>
          <table:table-cell table:style-name="ce43" table:formula="of:=[.L42]*0.5*([.$G43]-[.$G4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3">
            <text:p>13</text:p>
          </table:table-cell>
          <table:table-cell table:style-name="ce18" table:formula="of:=[.B23]/100" office:value-type="float" office:value="0.01">
            <text:p>0,01</text:p>
          </table:table-cell>
          <table:table-cell table:style-name="ce18" table:formula="of:=([.D23]-[.D$35])/([.D$36]-[.D$35])" office:value-type="float" office:value="-0.356617647058823">
            <text:p>-0,3566176471</text:p>
          </table:table-cell>
          <table:table-cell table:style-name="ce43" table:formula="of:=[.C43]*0.5*([.B44]-[.B42])" office:value-type="float" office:value="-0.00499264705882353">
            <text:p>-0,0049926471</text:p>
          </table:table-cell>
          <table:table-cell/>
          <table:table-cell table:style-name="ce17" office:value-type="float" office:value="13">
            <text:p>13</text:p>
          </table:table-cell>
          <table:table-cell table:style-name="ce18" table:formula="of:=[.B23]/100" office:value-type="float" office:value="0.01">
            <text:p>0,01</text:p>
          </table:table-cell>
          <table:table-cell table:style-name="ce18" table:formula="of:=([.E23]-[.E$35])/([.E$36]-[.E$35])" office:value-type="float" office:value="0.427480916030534">
            <text:p>0,427480916</text:p>
          </table:table-cell>
          <table:table-cell table:style-name="ce18" table:formula="of:=([.F23]-[.F$35])/([.F$36]-[.F$35])" office:value-type="float" office:value="0.851301115241636">
            <text:p>0,8513011152</text:p>
          </table:table-cell>
          <table:table-cell table:style-name="ce18" table:formula="of:=([.G23]-[.G$35])/([.G$36]-[.G$35])" office:value-type="float" office:value="0.976923076923077">
            <text:p>0,9769230769</text:p>
          </table:table-cell>
          <table:table-cell table:style-name="ce18" table:formula="of:=([.H23]-[.H$35])/([.H$36]-[.H$35])" office:value-type="float" office:value="0">
            <text:p>#DIV/0 !</text:p>
          </table:table-cell>
          <table:table-cell table:style-name="ce18" table:formula="of:=([.I23]-[.I$35])/([.I$36]-[.I$35])" office:value-type="float" office:value="0">
            <text:p>#DIV/0 !</text:p>
          </table:table-cell>
          <table:table-cell/>
          <table:table-cell table:style-name="ce43" table:formula="of:=[.H43]*0.5*([.$G44]-[.$G42])" office:value-type="float" office:value="0.00598473282442748">
            <text:p>0,0059847328</text:p>
          </table:table-cell>
          <table:table-cell table:style-name="ce43" table:formula="of:=[.I43]*0.5*([.$G44]-[.$G42])" office:value-type="float" office:value="0.0119182156133829">
            <text:p>0,0119182156</text:p>
          </table:table-cell>
          <table:table-cell table:style-name="ce43" table:formula="of:=[.J43]*0.5*([.$G44]-[.$G42])" office:value-type="float" office:value="0.0136769230769231">
            <text:p>0,0136769231</text:p>
          </table:table-cell>
          <table:table-cell table:style-name="ce43" table:formula="of:=[.K43]*0.5*([.$G44]-[.$G42])" office:value-type="float" office:value="0">
            <text:p>#DIV/0 !</text:p>
          </table:table-cell>
          <table:table-cell table:style-name="ce43" table:formula="of:=[.L43]*0.5*([.$G44]-[.$G4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4">
            <text:p>14</text:p>
          </table:table-cell>
          <table:table-cell table:style-name="ce18" table:formula="of:=[.B24]/100" office:value-type="float" office:value="0.028">
            <text:p>0,028</text:p>
          </table:table-cell>
          <table:table-cell table:style-name="ce18" table:formula="of:=([.D24]-[.D$35])/([.D$36]-[.D$35])" office:value-type="float" office:value="-0.330882352941176">
            <text:p>-0,3308823529</text:p>
          </table:table-cell>
          <table:table-cell table:style-name="ce43" table:formula="of:=[.C44]*0.5*([.B45]-[.B43])" office:value-type="float" office:value="-0.00794117647058823">
            <text:p>-0,0079411765</text:p>
          </table:table-cell>
          <table:table-cell/>
          <table:table-cell table:style-name="ce17" office:value-type="float" office:value="14">
            <text:p>14</text:p>
          </table:table-cell>
          <table:table-cell table:style-name="ce18" table:formula="of:=[.B24]/100" office:value-type="float" office:value="0.028">
            <text:p>0,028</text:p>
          </table:table-cell>
          <table:table-cell table:style-name="ce18" table:formula="of:=([.E24]-[.E$35])/([.E$36]-[.E$35])" office:value-type="float" office:value="0.450381679389313">
            <text:p>0,4503816794</text:p>
          </table:table-cell>
          <table:table-cell table:style-name="ce18" table:formula="of:=([.F24]-[.F$35])/([.F$36]-[.F$35])" office:value-type="float" office:value="0.862453531598513">
            <text:p>0,8624535316</text:p>
          </table:table-cell>
          <table:table-cell table:style-name="ce18" table:formula="of:=([.G24]-[.G$35])/([.G$36]-[.G$35])" office:value-type="float" office:value="0.823076923076923">
            <text:p>0,8230769231</text:p>
          </table:table-cell>
          <table:table-cell table:style-name="ce18" table:formula="of:=([.H24]-[.H$35])/([.H$36]-[.H$35])" office:value-type="float" office:value="0">
            <text:p>#DIV/0 !</text:p>
          </table:table-cell>
          <table:table-cell table:style-name="ce18" table:formula="of:=([.I24]-[.I$35])/([.I$36]-[.I$35])" office:value-type="float" office:value="0">
            <text:p>#DIV/0 !</text:p>
          </table:table-cell>
          <table:table-cell/>
          <table:table-cell table:style-name="ce43" table:formula="of:=[.H44]*0.5*([.$G45]-[.$G43])" office:value-type="float" office:value="0.0108091603053435">
            <text:p>0,0108091603</text:p>
          </table:table-cell>
          <table:table-cell table:style-name="ce43" table:formula="of:=[.I44]*0.5*([.$G45]-[.$G43])" office:value-type="float" office:value="0.0206988847583643">
            <text:p>0,0206988848</text:p>
          </table:table-cell>
          <table:table-cell table:style-name="ce43" table:formula="of:=[.J44]*0.5*([.$G45]-[.$G43])" office:value-type="float" office:value="0.0197538461538461">
            <text:p>0,0197538462</text:p>
          </table:table-cell>
          <table:table-cell table:style-name="ce43" table:formula="of:=[.K44]*0.5*([.$G45]-[.$G43])" office:value-type="float" office:value="0">
            <text:p>#DIV/0 !</text:p>
          </table:table-cell>
          <table:table-cell table:style-name="ce43" table:formula="of:=[.L44]*0.5*([.$G45]-[.$G43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5">
            <text:p>15</text:p>
          </table:table-cell>
          <table:table-cell table:style-name="ce18" table:formula="of:=[.B25]/100" office:value-type="float" office:value="0.058">
            <text:p>0,058</text:p>
          </table:table-cell>
          <table:table-cell table:style-name="ce18" table:formula="of:=([.D25]-[.D$35])/([.D$36]-[.D$35])" office:value-type="float" office:value="-0.356617647058823">
            <text:p>-0,3566176471</text:p>
          </table:table-cell>
          <table:table-cell table:style-name="ce43" table:formula="of:=[.C45]*0.5*([.B46]-[.B44])" office:value-type="float" office:value="-0.00873713235294117">
            <text:p>-0,0087371324</text:p>
          </table:table-cell>
          <table:table-cell/>
          <table:table-cell table:style-name="ce17" office:value-type="float" office:value="15">
            <text:p>15</text:p>
          </table:table-cell>
          <table:table-cell table:style-name="ce18" table:formula="of:=[.B25]/100" office:value-type="float" office:value="0.058">
            <text:p>0,058</text:p>
          </table:table-cell>
          <table:table-cell table:style-name="ce18" table:formula="of:=([.E25]-[.E$35])/([.E$36]-[.E$35])" office:value-type="float" office:value="0.465648854961832">
            <text:p>0,465648855</text:p>
          </table:table-cell>
          <table:table-cell table:style-name="ce18" table:formula="of:=([.F25]-[.F$35])/([.F$36]-[.F$35])" office:value-type="float" office:value="0.743494423791822">
            <text:p>0,7434944238</text:p>
          </table:table-cell>
          <table:table-cell table:style-name="ce18" table:formula="of:=([.G25]-[.G$35])/([.G$36]-[.G$35])" office:value-type="float" office:value="0.703846153846154">
            <text:p>0,7038461538</text:p>
          </table:table-cell>
          <table:table-cell table:style-name="ce18" table:formula="of:=([.H25]-[.H$35])/([.H$36]-[.H$35])" office:value-type="float" office:value="0">
            <text:p>#DIV/0 !</text:p>
          </table:table-cell>
          <table:table-cell table:style-name="ce18" table:formula="of:=([.I25]-[.I$35])/([.I$36]-[.I$35])" office:value-type="float" office:value="0">
            <text:p>#DIV/0 !</text:p>
          </table:table-cell>
          <table:table-cell/>
          <table:table-cell table:style-name="ce43" table:formula="of:=[.H45]*0.5*([.$G46]-[.$G44])" office:value-type="float" office:value="0.0114083969465649">
            <text:p>0,0114083969</text:p>
          </table:table-cell>
          <table:table-cell table:style-name="ce43" table:formula="of:=[.I45]*0.5*([.$G46]-[.$G44])" office:value-type="float" office:value="0.0182156133828996">
            <text:p>0,0182156134</text:p>
          </table:table-cell>
          <table:table-cell table:style-name="ce43" table:formula="of:=[.J45]*0.5*([.$G46]-[.$G44])" office:value-type="float" office:value="0.0172442307692308">
            <text:p>0,0172442308</text:p>
          </table:table-cell>
          <table:table-cell table:style-name="ce43" table:formula="of:=[.K45]*0.5*([.$G46]-[.$G44])" office:value-type="float" office:value="0">
            <text:p>#DIV/0 !</text:p>
          </table:table-cell>
          <table:table-cell table:style-name="ce43" table:formula="of:=[.L45]*0.5*([.$G46]-[.$G44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6">
            <text:p>16</text:p>
          </table:table-cell>
          <table:table-cell table:style-name="ce18" table:formula="of:=[.B26]/100" office:value-type="float" office:value="0.077">
            <text:p>0,077</text:p>
          </table:table-cell>
          <table:table-cell table:style-name="ce18" table:formula="of:=([.D26]-[.D$35])/([.D$36]-[.D$35])" office:value-type="float" office:value="-0.286764705882353">
            <text:p>-0,2867647059</text:p>
          </table:table-cell>
          <table:table-cell table:style-name="ce43" table:formula="of:=[.C46]*0.5*([.B47]-[.B45])" office:value-type="float" office:value="-0.0127610294117647">
            <text:p>-0,0127610294</text:p>
          </table:table-cell>
          <table:table-cell/>
          <table:table-cell table:style-name="ce17" office:value-type="float" office:value="16">
            <text:p>16</text:p>
          </table:table-cell>
          <table:table-cell table:style-name="ce18" table:formula="of:=[.B26]/100" office:value-type="float" office:value="0.077">
            <text:p>0,077</text:p>
          </table:table-cell>
          <table:table-cell table:style-name="ce18" table:formula="of:=([.E26]-[.E$35])/([.E$36]-[.E$35])" office:value-type="float" office:value="0.446564885496183">
            <text:p>0,4465648855</text:p>
          </table:table-cell>
          <table:table-cell table:style-name="ce18" table:formula="of:=([.F26]-[.F$35])/([.F$36]-[.F$35])" office:value-type="float" office:value="0.654275092936803">
            <text:p>0,6542750929</text:p>
          </table:table-cell>
          <table:table-cell table:style-name="ce18" table:formula="of:=([.G26]-[.G$35])/([.G$36]-[.G$35])" office:value-type="float" office:value="0.619230769230769">
            <text:p>0,6192307692</text:p>
          </table:table-cell>
          <table:table-cell table:style-name="ce18" table:formula="of:=([.H26]-[.H$35])/([.H$36]-[.H$35])" office:value-type="float" office:value="0">
            <text:p>#DIV/0 !</text:p>
          </table:table-cell>
          <table:table-cell table:style-name="ce18" table:formula="of:=([.I26]-[.I$35])/([.I$36]-[.I$35])" office:value-type="float" office:value="0">
            <text:p>#DIV/0 !</text:p>
          </table:table-cell>
          <table:table-cell/>
          <table:table-cell table:style-name="ce43" table:formula="of:=[.H46]*0.5*([.$G47]-[.$G45])" office:value-type="float" office:value="0.0198721374045802">
            <text:p>0,0198721374</text:p>
          </table:table-cell>
          <table:table-cell table:style-name="ce43" table:formula="of:=[.I46]*0.5*([.$G47]-[.$G45])" office:value-type="float" office:value="0.0291152416356877">
            <text:p>0,0291152416</text:p>
          </table:table-cell>
          <table:table-cell table:style-name="ce43" table:formula="of:=[.J46]*0.5*([.$G47]-[.$G45])" office:value-type="float" office:value="0.0275557692307692">
            <text:p>0,0275557692</text:p>
          </table:table-cell>
          <table:table-cell table:style-name="ce43" table:formula="of:=[.K46]*0.5*([.$G47]-[.$G45])" office:value-type="float" office:value="0">
            <text:p>#DIV/0 !</text:p>
          </table:table-cell>
          <table:table-cell table:style-name="ce43" table:formula="of:=[.L46]*0.5*([.$G47]-[.$G4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7">
            <text:p>17</text:p>
          </table:table-cell>
          <table:table-cell table:style-name="ce18" table:formula="of:=[.B27]/100" office:value-type="float" office:value="0.147">
            <text:p>0,147</text:p>
          </table:table-cell>
          <table:table-cell table:style-name="ce18" table:formula="of:=([.D27]-[.D$35])/([.D$36]-[.D$35])" office:value-type="float" office:value="-0.275735294117647">
            <text:p>-0,2757352941</text:p>
          </table:table-cell>
          <table:table-cell table:style-name="ce43" table:formula="of:=[.C47]*0.5*([.B48]-[.B46])" office:value-type="float" office:value="-0.01640625">
            <text:p>-0,01640625</text:p>
          </table:table-cell>
          <table:table-cell/>
          <table:table-cell table:style-name="ce17" office:value-type="float" office:value="17">
            <text:p>17</text:p>
          </table:table-cell>
          <table:table-cell table:style-name="ce18" table:formula="of:=[.B27]/100" office:value-type="float" office:value="0.147">
            <text:p>0,147</text:p>
          </table:table-cell>
          <table:table-cell table:style-name="ce18" table:formula="of:=([.E27]-[.E$35])/([.E$36]-[.E$35])" office:value-type="float" office:value="0.312977099236641">
            <text:p>0,3129770992</text:p>
          </table:table-cell>
          <table:table-cell table:style-name="ce18" table:formula="of:=([.F27]-[.F$35])/([.F$36]-[.F$35])" office:value-type="float" office:value="0.49814126394052">
            <text:p>0,4981412639</text:p>
          </table:table-cell>
          <table:table-cell table:style-name="ce18" table:formula="of:=([.G27]-[.G$35])/([.G$36]-[.G$35])" office:value-type="float" office:value="0.473076923076923">
            <text:p>0,4730769231</text:p>
          </table:table-cell>
          <table:table-cell table:style-name="ce18" table:formula="of:=([.H27]-[.H$35])/([.H$36]-[.H$35])" office:value-type="float" office:value="0">
            <text:p>#DIV/0 !</text:p>
          </table:table-cell>
          <table:table-cell table:style-name="ce18" table:formula="of:=([.I27]-[.I$35])/([.I$36]-[.I$35])" office:value-type="float" office:value="0">
            <text:p>#DIV/0 !</text:p>
          </table:table-cell>
          <table:table-cell/>
          <table:table-cell table:style-name="ce43" table:formula="of:=[.H47]*0.5*([.$G48]-[.$G46])" office:value-type="float" office:value="0.0186221374045802">
            <text:p>0,0186221374</text:p>
          </table:table-cell>
          <table:table-cell table:style-name="ce43" table:formula="of:=[.I47]*0.5*([.$G48]-[.$G46])" office:value-type="float" office:value="0.029639405204461">
            <text:p>0,0296394052</text:p>
          </table:table-cell>
          <table:table-cell table:style-name="ce43" table:formula="of:=[.J47]*0.5*([.$G48]-[.$G46])" office:value-type="float" office:value="0.0281480769230769">
            <text:p>0,0281480769</text:p>
          </table:table-cell>
          <table:table-cell table:style-name="ce43" table:formula="of:=[.K47]*0.5*([.$G48]-[.$G46])" office:value-type="float" office:value="0">
            <text:p>#DIV/0 !</text:p>
          </table:table-cell>
          <table:table-cell table:style-name="ce43" table:formula="of:=[.L47]*0.5*([.$G48]-[.$G46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8">
            <text:p>18</text:p>
          </table:table-cell>
          <table:table-cell table:style-name="ce18" table:formula="of:=[.B28]/100" office:value-type="float" office:value="0.196">
            <text:p>0,196</text:p>
          </table:table-cell>
          <table:table-cell table:style-name="ce18" table:formula="of:=([.D28]-[.D$35])/([.D$36]-[.D$35])" office:value-type="float" office:value="-0.235294117647059">
            <text:p>-0,2352941176</text:p>
          </table:table-cell>
          <table:table-cell table:style-name="ce43" table:formula="of:=[.C48]*0.5*([.B49]-[.B47])" office:value-type="float" office:value="-0.0136470588235294">
            <text:p>-0,0136470588</text:p>
          </table:table-cell>
          <table:table-cell/>
          <table:table-cell table:style-name="ce17" office:value-type="float" office:value="18">
            <text:p>18</text:p>
          </table:table-cell>
          <table:table-cell table:style-name="ce18" table:formula="of:=[.B28]/100" office:value-type="float" office:value="0.196">
            <text:p>0,196</text:p>
          </table:table-cell>
          <table:table-cell table:style-name="ce18" table:formula="of:=([.E28]-[.E$35])/([.E$36]-[.E$35])" office:value-type="float" office:value="0.209923664122137">
            <text:p>0,2099236641</text:p>
          </table:table-cell>
          <table:table-cell table:style-name="ce18" table:formula="of:=([.F28]-[.F$35])/([.F$36]-[.F$35])" office:value-type="float" office:value="0.412639405204461">
            <text:p>0,4126394052</text:p>
          </table:table-cell>
          <table:table-cell table:style-name="ce18" table:formula="of:=([.G28]-[.G$35])/([.G$36]-[.G$35])" office:value-type="float" office:value="0.388461538461538">
            <text:p>0,3884615385</text:p>
          </table:table-cell>
          <table:table-cell table:style-name="ce18" table:formula="of:=([.H28]-[.H$35])/([.H$36]-[.H$35])" office:value-type="float" office:value="0">
            <text:p>#DIV/0 !</text:p>
          </table:table-cell>
          <table:table-cell table:style-name="ce18" table:formula="of:=([.I28]-[.I$35])/([.I$36]-[.I$35])" office:value-type="float" office:value="0">
            <text:p>#DIV/0 !</text:p>
          </table:table-cell>
          <table:table-cell/>
          <table:table-cell table:style-name="ce43" table:formula="of:=[.H48]*0.5*([.$G49]-[.$G47])" office:value-type="float" office:value="0.012175572519084">
            <text:p>0,0121755725</text:p>
          </table:table-cell>
          <table:table-cell table:style-name="ce43" table:formula="of:=[.I48]*0.5*([.$G49]-[.$G47])" office:value-type="float" office:value="0.0239330855018587">
            <text:p>0,0239330855</text:p>
          </table:table-cell>
          <table:table-cell table:style-name="ce43" table:formula="of:=[.J48]*0.5*([.$G49]-[.$G47])" office:value-type="float" office:value="0.0225307692307692">
            <text:p>0,0225307692</text:p>
          </table:table-cell>
          <table:table-cell table:style-name="ce43" table:formula="of:=[.K48]*0.5*([.$G49]-[.$G47])" office:value-type="float" office:value="0">
            <text:p>#DIV/0 !</text:p>
          </table:table-cell>
          <table:table-cell table:style-name="ce43" table:formula="of:=[.L48]*0.5*([.$G49]-[.$G47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18" table:formula="of:=[.B29]/100" office:value-type="float" office:value="0.263">
            <text:p>0,263</text:p>
          </table:table-cell>
          <table:table-cell table:style-name="ce18" table:formula="of:=([.D29]-[.D$35])/([.D$36]-[.D$35])" office:value-type="float" office:value="-0.213235294117647">
            <text:p>-0,2132352941</text:p>
          </table:table-cell>
          <table:table-cell table:style-name="ce43" table:formula="of:=[.C49]*0.5*([.B50]-[.B48])" office:value-type="float" office:value="-0.0138602941176471">
            <text:p>-0,0138602941</text:p>
          </table:table-cell>
          <table:table-cell/>
          <table:table-cell table:style-name="ce17" office:value-type="float" office:value="19">
            <text:p>19</text:p>
          </table:table-cell>
          <table:table-cell table:style-name="ce18" table:formula="of:=[.B29]/100" office:value-type="float" office:value="0.263">
            <text:p>0,263</text:p>
          </table:table-cell>
          <table:table-cell table:style-name="ce18" table:formula="of:=([.E29]-[.E$35])/([.E$36]-[.E$35])" office:value-type="float" office:value="0.0916030534351147">
            <text:p>0,0916030534</text:p>
          </table:table-cell>
          <table:table-cell table:style-name="ce18" table:formula="of:=([.F29]-[.F$35])/([.F$36]-[.F$35])" office:value-type="float" office:value="0.204460966542751">
            <text:p>0,2044609665</text:p>
          </table:table-cell>
          <table:table-cell table:style-name="ce18" table:formula="of:=([.G29]-[.G$35])/([.G$36]-[.G$35])" office:value-type="float" office:value="0.134615384615385">
            <text:p>0,1346153846</text:p>
          </table:table-cell>
          <table:table-cell table:style-name="ce18" table:formula="of:=([.H29]-[.H$35])/([.H$36]-[.H$35])" office:value-type="float" office:value="0">
            <text:p>#DIV/0 !</text:p>
          </table:table-cell>
          <table:table-cell table:style-name="ce18" table:formula="of:=([.I29]-[.I$35])/([.I$36]-[.I$35])" office:value-type="float" office:value="0">
            <text:p>#DIV/0 !</text:p>
          </table:table-cell>
          <table:table-cell/>
          <table:table-cell table:style-name="ce43" table:formula="of:=[.H49]*0.5*([.$G50]-[.$G48])" office:value-type="float" office:value="0.00595419847328246">
            <text:p>0,0059541985</text:p>
          </table:table-cell>
          <table:table-cell table:style-name="ce43" table:formula="of:=[.I49]*0.5*([.$G50]-[.$G48])" office:value-type="float" office:value="0.0132899628252788">
            <text:p>0,0132899628</text:p>
          </table:table-cell>
          <table:table-cell table:style-name="ce43" table:formula="of:=[.J49]*0.5*([.$G50]-[.$G48])" office:value-type="float" office:value="0.00875">
            <text:p>0,00875</text:p>
          </table:table-cell>
          <table:table-cell table:style-name="ce43" table:formula="of:=[.K49]*0.5*([.$G50]-[.$G48])" office:value-type="float" office:value="0">
            <text:p>#DIV/0 !</text:p>
          </table:table-cell>
          <table:table-cell table:style-name="ce43" table:formula="of:=[.L49]*0.5*([.$G50]-[.$G48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0">
            <text:p>20</text:p>
          </table:table-cell>
          <table:table-cell table:style-name="ce18" table:formula="of:=[.B30]/100" office:value-type="float" office:value="0.326">
            <text:p>0,326</text:p>
          </table:table-cell>
          <table:table-cell table:style-name="ce18" table:formula="of:=([.D30]-[.D$35])/([.D$36]-[.D$35])" office:value-type="float" office:value="-0.209558823529412">
            <text:p>-0,2095588235</text:p>
          </table:table-cell>
          <table:table-cell table:style-name="ce43" table:formula="of:=[.C50]*0.5*([.B51]-[.B49])" office:value-type="float" office:value="-0.0171838235294118">
            <text:p>-0,0171838235</text:p>
          </table:table-cell>
          <table:table-cell/>
          <table:table-cell table:style-name="ce17" office:value-type="float" office:value="20">
            <text:p>20</text:p>
          </table:table-cell>
          <table:table-cell table:style-name="ce18" table:formula="of:=[.B30]/100" office:value-type="float" office:value="0.326">
            <text:p>0,326</text:p>
          </table:table-cell>
          <table:table-cell table:style-name="ce18" table:formula="of:=([.E30]-[.E$35])/([.E$36]-[.E$35])" office:value-type="float" office:value="0.0954198473282443">
            <text:p>0,0954198473</text:p>
          </table:table-cell>
          <table:table-cell table:style-name="ce18" table:formula="of:=([.F30]-[.F$35])/([.F$36]-[.F$35])" office:value-type="float" office:value="0.245353159851301">
            <text:p>0,2453531599</text:p>
          </table:table-cell>
          <table:table-cell table:style-name="ce18" table:formula="of:=([.G30]-[.G$35])/([.G$36]-[.G$35])" office:value-type="float" office:value="0.196153846153846">
            <text:p>0,1961538462</text:p>
          </table:table-cell>
          <table:table-cell table:style-name="ce18" table:formula="of:=([.H30]-[.H$35])/([.H$36]-[.H$35])" office:value-type="float" office:value="0">
            <text:p>#DIV/0 !</text:p>
          </table:table-cell>
          <table:table-cell table:style-name="ce18" table:formula="of:=([.I30]-[.I$35])/([.I$36]-[.I$35])" office:value-type="float" office:value="0">
            <text:p>#DIV/0 !</text:p>
          </table:table-cell>
          <table:table-cell/>
          <table:table-cell table:style-name="ce43" table:formula="of:=[.H50]*0.5*([.$G51]-[.$G49])" office:value-type="float" office:value="0.00782442748091603">
            <text:p>0,0078244275</text:p>
          </table:table-cell>
          <table:table-cell table:style-name="ce43" table:formula="of:=[.I50]*0.5*([.$G51]-[.$G49])" office:value-type="float" office:value="0.0201189591078067">
            <text:p>0,0201189591</text:p>
          </table:table-cell>
          <table:table-cell table:style-name="ce43" table:formula="of:=[.J50]*0.5*([.$G51]-[.$G49])" office:value-type="float" office:value="0.0160846153846154">
            <text:p>0,0160846154</text:p>
          </table:table-cell>
          <table:table-cell table:style-name="ce43" table:formula="of:=[.K50]*0.5*([.$G51]-[.$G49])" office:value-type="float" office:value="0">
            <text:p>#DIV/0 !</text:p>
          </table:table-cell>
          <table:table-cell table:style-name="ce43" table:formula="of:=[.L50]*0.5*([.$G51]-[.$G49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1">
            <text:p>21</text:p>
          </table:table-cell>
          <table:table-cell table:style-name="ce18" table:formula="of:=[.B31]/100" office:value-type="float" office:value="0.427">
            <text:p>0,427</text:p>
          </table:table-cell>
          <table:table-cell table:style-name="ce18" table:formula="of:=([.D31]-[.D$35])/([.D$36]-[.D$35])" office:value-type="float" office:value="-0.169117647058823">
            <text:p>-0,1691176471</text:p>
          </table:table-cell>
          <table:table-cell table:style-name="ce43" table:formula="of:=[.C51]*0.5*([.B52]-[.B50])" office:value-type="float" office:value="-0.0169117647058823">
            <text:p>-0,0169117647</text:p>
          </table:table-cell>
          <table:table-cell/>
          <table:table-cell table:style-name="ce17" office:value-type="float" office:value="21">
            <text:p>21</text:p>
          </table:table-cell>
          <table:table-cell table:style-name="ce18" table:formula="of:=[.B31]/100" office:value-type="float" office:value="0.427">
            <text:p>0,427</text:p>
          </table:table-cell>
          <table:table-cell table:style-name="ce18" table:formula="of:=([.E31]-[.E$35])/([.E$36]-[.E$35])" office:value-type="float" office:value="0.0954198473282443">
            <text:p>0,0954198473</text:p>
          </table:table-cell>
          <table:table-cell table:style-name="ce18" table:formula="of:=([.F31]-[.F$35])/([.F$36]-[.F$35])" office:value-type="float" office:value="0.241635687732342">
            <text:p>0,2416356877</text:p>
          </table:table-cell>
          <table:table-cell table:style-name="ce18" table:formula="of:=([.G31]-[.G$35])/([.G$36]-[.G$35])" office:value-type="float" office:value="0.192307692307692">
            <text:p>0,1923076923</text:p>
          </table:table-cell>
          <table:table-cell table:style-name="ce18" table:formula="of:=([.H31]-[.H$35])/([.H$36]-[.H$35])" office:value-type="float" office:value="0">
            <text:p>#DIV/0 !</text:p>
          </table:table-cell>
          <table:table-cell table:style-name="ce18" table:formula="of:=([.I31]-[.I$35])/([.I$36]-[.I$35])" office:value-type="float" office:value="0">
            <text:p>#DIV/0 !</text:p>
          </table:table-cell>
          <table:table-cell/>
          <table:table-cell table:style-name="ce43" table:formula="of:=[.H51]*0.5*([.$G52]-[.$G50])" office:value-type="float" office:value="0.00954198473282443">
            <text:p>0,0095419847</text:p>
          </table:table-cell>
          <table:table-cell table:style-name="ce43" table:formula="of:=[.I51]*0.5*([.$G52]-[.$G50])" office:value-type="float" office:value="0.0241635687732342">
            <text:p>0,0241635688</text:p>
          </table:table-cell>
          <table:table-cell table:style-name="ce43" table:formula="of:=[.J51]*0.5*([.$G52]-[.$G50])" office:value-type="float" office:value="0.0192307692307692">
            <text:p>0,0192307692</text:p>
          </table:table-cell>
          <table:table-cell table:style-name="ce43" table:formula="of:=[.K51]*0.5*([.$G52]-[.$G50])" office:value-type="float" office:value="0">
            <text:p>#DIV/0 !</text:p>
          </table:table-cell>
          <table:table-cell table:style-name="ce43" table:formula="of:=[.L51]*0.5*([.$G52]-[.$G50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2">
            <text:p>22</text:p>
          </table:table-cell>
          <table:table-cell table:style-name="ce18" table:formula="of:=[.B32]/100" office:value-type="float" office:value="0.526">
            <text:p>0,526</text:p>
          </table:table-cell>
          <table:table-cell table:style-name="ce18" table:formula="of:=([.D32]-[.D$35])/([.D$36]-[.D$35])" office:value-type="float" office:value="-0.13235294117647">
            <text:p>-0,1323529412</text:p>
          </table:table-cell>
          <table:table-cell table:style-name="ce43" table:formula="of:=[.C52]*0.5*([.B53]-[.B51])" office:value-type="float" office:value="-0.0165441176470588">
            <text:p>-0,0165441176</text:p>
          </table:table-cell>
          <table:table-cell/>
          <table:table-cell table:style-name="ce17" office:value-type="float" office:value="22">
            <text:p>22</text:p>
          </table:table-cell>
          <table:table-cell table:style-name="ce18" table:formula="of:=[.B32]/100" office:value-type="float" office:value="0.526">
            <text:p>0,526</text:p>
          </table:table-cell>
          <table:table-cell table:style-name="ce18" table:formula="of:=([.E32]-[.E$35])/([.E$36]-[.E$35])" office:value-type="float" office:value="0.103053435114504">
            <text:p>0,1030534351</text:p>
          </table:table-cell>
          <table:table-cell table:style-name="ce18" table:formula="of:=([.F32]-[.F$35])/([.F$36]-[.F$35])" office:value-type="float" office:value="0.171003717472119">
            <text:p>0,1710037175</text:p>
          </table:table-cell>
          <table:table-cell table:style-name="ce18" table:formula="of:=([.G32]-[.G$35])/([.G$36]-[.G$35])" office:value-type="float" office:value="0.0961538461538462">
            <text:p>0,0961538462</text:p>
          </table:table-cell>
          <table:table-cell table:style-name="ce18" table:formula="of:=([.H32]-[.H$35])/([.H$36]-[.H$35])" office:value-type="float" office:value="0">
            <text:p>#DIV/0 !</text:p>
          </table:table-cell>
          <table:table-cell table:style-name="ce18" table:formula="of:=([.I32]-[.I$35])/([.I$36]-[.I$35])" office:value-type="float" office:value="0">
            <text:p>#DIV/0 !</text:p>
          </table:table-cell>
          <table:table-cell/>
          <table:table-cell table:style-name="ce43" table:formula="of:=[.H52]*0.5*([.$G53]-[.$G51])" office:value-type="float" office:value="0.012881679389313">
            <text:p>0,0128816794</text:p>
          </table:table-cell>
          <table:table-cell table:style-name="ce43" table:formula="of:=[.I52]*0.5*([.$G53]-[.$G51])" office:value-type="float" office:value="0.0213754646840149">
            <text:p>0,0213754647</text:p>
          </table:table-cell>
          <table:table-cell table:style-name="ce43" table:formula="of:=[.J52]*0.5*([.$G53]-[.$G51])" office:value-type="float" office:value="0.0120192307692308">
            <text:p>0,0120192308</text:p>
          </table:table-cell>
          <table:table-cell table:style-name="ce43" table:formula="of:=[.K52]*0.5*([.$G53]-[.$G51])" office:value-type="float" office:value="0">
            <text:p>#DIV/0 !</text:p>
          </table:table-cell>
          <table:table-cell table:style-name="ce43" table:formula="of:=[.L52]*0.5*([.$G53]-[.$G51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3">
            <text:p>23</text:p>
          </table:table-cell>
          <table:table-cell table:style-name="ce18" table:formula="of:=[.B33]/100" office:value-type="float" office:value="0.677">
            <text:p>0,677</text:p>
          </table:table-cell>
          <table:table-cell table:style-name="ce18" table:formula="of:=([.D33]-[.D$35])/([.D$36]-[.D$35])" office:value-type="float" office:value="-0.128676470588235">
            <text:p>-0,1286764706</text:p>
          </table:table-cell>
          <table:table-cell table:style-name="ce43" table:formula="of:=[.C53]*0.5*([.B54]-[.B52])" office:value-type="float" office:value="-0.0200091911764706">
            <text:p>-0,0200091912</text:p>
          </table:table-cell>
          <table:table-cell/>
          <table:table-cell table:style-name="ce17" office:value-type="float" office:value="23">
            <text:p>23</text:p>
          </table:table-cell>
          <table:table-cell table:style-name="ce18" table:formula="of:=[.B33]/100" office:value-type="float" office:value="0.677">
            <text:p>0,677</text:p>
          </table:table-cell>
          <table:table-cell table:style-name="ce18" table:formula="of:=([.E33]-[.E$35])/([.E$36]-[.E$35])" office:value-type="float" office:value="0.0916030534351147">
            <text:p>0,0916030534</text:p>
          </table:table-cell>
          <table:table-cell table:style-name="ce18" table:formula="of:=([.F33]-[.F$35])/([.F$36]-[.F$35])" office:value-type="float" office:value="0.163568773234201">
            <text:p>0,1635687732</text:p>
          </table:table-cell>
          <table:table-cell table:style-name="ce18" table:formula="of:=([.G33]-[.G$35])/([.G$36]-[.G$35])" office:value-type="float" office:value="0.0653846153846155">
            <text:p>0,0653846154</text:p>
          </table:table-cell>
          <table:table-cell table:style-name="ce18" table:formula="of:=([.H33]-[.H$35])/([.H$36]-[.H$35])" office:value-type="float" office:value="0">
            <text:p>#DIV/0 !</text:p>
          </table:table-cell>
          <table:table-cell table:style-name="ce18" table:formula="of:=([.I33]-[.I$35])/([.I$36]-[.I$35])" office:value-type="float" office:value="0">
            <text:p>#DIV/0 !</text:p>
          </table:table-cell>
          <table:table-cell/>
          <table:table-cell table:style-name="ce43" table:formula="of:=[.H53]*0.5*([.$G54]-[.$G52])" office:value-type="float" office:value="0.0142442748091603">
            <text:p>0,0142442748</text:p>
          </table:table-cell>
          <table:table-cell table:style-name="ce43" table:formula="of:=[.I53]*0.5*([.$G54]-[.$G52])" office:value-type="float" office:value="0.0254349442379182">
            <text:p>0,0254349442</text:p>
          </table:table-cell>
          <table:table-cell table:style-name="ce43" table:formula="of:=[.J53]*0.5*([.$G54]-[.$G52])" office:value-type="float" office:value="0.0101673076923077">
            <text:p>0,0101673077</text:p>
          </table:table-cell>
          <table:table-cell table:style-name="ce43" table:formula="of:=[.K53]*0.5*([.$G54]-[.$G52])" office:value-type="float" office:value="0">
            <text:p>#DIV/0 !</text:p>
          </table:table-cell>
          <table:table-cell table:style-name="ce43" table:formula="of:=[.L53]*0.5*([.$G54]-[.$G5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4">
            <text:p>24</text:p>
          </table:table-cell>
          <table:table-cell table:style-name="ce18" table:formula="of:=[.B34]/100" office:value-type="float" office:value="0.837">
            <text:p>0,837</text:p>
          </table:table-cell>
          <table:table-cell table:style-name="ce18" table:formula="of:=([.D34]-[.D$35])/([.D$36]-[.D$35])" office:value-type="float" office:value="-0.128676470588235">
            <text:p>-0,1286764706</text:p>
          </table:table-cell>
          <table:table-cell table:style-name="ce43" table:formula="of:=[.C54]*0.5*([.B55]-[.B53])" office:value-type="float" office:value="-0.02078125">
            <text:p>-0,02078125</text:p>
          </table:table-cell>
          <table:table-cell/>
          <table:table-cell table:style-name="ce17" office:value-type="float" office:value="24">
            <text:p>24</text:p>
          </table:table-cell>
          <table:table-cell table:style-name="ce18" table:formula="of:=[.B34]/100" office:value-type="float" office:value="0.837">
            <text:p>0,837</text:p>
          </table:table-cell>
          <table:table-cell table:style-name="ce18" table:formula="of:=([.E34]-[.E$35])/([.E$36]-[.E$35])" office:value-type="float" office:value="0.0496183206106872">
            <text:p>0,0496183206</text:p>
          </table:table-cell>
          <table:table-cell table:style-name="ce18" table:formula="of:=([.F34]-[.F$35])/([.F$36]-[.F$35])" office:value-type="float" office:value="-0.0223048327137547">
            <text:p>-0,0223048327</text:p>
          </table:table-cell>
          <table:table-cell table:style-name="ce18" table:formula="of:=([.G34]-[.G$35])/([.G$36]-[.G$35])" office:value-type="float" office:value="-0.215384615384615">
            <text:p>-0,2153846154</text:p>
          </table:table-cell>
          <table:table-cell table:style-name="ce18" table:formula="of:=([.H34]-[.H$35])/([.H$36]-[.H$35])" office:value-type="float" office:value="0">
            <text:p>#DIV/0 !</text:p>
          </table:table-cell>
          <table:table-cell table:style-name="ce18" table:formula="of:=([.I34]-[.I$35])/([.I$36]-[.I$35])" office:value-type="float" office:value="0">
            <text:p>#DIV/0 !</text:p>
          </table:table-cell>
          <table:table-cell/>
          <table:table-cell table:style-name="ce43" table:formula="of:=[.H54]*0.5*([.$G55]-[.$G53])" office:value-type="float" office:value="0.00801335877862598">
            <text:p>0,0080133588</text:p>
          </table:table-cell>
          <table:table-cell table:style-name="ce43" table:formula="of:=[.I54]*0.5*([.$G55]-[.$G53])" office:value-type="float" office:value="-0.00360223048327138">
            <text:p>-0,0036022305</text:p>
          </table:table-cell>
          <table:table-cell table:style-name="ce43" table:formula="of:=[.J54]*0.5*([.$G55]-[.$G53])" office:value-type="float" office:value="-0.0347846153846154">
            <text:p>-0,0347846154</text:p>
          </table:table-cell>
          <table:table-cell table:style-name="ce43" table:formula="of:=[.K54]*0.5*([.$G55]-[.$G53])" office:value-type="float" office:value="0">
            <text:p>#DIV/0 !</text:p>
          </table:table-cell>
          <table:table-cell table:style-name="ce43" table:formula="of:=[.L54]*0.5*([.$G55]-[.$G53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BF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43" table:formula="of:=[.C55]*0.5*([.B56]-[.B54])" office:value-type="float" office:value="0">
            <text:p>0</text:p>
          </table:table-cell>
          <table:table-cell/>
          <table:table-cell table:style-name="ce17" office:value-type="string">
            <text:p>BF</text:p>
          </table:table-cell>
          <table:table-cell table:style-name="ce18" office:value-type="float" office:value="1">
            <text:p>1</text:p>
          </table:table-cell>
          <table:table-cell table:number-columns-repeated="5" table:style-name="ce18" office:value-type="float" office:value="0">
            <text:p>0</text:p>
          </table:table-cell>
          <table:table-cell/>
          <table:table-cell table:style-name="ce43" table:formula="of:=[.H55]*0.5*([.$G56]-[.$G54])" office:value-type="float" office:value="0">
            <text:p>0</text:p>
          </table:table-cell>
          <table:table-cell table:style-name="ce43" table:formula="of:=[.I55]*0.5*([.$G56]-[.$G54])" office:value-type="float" office:value="0">
            <text:p>0</text:p>
          </table:table-cell>
          <table:table-cell table:style-name="ce43" table:formula="of:=[.J55]*0.5*([.$G56]-[.$G54])" office:value-type="float" office:value="0">
            <text:p>0</text:p>
          </table:table-cell>
          <table:table-cell table:style-name="ce43" table:formula="of:=[.K55]*0.5*([.$G56]-[.$G54])" office:value-type="float" office:value="0">
            <text:p>0</text:p>
          </table:table-cell>
          <table:table-cell table:style-name="ce43" table:formula="of:=[.L55]*0.5*([.$G56]-[.$G54])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7" office:value-type="float" office:value="12">
            <text:p>12</text:p>
          </table:table-cell>
          <table:table-cell table:style-name="ce18" table:formula="of:=[.B22]/100" office:value-type="float" office:value="0.841">
            <text:p>0,841</text:p>
          </table:table-cell>
          <table:table-cell table:style-name="ce18" table:formula="of:=([.D22]-[.D$35])/([.D$36]-[.D$35])" office:value-type="float" office:value="-0.213235294117647">
            <text:p>-0,2132352941</text:p>
          </table:table-cell>
          <table:table-cell table:style-name="ce43" table:formula="of:=[.C56]*0.5*([.B57]-[.B55])" office:value-type="float" office:value="0.0340110294117647">
            <text:p>0,0340110294</text:p>
          </table:table-cell>
          <table:table-cell/>
          <table:table-cell table:style-name="ce17" office:value-type="float" office:value="12">
            <text:p>12</text:p>
          </table:table-cell>
          <table:table-cell table:style-name="ce18" table:formula="of:=[.B22]/100" office:value-type="float" office:value="0.841">
            <text:p>0,841</text:p>
          </table:table-cell>
          <table:table-cell table:style-name="ce18" table:formula="of:=([.E22]-[.E$35])/([.E$36]-[.E$35])" office:value-type="float" office:value="-0.16412213740458">
            <text:p>-0,1641221374</text:p>
          </table:table-cell>
          <table:table-cell table:style-name="ce18" table:formula="of:=([.F22]-[.F$35])/([.F$36]-[.F$35])" office:value-type="float" office:value="-0.163568773234201">
            <text:p>-0,1635687732</text:p>
          </table:table-cell>
          <table:table-cell table:style-name="ce18" table:formula="of:=([.G22]-[.G$35])/([.G$36]-[.G$35])" office:value-type="float" office:value="-0.573076923076923">
            <text:p>-0,5730769231</text:p>
          </table:table-cell>
          <table:table-cell table:style-name="ce18" table:formula="of:=([.H22]-[.H$35])/([.H$36]-[.H$35])" office:value-type="float" office:value="0">
            <text:p>#DIV/0 !</text:p>
          </table:table-cell>
          <table:table-cell table:style-name="ce18" table:formula="of:=([.I22]-[.I$35])/([.I$36]-[.I$35])" office:value-type="float" office:value="0">
            <text:p>#DIV/0 !</text:p>
          </table:table-cell>
          <table:table-cell/>
          <table:table-cell table:style-name="ce43" table:formula="of:=[.H56]*0.5*([.$G57]-[.$G55])" office:value-type="float" office:value="0.0261774809160305">
            <text:p>0,0261774809</text:p>
          </table:table-cell>
          <table:table-cell table:style-name="ce43" table:formula="of:=[.I56]*0.5*([.$G57]-[.$G55])" office:value-type="float" office:value="0.026089219330855">
            <text:p>0,0260892193</text:p>
          </table:table-cell>
          <table:table-cell table:style-name="ce43" table:formula="of:=[.J56]*0.5*([.$G57]-[.$G55])" office:value-type="float" office:value="0.0914057692307692">
            <text:p>0,0914057692</text:p>
          </table:table-cell>
          <table:table-cell table:style-name="ce43" table:formula="of:=[.K56]*0.5*([.$G57]-[.$G55])" office:value-type="float" office:value="0">
            <text:p>#DIV/0 !</text:p>
          </table:table-cell>
          <table:table-cell table:style-name="ce43" table:formula="of:=[.L56]*0.5*([.$G57]-[.$G5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1">
            <text:p>11</text:p>
          </table:table-cell>
          <table:table-cell table:style-name="ce18" table:formula="of:=[.B21]/100" office:value-type="float" office:value="0.681">
            <text:p>0,681</text:p>
          </table:table-cell>
          <table:table-cell table:style-name="ce18" table:formula="of:=([.D21]-[.D$35])/([.D$36]-[.D$35])" office:value-type="float" office:value="-0.264705882352941">
            <text:p>-0,2647058824</text:p>
          </table:table-cell>
          <table:table-cell table:style-name="ce43" table:formula="of:=[.C57]*0.5*([.B58]-[.B56])" office:value-type="float" office:value="0.0411617647058823">
            <text:p>0,0411617647</text:p>
          </table:table-cell>
          <table:table-cell/>
          <table:table-cell table:style-name="ce17" office:value-type="float" office:value="11">
            <text:p>11</text:p>
          </table:table-cell>
          <table:table-cell table:style-name="ce18" table:formula="of:=[.B21]/100" office:value-type="float" office:value="0.681">
            <text:p>0,681</text:p>
          </table:table-cell>
          <table:table-cell table:style-name="ce18" table:formula="of:=([.E21]-[.E$35])/([.E$36]-[.E$35])" office:value-type="float" office:value="-0.274809160305343">
            <text:p>-0,2748091603</text:p>
          </table:table-cell>
          <table:table-cell table:style-name="ce18" table:formula="of:=([.F21]-[.F$35])/([.F$36]-[.F$35])" office:value-type="float" office:value="-0.204460966542751">
            <text:p>-0,2044609665</text:p>
          </table:table-cell>
          <table:table-cell table:style-name="ce18" table:formula="of:=([.G21]-[.G$35])/([.G$36]-[.G$35])" office:value-type="float" office:value="-0.55">
            <text:p>-0,55</text:p>
          </table:table-cell>
          <table:table-cell table:style-name="ce18" table:formula="of:=([.H21]-[.H$35])/([.H$36]-[.H$35])" office:value-type="float" office:value="0">
            <text:p>#DIV/0 !</text:p>
          </table:table-cell>
          <table:table-cell table:style-name="ce18" table:formula="of:=([.I21]-[.I$35])/([.I$36]-[.I$35])" office:value-type="float" office:value="0">
            <text:p>#DIV/0 !</text:p>
          </table:table-cell>
          <table:table-cell/>
          <table:table-cell table:style-name="ce43" table:formula="of:=[.H57]*0.5*([.$G58]-[.$G56])" office:value-type="float" office:value="0.0427328244274809">
            <text:p>0,0427328244</text:p>
          </table:table-cell>
          <table:table-cell table:style-name="ce43" table:formula="of:=[.I57]*0.5*([.$G58]-[.$G56])" office:value-type="float" office:value="0.0317936802973978">
            <text:p>0,0317936803</text:p>
          </table:table-cell>
          <table:table-cell table:style-name="ce43" table:formula="of:=[.J57]*0.5*([.$G58]-[.$G56])" office:value-type="float" office:value="0.085525">
            <text:p>0,085525</text:p>
          </table:table-cell>
          <table:table-cell table:style-name="ce43" table:formula="of:=[.K57]*0.5*([.$G58]-[.$G56])" office:value-type="float" office:value="0">
            <text:p>#DIV/0 !</text:p>
          </table:table-cell>
          <table:table-cell table:style-name="ce43" table:formula="of:=[.L57]*0.5*([.$G58]-[.$G56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0">
            <text:p>10</text:p>
          </table:table-cell>
          <table:table-cell table:style-name="ce18" table:formula="of:=[.B20]/100" office:value-type="float" office:value="0.53">
            <text:p>0,53</text:p>
          </table:table-cell>
          <table:table-cell table:style-name="ce18" table:formula="of:=([.D20]-[.D$35])/([.D$36]-[.D$35])" office:value-type="float" office:value="-0.294117647058823">
            <text:p>-0,2941176471</text:p>
          </table:table-cell>
          <table:table-cell table:style-name="ce43" table:formula="of:=[.C58]*0.5*([.B59]-[.B57])" office:value-type="float" office:value="0.0367647058823529">
            <text:p>0,0367647059</text:p>
          </table:table-cell>
          <table:table-cell/>
          <table:table-cell table:style-name="ce17" office:value-type="float" office:value="10">
            <text:p>10</text:p>
          </table:table-cell>
          <table:table-cell table:style-name="ce18" table:formula="of:=[.B20]/100" office:value-type="float" office:value="0.53">
            <text:p>0,53</text:p>
          </table:table-cell>
          <table:table-cell table:style-name="ce18" table:formula="of:=([.E20]-[.E$35])/([.E$36]-[.E$35])" office:value-type="float" office:value="-0.423664122137404">
            <text:p>-0,4236641221</text:p>
          </table:table-cell>
          <table:table-cell table:style-name="ce18" table:formula="of:=([.F20]-[.F$35])/([.F$36]-[.F$35])" office:value-type="float" office:value="-0.315985130111524">
            <text:p>-0,3159851301</text:p>
          </table:table-cell>
          <table:table-cell table:style-name="ce18" table:formula="of:=([.G20]-[.G$35])/([.G$36]-[.G$35])" office:value-type="float" office:value="-0.553846153846154">
            <text:p>-0,5538461538</text:p>
          </table:table-cell>
          <table:table-cell table:style-name="ce18" table:formula="of:=([.H20]-[.H$35])/([.H$36]-[.H$35])" office:value-type="float" office:value="0">
            <text:p>#DIV/0 !</text:p>
          </table:table-cell>
          <table:table-cell table:style-name="ce18" table:formula="of:=([.I20]-[.I$35])/([.I$36]-[.I$35])" office:value-type="float" office:value="0">
            <text:p>#DIV/0 !</text:p>
          </table:table-cell>
          <table:table-cell/>
          <table:table-cell table:style-name="ce43" table:formula="of:=[.H58]*0.5*([.$G59]-[.$G57])" office:value-type="float" office:value="0.0529580152671755">
            <text:p>0,0529580153</text:p>
          </table:table-cell>
          <table:table-cell table:style-name="ce43" table:formula="of:=[.I58]*0.5*([.$G59]-[.$G57])" office:value-type="float" office:value="0.0394981412639405">
            <text:p>0,0394981413</text:p>
          </table:table-cell>
          <table:table-cell table:style-name="ce43" table:formula="of:=[.J58]*0.5*([.$G59]-[.$G57])" office:value-type="float" office:value="0.0692307692307692">
            <text:p>0,0692307692</text:p>
          </table:table-cell>
          <table:table-cell table:style-name="ce43" table:formula="of:=[.K58]*0.5*([.$G59]-[.$G57])" office:value-type="float" office:value="0">
            <text:p>#DIV/0 !</text:p>
          </table:table-cell>
          <table:table-cell table:style-name="ce43" table:formula="of:=[.L58]*0.5*([.$G59]-[.$G57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9">
            <text:p>9</text:p>
          </table:table-cell>
          <table:table-cell table:style-name="ce18" table:formula="of:=[.B19]/100" office:value-type="float" office:value="0.431">
            <text:p>0,431</text:p>
          </table:table-cell>
          <table:table-cell table:style-name="ce18" table:formula="of:=([.D19]-[.D$35])/([.D$36]-[.D$35])" office:value-type="float" office:value="-0.327205882352941">
            <text:p>-0,3272058824</text:p>
          </table:table-cell>
          <table:table-cell table:style-name="ce43" table:formula="of:=[.C59]*0.5*([.B60]-[.B58])" office:value-type="float" office:value="0.0327205882352941">
            <text:p>0,0327205882</text:p>
          </table:table-cell>
          <table:table-cell/>
          <table:table-cell table:style-name="ce17" office:value-type="float" office:value="9">
            <text:p>9</text:p>
          </table:table-cell>
          <table:table-cell table:style-name="ce18" table:formula="of:=[.B19]/100" office:value-type="float" office:value="0.431">
            <text:p>0,431</text:p>
          </table:table-cell>
          <table:table-cell table:style-name="ce18" table:formula="of:=([.E19]-[.E$35])/([.E$36]-[.E$35])" office:value-type="float" office:value="-0.568702290076336">
            <text:p>-0,5687022901</text:p>
          </table:table-cell>
          <table:table-cell table:style-name="ce18" table:formula="of:=([.F19]-[.F$35])/([.F$36]-[.F$35])" office:value-type="float" office:value="-0.468401486988848">
            <text:p>-0,468401487</text:p>
          </table:table-cell>
          <table:table-cell table:style-name="ce18" table:formula="of:=([.G19]-[.G$35])/([.G$36]-[.G$35])" office:value-type="float" office:value="-0.55">
            <text:p>-0,55</text:p>
          </table:table-cell>
          <table:table-cell table:style-name="ce18" table:formula="of:=([.H19]-[.H$35])/([.H$36]-[.H$35])" office:value-type="float" office:value="0">
            <text:p>#DIV/0 !</text:p>
          </table:table-cell>
          <table:table-cell table:style-name="ce18" table:formula="of:=([.I19]-[.I$35])/([.I$36]-[.I$35])" office:value-type="float" office:value="0">
            <text:p>#DIV/0 !</text:p>
          </table:table-cell>
          <table:table-cell/>
          <table:table-cell table:style-name="ce43" table:formula="of:=[.H59]*0.5*([.$G60]-[.$G58])" office:value-type="float" office:value="0.0568702290076336">
            <text:p>0,056870229</text:p>
          </table:table-cell>
          <table:table-cell table:style-name="ce43" table:formula="of:=[.I59]*0.5*([.$G60]-[.$G58])" office:value-type="float" office:value="0.0468401486988848">
            <text:p>0,0468401487</text:p>
          </table:table-cell>
          <table:table-cell table:style-name="ce43" table:formula="of:=[.J59]*0.5*([.$G60]-[.$G58])" office:value-type="float" office:value="0.055">
            <text:p>0,055</text:p>
          </table:table-cell>
          <table:table-cell table:style-name="ce43" table:formula="of:=[.K59]*0.5*([.$G60]-[.$G58])" office:value-type="float" office:value="0">
            <text:p>#DIV/0 !</text:p>
          </table:table-cell>
          <table:table-cell table:style-name="ce43" table:formula="of:=[.L59]*0.5*([.$G60]-[.$G58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8">
            <text:p>8</text:p>
          </table:table-cell>
          <table:table-cell table:style-name="ce18" table:formula="of:=[.B18]/100" office:value-type="float" office:value="0.33">
            <text:p>0,33</text:p>
          </table:table-cell>
          <table:table-cell table:style-name="ce18" table:formula="of:=([.D18]-[.D$35])/([.D$36]-[.D$35])" office:value-type="float" office:value="-0.352941176470588">
            <text:p>-0,3529411765</text:p>
          </table:table-cell>
          <table:table-cell table:style-name="ce43" table:formula="of:=[.C60]*0.5*([.B61]-[.B59])" office:value-type="float" office:value="0.0289411764705882">
            <text:p>0,0289411765</text:p>
          </table:table-cell>
          <table:table-cell/>
          <table:table-cell table:style-name="ce17" office:value-type="float" office:value="8">
            <text:p>8</text:p>
          </table:table-cell>
          <table:table-cell table:style-name="ce18" table:formula="of:=[.B18]/100" office:value-type="float" office:value="0.33">
            <text:p>0,33</text:p>
          </table:table-cell>
          <table:table-cell table:style-name="ce18" table:formula="of:=([.E18]-[.E$35])/([.E$36]-[.E$35])" office:value-type="float" office:value="-0.729007633587786">
            <text:p>-0,7290076336</text:p>
          </table:table-cell>
          <table:table-cell table:style-name="ce18" table:formula="of:=([.F18]-[.F$35])/([.F$36]-[.F$35])" office:value-type="float" office:value="-0.706319702602231">
            <text:p>-0,7063197026</text:p>
          </table:table-cell>
          <table:table-cell table:style-name="ce18" table:formula="of:=([.G18]-[.G$35])/([.G$36]-[.G$35])" office:value-type="float" office:value="-0.534615384615385">
            <text:p>-0,5346153846</text:p>
          </table:table-cell>
          <table:table-cell table:style-name="ce18" table:formula="of:=([.H18]-[.H$35])/([.H$36]-[.H$35])" office:value-type="float" office:value="0">
            <text:p>#DIV/0 !</text:p>
          </table:table-cell>
          <table:table-cell table:style-name="ce18" table:formula="of:=([.I18]-[.I$35])/([.I$36]-[.I$35])" office:value-type="float" office:value="0">
            <text:p>#DIV/0 !</text:p>
          </table:table-cell>
          <table:table-cell/>
          <table:table-cell table:style-name="ce43" table:formula="of:=[.H60]*0.5*([.$G61]-[.$G59])" office:value-type="float" office:value="0.0597786259541984">
            <text:p>0,059778626</text:p>
          </table:table-cell>
          <table:table-cell table:style-name="ce43" table:formula="of:=[.I60]*0.5*([.$G61]-[.$G59])" office:value-type="float" office:value="0.0579182156133829">
            <text:p>0,0579182156</text:p>
          </table:table-cell>
          <table:table-cell table:style-name="ce43" table:formula="of:=[.J60]*0.5*([.$G61]-[.$G59])" office:value-type="float" office:value="0.0438384615384615">
            <text:p>0,0438384615</text:p>
          </table:table-cell>
          <table:table-cell table:style-name="ce43" table:formula="of:=[.K60]*0.5*([.$G61]-[.$G59])" office:value-type="float" office:value="0">
            <text:p>#DIV/0 !</text:p>
          </table:table-cell>
          <table:table-cell table:style-name="ce43" table:formula="of:=[.L60]*0.5*([.$G61]-[.$G59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7">
            <text:p>7</text:p>
          </table:table-cell>
          <table:table-cell table:style-name="ce18" table:formula="of:=[.B17]/100" office:value-type="float" office:value="0.267">
            <text:p>0,267</text:p>
          </table:table-cell>
          <table:table-cell table:style-name="ce18" table:formula="of:=([.D17]-[.D$35])/([.D$36]-[.D$35])" office:value-type="float" office:value="-0.378676470588235">
            <text:p>-0,3786764706</text:p>
          </table:table-cell>
          <table:table-cell table:style-name="ce43" table:formula="of:=[.C61]*0.5*([.B62]-[.B60])" office:value-type="float" office:value="0.0244246323529412">
            <text:p>0,0244246324</text:p>
          </table:table-cell>
          <table:table-cell/>
          <table:table-cell table:style-name="ce17" office:value-type="float" office:value="7">
            <text:p>7</text:p>
          </table:table-cell>
          <table:table-cell table:style-name="ce18" table:formula="of:=[.B17]/100" office:value-type="float" office:value="0.267">
            <text:p>0,267</text:p>
          </table:table-cell>
          <table:table-cell table:style-name="ce18" table:formula="of:=([.E17]-[.E$35])/([.E$36]-[.E$35])" office:value-type="float" office:value="-0.759541984732824">
            <text:p>-0,7595419847</text:p>
          </table:table-cell>
          <table:table-cell table:style-name="ce18" table:formula="of:=([.F17]-[.F$35])/([.F$36]-[.F$35])" office:value-type="float" office:value="-0.795539033457249">
            <text:p>-0,7955390335</text:p>
          </table:table-cell>
          <table:table-cell table:style-name="ce18" table:formula="of:=([.G17]-[.G$35])/([.G$36]-[.G$35])" office:value-type="float" office:value="-0.488461538461539">
            <text:p>-0,4884615385</text:p>
          </table:table-cell>
          <table:table-cell table:style-name="ce18" table:formula="of:=([.H17]-[.H$35])/([.H$36]-[.H$35])" office:value-type="float" office:value="0">
            <text:p>#DIV/0 !</text:p>
          </table:table-cell>
          <table:table-cell table:style-name="ce18" table:formula="of:=([.I17]-[.I$35])/([.I$36]-[.I$35])" office:value-type="float" office:value="0">
            <text:p>#DIV/0 !</text:p>
          </table:table-cell>
          <table:table-cell/>
          <table:table-cell table:style-name="ce43" table:formula="of:=[.H61]*0.5*([.$G62]-[.$G60])" office:value-type="float" office:value="0.0489904580152672">
            <text:p>0,048990458</text:p>
          </table:table-cell>
          <table:table-cell table:style-name="ce43" table:formula="of:=[.I61]*0.5*([.$G62]-[.$G60])" office:value-type="float" office:value="0.0513122676579926">
            <text:p>0,0513122677</text:p>
          </table:table-cell>
          <table:table-cell table:style-name="ce43" table:formula="of:=[.J61]*0.5*([.$G62]-[.$G60])" office:value-type="float" office:value="0.0315057692307692">
            <text:p>0,0315057692</text:p>
          </table:table-cell>
          <table:table-cell table:style-name="ce43" table:formula="of:=[.K61]*0.5*([.$G62]-[.$G60])" office:value-type="float" office:value="0">
            <text:p>#DIV/0 !</text:p>
          </table:table-cell>
          <table:table-cell table:style-name="ce43" table:formula="of:=[.L61]*0.5*([.$G62]-[.$G60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6">
            <text:p>6</text:p>
          </table:table-cell>
          <table:table-cell table:style-name="ce18" table:formula="of:=[.B16]/100" office:value-type="float" office:value="0.201">
            <text:p>0,201</text:p>
          </table:table-cell>
          <table:table-cell table:style-name="ce18" table:formula="of:=([.D16]-[.D$35])/([.D$36]-[.D$35])" office:value-type="float" office:value="-0.404411764705882">
            <text:p>-0,4044117647</text:p>
          </table:table-cell>
          <table:table-cell table:style-name="ce43" table:formula="of:=[.C62]*0.5*([.B63]-[.B61])" office:value-type="float" office:value="0.0226470588235294">
            <text:p>0,0226470588</text:p>
          </table:table-cell>
          <table:table-cell/>
          <table:table-cell table:style-name="ce17" office:value-type="float" office:value="6">
            <text:p>6</text:p>
          </table:table-cell>
          <table:table-cell table:style-name="ce18" table:formula="of:=[.B16]/100" office:value-type="float" office:value="0.201">
            <text:p>0,201</text:p>
          </table:table-cell>
          <table:table-cell table:style-name="ce18" table:formula="of:=([.E16]-[.E$35])/([.E$36]-[.E$35])" office:value-type="float" office:value="-1.0763358778626">
            <text:p>-1,0763358779</text:p>
          </table:table-cell>
          <table:table-cell table:style-name="ce18" table:formula="of:=([.F16]-[.F$35])/([.F$36]-[.F$35])" office:value-type="float" office:value="-1.07063197026022">
            <text:p>-1,0706319703</text:p>
          </table:table-cell>
          <table:table-cell table:style-name="ce18" table:formula="of:=([.G16]-[.G$35])/([.G$36]-[.G$35])" office:value-type="float" office:value="-0.546153846153846">
            <text:p>-0,5461538462</text:p>
          </table:table-cell>
          <table:table-cell table:style-name="ce18" table:formula="of:=([.H16]-[.H$35])/([.H$36]-[.H$35])" office:value-type="float" office:value="0">
            <text:p>#DIV/0 !</text:p>
          </table:table-cell>
          <table:table-cell table:style-name="ce18" table:formula="of:=([.I16]-[.I$35])/([.I$36]-[.I$35])" office:value-type="float" office:value="0">
            <text:p>#DIV/0 !</text:p>
          </table:table-cell>
          <table:table-cell/>
          <table:table-cell table:style-name="ce43" table:formula="of:=[.H62]*0.5*([.$G63]-[.$G61])" office:value-type="float" office:value="0.0602748091603053">
            <text:p>0,0602748092</text:p>
          </table:table-cell>
          <table:table-cell table:style-name="ce43" table:formula="of:=[.I62]*0.5*([.$G63]-[.$G61])" office:value-type="float" office:value="0.0599553903345725">
            <text:p>0,0599553903</text:p>
          </table:table-cell>
          <table:table-cell table:style-name="ce43" table:formula="of:=[.J62]*0.5*([.$G63]-[.$G61])" office:value-type="float" office:value="0.0305846153846154">
            <text:p>0,0305846154</text:p>
          </table:table-cell>
          <table:table-cell table:style-name="ce43" table:formula="of:=[.K62]*0.5*([.$G63]-[.$G61])" office:value-type="float" office:value="0">
            <text:p>#DIV/0 !</text:p>
          </table:table-cell>
          <table:table-cell table:style-name="ce43" table:formula="of:=[.L62]*0.5*([.$G63]-[.$G61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5">
            <text:p>5</text:p>
          </table:table-cell>
          <table:table-cell table:style-name="ce18" table:formula="of:=[.B15]/100" office:value-type="float" office:value="0.155">
            <text:p>0,155</text:p>
          </table:table-cell>
          <table:table-cell table:style-name="ce18" table:formula="of:=([.D15]-[.D$35])/([.D$36]-[.D$35])" office:value-type="float" office:value="-0.441176470588235">
            <text:p>-0,4411764706</text:p>
          </table:table-cell>
          <table:table-cell table:style-name="ce43" table:formula="of:=[.C63]*0.5*([.B64]-[.B62])" office:value-type="float" office:value="0.0260294117647059">
            <text:p>0,0260294118</text:p>
          </table:table-cell>
          <table:table-cell/>
          <table:table-cell table:style-name="ce17" office:value-type="float" office:value="5">
            <text:p>5</text:p>
          </table:table-cell>
          <table:table-cell table:style-name="ce18" table:formula="of:=[.B15]/100" office:value-type="float" office:value="0.155">
            <text:p>0,155</text:p>
          </table:table-cell>
          <table:table-cell table:style-name="ce18" table:formula="of:=([.E15]-[.E$35])/([.E$36]-[.E$35])" office:value-type="float" office:value="-1.16793893129771">
            <text:p>-1,1679389313</text:p>
          </table:table-cell>
          <table:table-cell table:style-name="ce18" table:formula="of:=([.F15]-[.F$35])/([.F$36]-[.F$35])" office:value-type="float" office:value="-1.27881040892193">
            <text:p>-1,2788104089</text:p>
          </table:table-cell>
          <table:table-cell table:style-name="ce18" table:formula="of:=([.G15]-[.G$35])/([.G$36]-[.G$35])" office:value-type="float" office:value="-0.561538461538462">
            <text:p>-0,5615384615</text:p>
          </table:table-cell>
          <table:table-cell table:style-name="ce18" table:formula="of:=([.H15]-[.H$35])/([.H$36]-[.H$35])" office:value-type="float" office:value="0">
            <text:p>#DIV/0 !</text:p>
          </table:table-cell>
          <table:table-cell table:style-name="ce18" table:formula="of:=([.I15]-[.I$35])/([.I$36]-[.I$35])" office:value-type="float" office:value="0">
            <text:p>#DIV/0 !</text:p>
          </table:table-cell>
          <table:table-cell/>
          <table:table-cell table:style-name="ce43" table:formula="of:=[.H63]*0.5*([.$G64]-[.$G62])" office:value-type="float" office:value="0.0689083969465649">
            <text:p>0,0689083969</text:p>
          </table:table-cell>
          <table:table-cell table:style-name="ce43" table:formula="of:=[.I63]*0.5*([.$G64]-[.$G62])" office:value-type="float" office:value="0.0754498141263941">
            <text:p>0,0754498141</text:p>
          </table:table-cell>
          <table:table-cell table:style-name="ce43" table:formula="of:=[.J63]*0.5*([.$G64]-[.$G62])" office:value-type="float" office:value="0.0331307692307692">
            <text:p>0,0331307692</text:p>
          </table:table-cell>
          <table:table-cell table:style-name="ce43" table:formula="of:=[.K63]*0.5*([.$G64]-[.$G62])" office:value-type="float" office:value="0">
            <text:p>#DIV/0 !</text:p>
          </table:table-cell>
          <table:table-cell table:style-name="ce43" table:formula="of:=[.L63]*0.5*([.$G64]-[.$G6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4">
            <text:p>4</text:p>
          </table:table-cell>
          <table:table-cell table:style-name="ce18" table:formula="of:=[.B14]/100" office:value-type="float" office:value="0.083">
            <text:p>0,083</text:p>
          </table:table-cell>
          <table:table-cell table:style-name="ce18" table:formula="of:=([.D14]-[.D$35])/([.D$36]-[.D$35])" office:value-type="float" office:value="-0.430147058823529">
            <text:p>-0,4301470588</text:p>
          </table:table-cell>
          <table:table-cell table:style-name="ce43" table:formula="of:=[.C64]*0.5*([.B65]-[.B63])" office:value-type="float" office:value="0.0200018382352941">
            <text:p>0,0200018382</text:p>
          </table:table-cell>
          <table:table-cell/>
          <table:table-cell table:style-name="ce17" office:value-type="float" office:value="4">
            <text:p>4</text:p>
          </table:table-cell>
          <table:table-cell table:style-name="ce18" table:formula="of:=[.B14]/100" office:value-type="float" office:value="0.083">
            <text:p>0,083</text:p>
          </table:table-cell>
          <table:table-cell table:style-name="ce18" table:formula="of:=([.E14]-[.E$35])/([.E$36]-[.E$35])" office:value-type="float" office:value="-1.45419847328244">
            <text:p>-1,4541984733</text:p>
          </table:table-cell>
          <table:table-cell table:style-name="ce18" table:formula="of:=([.F14]-[.F$35])/([.F$36]-[.F$35])" office:value-type="float" office:value="-1.92193308550186">
            <text:p>-1,9219330855</text:p>
          </table:table-cell>
          <table:table-cell table:style-name="ce18" table:formula="of:=([.G14]-[.G$35])/([.G$36]-[.G$35])" office:value-type="float" office:value="-0.55">
            <text:p>-0,55</text:p>
          </table:table-cell>
          <table:table-cell table:style-name="ce18" table:formula="of:=([.H14]-[.H$35])/([.H$36]-[.H$35])" office:value-type="float" office:value="0">
            <text:p>#DIV/0 !</text:p>
          </table:table-cell>
          <table:table-cell table:style-name="ce18" table:formula="of:=([.I14]-[.I$35])/([.I$36]-[.I$35])" office:value-type="float" office:value="0">
            <text:p>#DIV/0 !</text:p>
          </table:table-cell>
          <table:table-cell/>
          <table:table-cell table:style-name="ce43" table:formula="of:=[.H64]*0.5*([.$G65]-[.$G63])" office:value-type="float" office:value="0.0676202290076336">
            <text:p>0,067620229</text:p>
          </table:table-cell>
          <table:table-cell table:style-name="ce43" table:formula="of:=[.I64]*0.5*([.$G65]-[.$G63])" office:value-type="float" office:value="0.0893698884758365">
            <text:p>0,0893698885</text:p>
          </table:table-cell>
          <table:table-cell table:style-name="ce43" table:formula="of:=[.J64]*0.5*([.$G65]-[.$G63])" office:value-type="float" office:value="0.025575">
            <text:p>0,025575</text:p>
          </table:table-cell>
          <table:table-cell table:style-name="ce43" table:formula="of:=[.K64]*0.5*([.$G65]-[.$G63])" office:value-type="float" office:value="0">
            <text:p>#DIV/0 !</text:p>
          </table:table-cell>
          <table:table-cell table:style-name="ce43" table:formula="of:=[.L64]*0.5*([.$G65]-[.$G63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3">
            <text:p>3</text:p>
          </table:table-cell>
          <table:table-cell table:style-name="ce18" table:formula="of:=[.B13]/100" office:value-type="float" office:value="0.062">
            <text:p>0,062</text:p>
          </table:table-cell>
          <table:table-cell table:style-name="ce18" table:formula="of:=([.D13]-[.D$35])/([.D$36]-[.D$35])" office:value-type="float" office:value="-0.393382352941176">
            <text:p>-0,3933823529</text:p>
          </table:table-cell>
          <table:table-cell table:style-name="ce43" table:formula="of:=[.C65]*0.5*([.B66]-[.B64])" office:value-type="float" office:value="0.0102279411764706">
            <text:p>0,0102279412</text:p>
          </table:table-cell>
          <table:table-cell/>
          <table:table-cell table:style-name="ce17" office:value-type="float" office:value="3">
            <text:p>3</text:p>
          </table:table-cell>
          <table:table-cell table:style-name="ce18" table:formula="of:=[.B13]/100" office:value-type="float" office:value="0.062">
            <text:p>0,062</text:p>
          </table:table-cell>
          <table:table-cell table:style-name="ce18" table:formula="of:=([.E13]-[.E$35])/([.E$36]-[.E$35])" office:value-type="float" office:value="-1.5763358778626">
            <text:p>-1,5763358779</text:p>
          </table:table-cell>
          <table:table-cell table:style-name="ce18" table:formula="of:=([.F13]-[.F$35])/([.F$36]-[.F$35])" office:value-type="float" office:value="-2.97769516728625">
            <text:p>-2,9776951673</text:p>
          </table:table-cell>
          <table:table-cell table:style-name="ce18" table:formula="of:=([.G13]-[.G$35])/([.G$36]-[.G$35])" office:value-type="float" office:value="-0.538461538461538">
            <text:p>-0,5384615385</text:p>
          </table:table-cell>
          <table:table-cell table:style-name="ce18" table:formula="of:=([.H13]-[.H$35])/([.H$36]-[.H$35])" office:value-type="float" office:value="0">
            <text:p>#DIV/0 !</text:p>
          </table:table-cell>
          <table:table-cell table:style-name="ce18" table:formula="of:=([.I13]-[.I$35])/([.I$36]-[.I$35])" office:value-type="float" office:value="0">
            <text:p>#DIV/0 !</text:p>
          </table:table-cell>
          <table:table-cell/>
          <table:table-cell table:style-name="ce43" table:formula="of:=[.H65]*0.5*([.$G66]-[.$G64])" office:value-type="float" office:value="0.0409847328244275">
            <text:p>0,0409847328</text:p>
          </table:table-cell>
          <table:table-cell table:style-name="ce43" table:formula="of:=[.I65]*0.5*([.$G66]-[.$G64])" office:value-type="float" office:value="0.0774200743494424">
            <text:p>0,0774200743</text:p>
          </table:table-cell>
          <table:table-cell table:style-name="ce43" table:formula="of:=[.J65]*0.5*([.$G66]-[.$G64])" office:value-type="float" office:value="0.014">
            <text:p>0,014</text:p>
          </table:table-cell>
          <table:table-cell table:style-name="ce43" table:formula="of:=[.K65]*0.5*([.$G66]-[.$G64])" office:value-type="float" office:value="0">
            <text:p>#DIV/0 !</text:p>
          </table:table-cell>
          <table:table-cell table:style-name="ce43" table:formula="of:=[.L65]*0.5*([.$G66]-[.$G64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2">
            <text:p>2</text:p>
          </table:table-cell>
          <table:table-cell table:style-name="ce18" table:formula="of:=[.B12]/100" office:value-type="float" office:value="0.031">
            <text:p>0,031</text:p>
          </table:table-cell>
          <table:table-cell table:style-name="ce18" table:formula="of:=([.D12]-[.D$35])/([.D$36]-[.D$35])" office:value-type="float" office:value="-0.209558823529412">
            <text:p>-0,2095588235</text:p>
          </table:table-cell>
          <table:table-cell table:style-name="ce43" table:formula="of:=[.C66]*0.5*([.B67]-[.B65])" office:value-type="float" office:value="0.00419117647058823">
            <text:p>0,0041911765</text:p>
          </table:table-cell>
          <table:table-cell/>
          <table:table-cell table:style-name="ce17" office:value-type="float" office:value="2">
            <text:p>2</text:p>
          </table:table-cell>
          <table:table-cell table:style-name="ce18" table:formula="of:=[.B12]/100" office:value-type="float" office:value="0.031">
            <text:p>0,031</text:p>
          </table:table-cell>
          <table:table-cell table:style-name="ce18" table:formula="of:=([.E12]-[.E$35])/([.E$36]-[.E$35])" office:value-type="float" office:value="-1.84351145038168">
            <text:p>-1,8435114504</text:p>
          </table:table-cell>
          <table:table-cell table:style-name="ce18" table:formula="of:=([.F12]-[.F$35])/([.F$36]-[.F$35])" office:value-type="float" office:value="-3.09293680297398">
            <text:p>-3,092936803</text:p>
          </table:table-cell>
          <table:table-cell table:style-name="ce18" table:formula="of:=([.G12]-[.G$35])/([.G$36]-[.G$35])" office:value-type="float" office:value="-0.542307692307692">
            <text:p>-0,5423076923</text:p>
          </table:table-cell>
          <table:table-cell table:style-name="ce18" table:formula="of:=([.H12]-[.H$35])/([.H$36]-[.H$35])" office:value-type="float" office:value="0">
            <text:p>#DIV/0 !</text:p>
          </table:table-cell>
          <table:table-cell table:style-name="ce18" table:formula="of:=([.I12]-[.I$35])/([.I$36]-[.I$35])" office:value-type="float" office:value="0">
            <text:p>#DIV/0 !</text:p>
          </table:table-cell>
          <table:table-cell/>
          <table:table-cell table:style-name="ce43" table:formula="of:=[.H66]*0.5*([.$G67]-[.$G65])" office:value-type="float" office:value="0.0368702290076336">
            <text:p>0,036870229</text:p>
          </table:table-cell>
          <table:table-cell table:style-name="ce43" table:formula="of:=[.I66]*0.5*([.$G67]-[.$G65])" office:value-type="float" office:value="0.0618587360594796">
            <text:p>0,0618587361</text:p>
          </table:table-cell>
          <table:table-cell table:style-name="ce43" table:formula="of:=[.J66]*0.5*([.$G67]-[.$G65])" office:value-type="float" office:value="0.0108461538461538">
            <text:p>0,0108461538</text:p>
          </table:table-cell>
          <table:table-cell table:style-name="ce43" table:formula="of:=[.K66]*0.5*([.$G67]-[.$G65])" office:value-type="float" office:value="0">
            <text:p>#DIV/0 !</text:p>
          </table:table-cell>
          <table:table-cell table:style-name="ce43" table:formula="of:=[.L66]*0.5*([.$G67]-[.$G6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8" table:formula="of:=[.B11]/100" office:value-type="float" office:value="0.022">
            <text:p>0,022</text:p>
          </table:table-cell>
          <table:table-cell table:style-name="ce18" table:formula="of:=([.D11]-[.D$35])/([.D$36]-[.D$35])" office:value-type="float" office:value="-0.125">
            <text:p>-0,125</text:p>
          </table:table-cell>
          <table:table-cell table:style-name="ce43" table:formula="of:=[.C67]*0.5*([.B68]-[.B66])" office:value-type="float" office:value="0.0019375">
            <text:p>0,0019375</text:p>
          </table:table-cell>
          <table:table-cell/>
          <table:table-cell table:style-name="ce17" office:value-type="float" office:value="1">
            <text:p>1</text:p>
          </table:table-cell>
          <table:table-cell table:style-name="ce18" table:formula="of:=[.B11]/100" office:value-type="float" office:value="0.022">
            <text:p>0,022</text:p>
          </table:table-cell>
          <table:table-cell table:style-name="ce18" table:formula="of:=([.E11]-[.E$35])/([.E$36]-[.E$35])" office:value-type="float" office:value="-2.07251908396947">
            <text:p>-2,072519084</text:p>
          </table:table-cell>
          <table:table-cell table:style-name="ce18" table:formula="of:=([.F11]-[.F$35])/([.F$36]-[.F$35])" office:value-type="float" office:value="-3.08550185873606">
            <text:p>-3,0855018587</text:p>
          </table:table-cell>
          <table:table-cell table:style-name="ce18" table:formula="of:=([.G11]-[.G$35])/([.G$36]-[.G$35])" office:value-type="float" office:value="-0.534615384615385">
            <text:p>-0,5346153846</text:p>
          </table:table-cell>
          <table:table-cell table:style-name="ce18" table:formula="of:=([.H11]-[.H$35])/([.H$36]-[.H$35])" office:value-type="float" office:value="0">
            <text:p>#DIV/0 !</text:p>
          </table:table-cell>
          <table:table-cell table:style-name="ce18" table:formula="of:=([.I11]-[.I$35])/([.I$36]-[.I$35])" office:value-type="float" office:value="0">
            <text:p>#DIV/0 !</text:p>
          </table:table-cell>
          <table:table-cell/>
          <table:table-cell table:style-name="ce43" table:formula="of:=[.H67]*0.5*([.$G68]-[.$G66])" office:value-type="float" office:value="0.0321240458015267">
            <text:p>0,0321240458</text:p>
          </table:table-cell>
          <table:table-cell table:style-name="ce43" table:formula="of:=[.I67]*0.5*([.$G68]-[.$G66])" office:value-type="float" office:value="0.0478252788104089">
            <text:p>0,0478252788</text:p>
          </table:table-cell>
          <table:table-cell table:style-name="ce43" table:formula="of:=[.J67]*0.5*([.$G68]-[.$G66])" office:value-type="float" office:value="0.00828653846153846">
            <text:p>0,0082865385</text:p>
          </table:table-cell>
          <table:table-cell table:style-name="ce43" table:formula="of:=[.K67]*0.5*([.$G68]-[.$G66])" office:value-type="float" office:value="0">
            <text:p>#DIV/0 !</text:p>
          </table:table-cell>
          <table:table-cell table:style-name="ce43" table:formula="of:=[.L67]*0.5*([.$G68]-[.$G66])" office:value-type="float" office:value="0">
            <text:p>#DIV/0 !</text:p>
          </table:table-cell>
          <table:table-cell table:number-columns-repeated="1006"/>
        </table:table-row>
        <table:table-row table:style-name="ro1">
          <table:table-cell table:style-name="ce17" office:value-type="string">
            <text:p>BA</text:p>
          </table:table-cell>
          <table:table-cell table:style-name="ce18" table:formula="of:=[.B42]/100" office:value-type="float" office:value="0">
            <text:p>0</text:p>
          </table:table-cell>
          <table:table-cell table:style-name="ce35" table:formula="of:=[.C42]" office:value-type="float" office:value="1">
            <text:p>1</text:p>
          </table:table-cell>
          <table:table-cell table:style-name="ce43" table:formula="of:=[.C68]*0.5*([.B68]-[.B67])" office:value-type="float" office:value="-0.011">
            <text:p>-0,011</text:p>
          </table:table-cell>
          <table:table-cell/>
          <table:table-cell table:style-name="ce17" office:value-type="string">
            <text:p>BA</text:p>
          </table:table-cell>
          <table:table-cell table:style-name="ce18" office:value-type="float" office:value="0">
            <text:p>0</text:p>
          </table:table-cell>
          <table:table-cell table:style-name="ce18" table:formula="of:=[.H42]" office:value-type="float" office:value="-0.822519083969466">
            <text:p>-0,822519084</text:p>
          </table:table-cell>
          <table:table-cell table:style-name="ce18" table:formula="of:=[.I42]" office:value-type="float" office:value="-1.11710037174721">
            <text:p>-1,1171003717</text:p>
          </table:table-cell>
          <table:table-cell table:style-name="ce18" table:formula="of:=[.J42]" office:value-type="float" office:value="0.221153846153846">
            <text:p>0,2211538462</text:p>
          </table:table-cell>
          <table:table-cell table:style-name="ce18" table:formula="of:=[.K42]" office:value-type="float" office:value="0">
            <text:p>#DIV/0 !</text:p>
          </table:table-cell>
          <table:table-cell table:style-name="ce18" table:formula="of:=[.L42]" office:value-type="float" office:value="0">
            <text:p>#DIV/0 !</text:p>
          </table:table-cell>
          <table:table-cell/>
          <table:table-cell table:style-name="ce43" table:formula="of:=[.H68]*0.5*([.$G68]-[.$G67])" office:value-type="float" office:value="0.00904770992366412">
            <text:p>0,0090477099</text:p>
          </table:table-cell>
          <table:table-cell table:style-name="ce43" table:formula="of:=[.I68]*0.5*([.$G68]-[.$G67])" office:value-type="float" office:value="0.0122881040892193">
            <text:p>0,0122881041</text:p>
          </table:table-cell>
          <table:table-cell table:style-name="ce43" table:formula="of:=[.J68]*0.5*([.$G68]-[.$G67])" office:value-type="float" office:value="-0.00243269230769231">
            <text:p>-0,0024326923</text:p>
          </table:table-cell>
          <table:table-cell table:style-name="ce43" table:formula="of:=[.K68]*0.5*([.$G68]-[.$G67])" office:value-type="float" office:value="0">
            <text:p>#DIV/0 !</text:p>
          </table:table-cell>
          <table:table-cell table:style-name="ce43" table:formula="of:=[.L68]*0.5*([.$G68]-[.$G67])" office:value-type="float" office:value="0">
            <text:p>#DIV/0 !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CN</text:p>
          </table:table-cell>
          <table:table-cell table:style-name="ce7"/>
          <table:table-cell table:style-name="ce33" table:formula="of:=SUM([.D42:.D68])" office:value-type="float" office:value="0.107283088235294">
            <text:p>0,1072830882</text:p>
          </table:table-cell>
          <table:table-cell table:style-name="ce7"/>
          <table:table-cell/>
          <table:table-cell table:style-name="ce8" office:value-type="string">
            <text:p>CN</text:p>
          </table:table-cell>
          <table:table-cell table:style-name="ce7"/>
          <table:table-cell table:style-name="ce59" table:formula="of:=SUM([.N42:.N68])" office:value-type="float" office:value="0.736557251908397">
            <text:p>0,7365572519</text:p>
          </table:table-cell>
          <table:table-cell table:style-name="ce59" table:formula="of:=SUM([.O42:.O68])" office:value-type="float" office:value="0.906334572490706">
            <text:p>0,9063345725</text:p>
          </table:table-cell>
          <table:table-cell table:style-name="ce59" table:formula="of:=SUM([.P42:.P68])" office:value-type="float" office:value="0.657978846153846">
            <text:p>0,6579788462</text:p>
          </table:table-cell>
          <table:table-cell table:style-name="ce59" table:formula="of:=SUM([.Q42:.Q68])" office:value-type="float" office:value="0">
            <text:p>#DIV/0 !</text:p>
          </table:table-cell>
          <table:table-cell table:style-name="ce59" table:formula="of:=SUM([.R42:.R68])" office:value-type="float" office:value="0">
            <text:p>#DIV/0 !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table:number-columns-spanned="4" table:number-rows-spanned="1">
            <text:p>COEFFICIENT AXIAL CA</text:p>
          </table:table-cell>
          <table:covered-table-cell table:number-columns-repeated="3" table:style-name="ce16"/>
          <table:table-cell table:number-columns-repeated="1020"/>
        </table:table-row>
        <table:table-row table:style-name="ro1">
          <table:table-cell table:style-name="ce2" office:value-type="string" table:number-columns-spanned="2" table:number-rows-spanned="1">
            <text:p>Incidence nulle</text:p>
          </table:table-cell>
          <table:covered-table-cell table:style-name="ce2"/>
          <table:table-cell table:style-name="ce7" table:number-columns-repeated="2"/>
          <table:table-cell/>
          <table:table-cell table:style-name="ce2" office:value-type="string" table:number-columns-spanned="2" table:number-rows-spanned="1">
            <text:p>Incidence non nulle</text:p>
          </table:table-cell>
          <table:covered-table-cell table:style-name="ce2"/>
          <table:table-cell table:style-name="ce7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3" office:value-type="string">
            <text:p>0°</text:p>
          </table:table-cell>
          <table:table-cell table:style-name="ce7"/>
          <table:table-cell/>
          <table:table-cell table:style-name="ce8"/>
          <table:table-cell table:style-name="ce7"/>
          <table:table-cell table:style-name="ce58" table:formula="of:=[.E$10]" office:value-type="string" office:string-value="6°">
            <text:p>6°</text:p>
          </table:table-cell>
          <table:table-cell table:style-name="ce65" table:formula="of:=[.F$10]" office:value-type="string" office:string-value="12°">
            <text:p>12°</text:p>
          </table:table-cell>
          <table:table-cell table:style-name="ce65" table:formula="of:=[.G$10]" office:value-type="string" office:string-value="18°">
            <text:p>18°</text:p>
          </table:table-cell>
          <table:table-cell table:style-name="ce65" table:formula="of:=[.H$10]" office:value-type="float" office:value="0">
            <text:p>0</text:p>
          </table:table-cell>
          <table:table-cell table:style-name="ce69" table:formula="of:=[.I$10]" office:value-type="float" office:value="0">
            <text:p>0</text:p>
          </table:table-cell>
          <table:table-cell/>
          <table:table-cell table:style-name="ce18" table:formula="of:=[.H73]" office:value-type="string" office:string-value="6°">
            <text:p>6°</text:p>
          </table:table-cell>
          <table:table-cell table:style-name="ce18" table:formula="of:=[.I73]" office:value-type="string" office:string-value="12°">
            <text:p>12°</text:p>
          </table:table-cell>
          <table:table-cell table:style-name="ce18" table:formula="of:=[.J73]" office:value-type="string" office:string-value="18°">
            <text:p>18°</text:p>
          </table:table-cell>
          <table:table-cell table:style-name="ce18" table:formula="of:=[.K73]" office:value-type="float" office:value="0">
            <text:p>0</text:p>
          </table:table-cell>
          <table:table-cell table:style-name="ce18" table:formula="of:=[.L73]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point</text:p>
          </table:table-cell>
          <table:table-cell table:style-name="ce18" office:value-type="string">
            <text:p>z/c</text:p>
          </table:table-cell>
          <table:table-cell table:style-name="ce34" office:value-type="string">
            <text:p>Cp</text:p>
          </table:table-cell>
          <table:table-cell table:style-name="ce43" office:value-type="string">
            <text:p>trapèzes</text:p>
          </table:table-cell>
          <table:table-cell/>
          <table:table-cell table:style-name="ce17" office:value-type="string">
            <text:p>point</text:p>
          </table:table-cell>
          <table:table-cell table:style-name="ce18" office:value-type="string">
            <text:p>z/c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 table:style-name="ce34" office:value-type="string">
            <text:p>Cp</text:p>
          </table:table-cell>
          <table:table-cell/>
          <table:table-cell table:number-columns-repeated="5" table:style-name="ce43" office:value-type="string">
            <text:p>trapèzes</text:p>
          </table:table-cell>
          <table:table-cell table:number-columns-repeated="1006"/>
        </table:table-row>
        <table:table-row table:style-name="ro2">
          <table:table-cell table:style-name="ce18" office:value-type="float" office:value="20">
            <text:p>20</text:p>
          </table:table-cell>
          <table:table-cell table:style-name="ce18" office:value-type="float" office:value="-0.044">
            <text:p>-0,044</text:p>
          </table:table-cell>
          <table:table-cell table:style-name="ce18" table:formula="of:=([.D30]-[.D$35])/([.D$36]-[.D$35])" office:value-type="float" office:value="-0.209558823529412">
            <text:p>-0,2095588235</text:p>
          </table:table-cell>
          <table:table-cell table:style-name="ce43" table:formula="of:=[.C75]*0.5*([.B76]-[.B75])" office:value-type="float" office:value="-0.000104779411764705">
            <text:p>-0,0001047794</text:p>
          </table:table-cell>
          <table:table-cell/>
          <table:table-cell table:style-name="ce18" office:value-type="float" office:value="20">
            <text:p>20</text:p>
          </table:table-cell>
          <table:table-cell table:style-name="ce18" office:value-type="float" office:value="-0.044">
            <text:p>-0,044</text:p>
          </table:table-cell>
          <table:table-cell table:style-name="ce18" table:formula="of:=([.E30]-[.E$35])/([.E$36]-[.E$35])" office:value-type="float" office:value="0.0954198473282443">
            <text:p>0,0954198473</text:p>
          </table:table-cell>
          <table:table-cell table:style-name="ce18" table:formula="of:=([.F30]-[.F$35])/([.F$36]-[.F$35])" office:value-type="float" office:value="0.245353159851301">
            <text:p>0,2453531599</text:p>
          </table:table-cell>
          <table:table-cell table:style-name="ce18" table:formula="of:=([.G30]-[.G$35])/([.G$36]-[.G$35])" office:value-type="float" office:value="0.196153846153846">
            <text:p>0,1961538462</text:p>
          </table:table-cell>
          <table:table-cell table:style-name="ce18" table:formula="of:=([.H30]-[.H$35])/([.H$36]-[.H$35])" office:value-type="float" office:value="0">
            <text:p>#DIV/0 !</text:p>
          </table:table-cell>
          <table:table-cell table:style-name="ce18" table:formula="of:=([.I30]-[.I$35])/([.I$36]-[.I$35])" office:value-type="float" office:value="0">
            <text:p>#DIV/0 !</text:p>
          </table:table-cell>
          <table:table-cell/>
          <table:table-cell table:style-name="ce43" table:formula="of:=[.H75]*0.5*([.$G76]-[.$G75])" office:value-type="float" office:value="0.0000477099236641218">
            <text:p>4,77099236641218E-005</text:p>
          </table:table-cell>
          <table:table-cell table:style-name="ce43" table:formula="of:=[.I75]*0.5*([.$G76]-[.$G75])" office:value-type="float" office:value="0.00012267657992565">
            <text:p>0,0001226766</text:p>
          </table:table-cell>
          <table:table-cell table:style-name="ce43" table:formula="of:=[.J75]*0.5*([.$G76]-[.$G75])" office:value-type="float" office:value="0.0000980769230769225">
            <text:p>9,80769230769225E-005</text:p>
          </table:table-cell>
          <table:table-cell table:style-name="ce43" table:formula="of:=[.K75]*0.5*([.$G76]-[.$G75])" office:value-type="float" office:value="0">
            <text:p>#DIV/0 !</text:p>
          </table:table-cell>
          <table:table-cell table:style-name="ce43" table:formula="of:=[.L75]*0.5*([.$G76]-[.$G7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9">
            <text:p>19</text:p>
          </table:table-cell>
          <table:table-cell table:style-name="ce18" office:value-type="float" office:value="-0.043">
            <text:p>-0,043</text:p>
          </table:table-cell>
          <table:table-cell table:style-name="ce18" table:formula="of:=([.D29]-[.D$35])/([.D$36]-[.D$35])" office:value-type="float" office:value="-0.213235294117647">
            <text:p>-0,2132352941</text:p>
          </table:table-cell>
          <table:table-cell table:style-name="ce43" table:formula="of:=[.C76]*0.5*([.B77]-[.B75])" office:value-type="float" office:value="-0.000639705882352941">
            <text:p>-0,0006397059</text:p>
          </table:table-cell>
          <table:table-cell/>
          <table:table-cell table:style-name="ce18" office:value-type="float" office:value="19">
            <text:p>19</text:p>
          </table:table-cell>
          <table:table-cell table:style-name="ce18" office:value-type="float" office:value="-0.043">
            <text:p>-0,043</text:p>
          </table:table-cell>
          <table:table-cell table:style-name="ce18" table:formula="of:=([.E29]-[.E$35])/([.E$36]-[.E$35])" office:value-type="float" office:value="0.0916030534351147">
            <text:p>0,0916030534</text:p>
          </table:table-cell>
          <table:table-cell table:style-name="ce18" table:formula="of:=([.F29]-[.F$35])/([.F$36]-[.F$35])" office:value-type="float" office:value="0.204460966542751">
            <text:p>0,2044609665</text:p>
          </table:table-cell>
          <table:table-cell table:style-name="ce18" table:formula="of:=([.G29]-[.G$35])/([.G$36]-[.G$35])" office:value-type="float" office:value="0.134615384615385">
            <text:p>0,1346153846</text:p>
          </table:table-cell>
          <table:table-cell table:style-name="ce18" table:formula="of:=([.H29]-[.H$35])/([.H$36]-[.H$35])" office:value-type="float" office:value="0">
            <text:p>#DIV/0 !</text:p>
          </table:table-cell>
          <table:table-cell table:style-name="ce18" table:formula="of:=([.I29]-[.I$35])/([.I$36]-[.I$35])" office:value-type="float" office:value="0">
            <text:p>#DIV/0 !</text:p>
          </table:table-cell>
          <table:table-cell/>
          <table:table-cell table:style-name="ce43" table:formula="of:=[.H76]*0.5*([.$G77]-[.$G75])" office:value-type="float" office:value="0.000274809160305344">
            <text:p>0,0002748092</text:p>
          </table:table-cell>
          <table:table-cell table:style-name="ce43" table:formula="of:=[.I76]*0.5*([.$G77]-[.$G75])" office:value-type="float" office:value="0.000613382899628253">
            <text:p>0,0006133829</text:p>
          </table:table-cell>
          <table:table-cell table:style-name="ce43" table:formula="of:=[.J76]*0.5*([.$G77]-[.$G75])" office:value-type="float" office:value="0.000403846153846154">
            <text:p>0,0004038462</text:p>
          </table:table-cell>
          <table:table-cell table:style-name="ce43" table:formula="of:=[.K76]*0.5*([.$G77]-[.$G75])" office:value-type="float" office:value="0">
            <text:p>#DIV/0 !</text:p>
          </table:table-cell>
          <table:table-cell table:style-name="ce43" table:formula="of:=[.L76]*0.5*([.$G77]-[.$G7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8">
            <text:p>18</text:p>
          </table:table-cell>
          <table:table-cell table:style-name="ce18" office:value-type="float" office:value="-0.038">
            <text:p>-0,038</text:p>
          </table:table-cell>
          <table:table-cell table:style-name="ce18" table:formula="of:=([.D28]-[.D$35])/([.D$36]-[.D$35])" office:value-type="float" office:value="-0.235294117647059">
            <text:p>-0,2352941176</text:p>
          </table:table-cell>
          <table:table-cell table:style-name="ce43" table:formula="of:=[.C77]*0.5*([.B78]-[.B76])" office:value-type="float" office:value="-0.00117647058823529">
            <text:p>-0,0011764706</text:p>
          </table:table-cell>
          <table:table-cell/>
          <table:table-cell table:style-name="ce18" office:value-type="float" office:value="18">
            <text:p>18</text:p>
          </table:table-cell>
          <table:table-cell table:style-name="ce18" office:value-type="float" office:value="-0.038">
            <text:p>-0,038</text:p>
          </table:table-cell>
          <table:table-cell table:style-name="ce18" table:formula="of:=([.E28]-[.E$35])/([.E$36]-[.E$35])" office:value-type="float" office:value="0.209923664122137">
            <text:p>0,2099236641</text:p>
          </table:table-cell>
          <table:table-cell table:style-name="ce18" table:formula="of:=([.F28]-[.F$35])/([.F$36]-[.F$35])" office:value-type="float" office:value="0.412639405204461">
            <text:p>0,4126394052</text:p>
          </table:table-cell>
          <table:table-cell table:style-name="ce18" table:formula="of:=([.G28]-[.G$35])/([.G$36]-[.G$35])" office:value-type="float" office:value="0.388461538461538">
            <text:p>0,3884615385</text:p>
          </table:table-cell>
          <table:table-cell table:style-name="ce18" table:formula="of:=([.H28]-[.H$35])/([.H$36]-[.H$35])" office:value-type="float" office:value="0">
            <text:p>#DIV/0 !</text:p>
          </table:table-cell>
          <table:table-cell table:style-name="ce18" table:formula="of:=([.I28]-[.I$35])/([.I$36]-[.I$35])" office:value-type="float" office:value="0">
            <text:p>#DIV/0 !</text:p>
          </table:table-cell>
          <table:table-cell/>
          <table:table-cell table:style-name="ce43" table:formula="of:=[.H77]*0.5*([.$G78]-[.$G76])" office:value-type="float" office:value="0.00104961832061069">
            <text:p>0,0010496183</text:p>
          </table:table-cell>
          <table:table-cell table:style-name="ce43" table:formula="of:=[.I77]*0.5*([.$G78]-[.$G76])" office:value-type="float" office:value="0.00206319702602231">
            <text:p>0,002063197</text:p>
          </table:table-cell>
          <table:table-cell table:style-name="ce43" table:formula="of:=[.J77]*0.5*([.$G78]-[.$G76])" office:value-type="float" office:value="0.00194230769230769">
            <text:p>0,0019423077</text:p>
          </table:table-cell>
          <table:table-cell table:style-name="ce43" table:formula="of:=[.K77]*0.5*([.$G78]-[.$G76])" office:value-type="float" office:value="0">
            <text:p>#DIV/0 !</text:p>
          </table:table-cell>
          <table:table-cell table:style-name="ce43" table:formula="of:=[.L77]*0.5*([.$G78]-[.$G76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7">
            <text:p>17</text:p>
          </table:table-cell>
          <table:table-cell table:style-name="ce18" office:value-type="float" office:value="-0.033">
            <text:p>-0,033</text:p>
          </table:table-cell>
          <table:table-cell table:style-name="ce18" table:formula="of:=([.D27]-[.D$35])/([.D$36]-[.D$35])" office:value-type="float" office:value="-0.275735294117647">
            <text:p>-0,2757352941</text:p>
          </table:table-cell>
          <table:table-cell table:style-name="ce43" table:formula="of:=[.C78]*0.5*([.B79]-[.B77])" office:value-type="float" office:value="-0.00179227941176471">
            <text:p>-0,0017922794</text:p>
          </table:table-cell>
          <table:table-cell/>
          <table:table-cell table:style-name="ce18" office:value-type="float" office:value="17">
            <text:p>17</text:p>
          </table:table-cell>
          <table:table-cell table:style-name="ce18" office:value-type="float" office:value="-0.033">
            <text:p>-0,033</text:p>
          </table:table-cell>
          <table:table-cell table:style-name="ce18" table:formula="of:=([.E27]-[.E$35])/([.E$36]-[.E$35])" office:value-type="float" office:value="0.312977099236641">
            <text:p>0,3129770992</text:p>
          </table:table-cell>
          <table:table-cell table:style-name="ce18" table:formula="of:=([.F27]-[.F$35])/([.F$36]-[.F$35])" office:value-type="float" office:value="0.49814126394052">
            <text:p>0,4981412639</text:p>
          </table:table-cell>
          <table:table-cell table:style-name="ce18" table:formula="of:=([.G27]-[.G$35])/([.G$36]-[.G$35])" office:value-type="float" office:value="0.473076923076923">
            <text:p>0,4730769231</text:p>
          </table:table-cell>
          <table:table-cell table:style-name="ce18" table:formula="of:=([.H27]-[.H$35])/([.H$36]-[.H$35])" office:value-type="float" office:value="0">
            <text:p>#DIV/0 !</text:p>
          </table:table-cell>
          <table:table-cell table:style-name="ce18" table:formula="of:=([.I27]-[.I$35])/([.I$36]-[.I$35])" office:value-type="float" office:value="0">
            <text:p>#DIV/0 !</text:p>
          </table:table-cell>
          <table:table-cell/>
          <table:table-cell table:style-name="ce43" table:formula="of:=[.H78]*0.5*([.$G79]-[.$G77])" office:value-type="float" office:value="0.00203435114503817">
            <text:p>0,0020343511</text:p>
          </table:table-cell>
          <table:table-cell table:style-name="ce43" table:formula="of:=[.I78]*0.5*([.$G79]-[.$G77])" office:value-type="float" office:value="0.00323791821561338">
            <text:p>0,0032379182</text:p>
          </table:table-cell>
          <table:table-cell table:style-name="ce43" table:formula="of:=[.J78]*0.5*([.$G79]-[.$G77])" office:value-type="float" office:value="0.003075">
            <text:p>0,003075</text:p>
          </table:table-cell>
          <table:table-cell table:style-name="ce43" table:formula="of:=[.K78]*0.5*([.$G79]-[.$G77])" office:value-type="float" office:value="0">
            <text:p>#DIV/0 !</text:p>
          </table:table-cell>
          <table:table-cell table:style-name="ce43" table:formula="of:=[.L78]*0.5*([.$G79]-[.$G77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6">
            <text:p>16</text:p>
          </table:table-cell>
          <table:table-cell table:style-name="ce18" office:value-type="float" office:value="-0.025">
            <text:p>-0,025</text:p>
          </table:table-cell>
          <table:table-cell table:style-name="ce18" table:formula="of:=([.D26]-[.D$35])/([.D$36]-[.D$35])" office:value-type="float" office:value="-0.286764705882353">
            <text:p>-0,2867647059</text:p>
          </table:table-cell>
          <table:table-cell table:style-name="ce43" table:formula="of:=[.C79]*0.5*([.B80]-[.B78])" office:value-type="float" office:value="-0.00143382352941176">
            <text:p>-0,0014338235</text:p>
          </table:table-cell>
          <table:table-cell/>
          <table:table-cell table:style-name="ce18" office:value-type="float" office:value="16">
            <text:p>16</text:p>
          </table:table-cell>
          <table:table-cell table:style-name="ce18" office:value-type="float" office:value="-0.025">
            <text:p>-0,025</text:p>
          </table:table-cell>
          <table:table-cell table:style-name="ce18" table:formula="of:=([.E26]-[.E$35])/([.E$36]-[.E$35])" office:value-type="float" office:value="0.446564885496183">
            <text:p>0,4465648855</text:p>
          </table:table-cell>
          <table:table-cell table:style-name="ce18" table:formula="of:=([.F26]-[.F$35])/([.F$36]-[.F$35])" office:value-type="float" office:value="0.654275092936803">
            <text:p>0,6542750929</text:p>
          </table:table-cell>
          <table:table-cell table:style-name="ce18" table:formula="of:=([.G26]-[.G$35])/([.G$36]-[.G$35])" office:value-type="float" office:value="0.619230769230769">
            <text:p>0,6192307692</text:p>
          </table:table-cell>
          <table:table-cell table:style-name="ce18" table:formula="of:=([.H26]-[.H$35])/([.H$36]-[.H$35])" office:value-type="float" office:value="0">
            <text:p>#DIV/0 !</text:p>
          </table:table-cell>
          <table:table-cell table:style-name="ce18" table:formula="of:=([.I26]-[.I$35])/([.I$36]-[.I$35])" office:value-type="float" office:value="0">
            <text:p>#DIV/0 !</text:p>
          </table:table-cell>
          <table:table-cell/>
          <table:table-cell table:style-name="ce43" table:formula="of:=[.H79]*0.5*([.$G80]-[.$G78])" office:value-type="float" office:value="0.00223282442748092">
            <text:p>0,0022328244</text:p>
          </table:table-cell>
          <table:table-cell table:style-name="ce43" table:formula="of:=[.I79]*0.5*([.$G80]-[.$G78])" office:value-type="float" office:value="0.00327137546468402">
            <text:p>0,0032713755</text:p>
          </table:table-cell>
          <table:table-cell table:style-name="ce43" table:formula="of:=[.J79]*0.5*([.$G80]-[.$G78])" office:value-type="float" office:value="0.00309615384615385">
            <text:p>0,0030961538</text:p>
          </table:table-cell>
          <table:table-cell table:style-name="ce43" table:formula="of:=[.K79]*0.5*([.$G80]-[.$G78])" office:value-type="float" office:value="0">
            <text:p>#DIV/0 !</text:p>
          </table:table-cell>
          <table:table-cell table:style-name="ce43" table:formula="of:=[.L79]*0.5*([.$G80]-[.$G78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5">
            <text:p>15</text:p>
          </table:table-cell>
          <table:table-cell table:style-name="ce18" office:value-type="float" office:value="-0.023">
            <text:p>-0,023</text:p>
          </table:table-cell>
          <table:table-cell table:style-name="ce18" table:formula="of:=([.D25]-[.D$35])/([.D$36]-[.D$35])" office:value-type="float" office:value="-0.356617647058823">
            <text:p>-0,3566176471</text:p>
          </table:table-cell>
          <table:table-cell table:style-name="ce43" table:formula="of:=[.C80]*0.5*([.B81]-[.B79])" office:value-type="float" office:value="-0.00142647058823529">
            <text:p>-0,0014264706</text:p>
          </table:table-cell>
          <table:table-cell/>
          <table:table-cell table:style-name="ce18" office:value-type="float" office:value="15">
            <text:p>15</text:p>
          </table:table-cell>
          <table:table-cell table:style-name="ce18" office:value-type="float" office:value="-0.023">
            <text:p>-0,023</text:p>
          </table:table-cell>
          <table:table-cell table:style-name="ce18" table:formula="of:=([.E25]-[.E$35])/([.E$36]-[.E$35])" office:value-type="float" office:value="0.465648854961832">
            <text:p>0,465648855</text:p>
          </table:table-cell>
          <table:table-cell table:style-name="ce18" table:formula="of:=([.F25]-[.F$35])/([.F$36]-[.F$35])" office:value-type="float" office:value="0.743494423791822">
            <text:p>0,7434944238</text:p>
          </table:table-cell>
          <table:table-cell table:style-name="ce18" table:formula="of:=([.G25]-[.G$35])/([.G$36]-[.G$35])" office:value-type="float" office:value="0.703846153846154">
            <text:p>0,7038461538</text:p>
          </table:table-cell>
          <table:table-cell table:style-name="ce18" table:formula="of:=([.H25]-[.H$35])/([.H$36]-[.H$35])" office:value-type="float" office:value="0">
            <text:p>#DIV/0 !</text:p>
          </table:table-cell>
          <table:table-cell table:style-name="ce18" table:formula="of:=([.I25]-[.I$35])/([.I$36]-[.I$35])" office:value-type="float" office:value="0">
            <text:p>#DIV/0 !</text:p>
          </table:table-cell>
          <table:table-cell/>
          <table:table-cell table:style-name="ce43" table:formula="of:=[.H80]*0.5*([.$G81]-[.$G79])" office:value-type="float" office:value="0.00186259541984733">
            <text:p>0,0018625954</text:p>
          </table:table-cell>
          <table:table-cell table:style-name="ce43" table:formula="of:=[.I80]*0.5*([.$G81]-[.$G79])" office:value-type="float" office:value="0.00297397769516729">
            <text:p>0,0029739777</text:p>
          </table:table-cell>
          <table:table-cell table:style-name="ce43" table:formula="of:=[.J80]*0.5*([.$G81]-[.$G79])" office:value-type="float" office:value="0.00281538461538462">
            <text:p>0,0028153846</text:p>
          </table:table-cell>
          <table:table-cell table:style-name="ce43" table:formula="of:=[.K80]*0.5*([.$G81]-[.$G79])" office:value-type="float" office:value="0">
            <text:p>#DIV/0 !</text:p>
          </table:table-cell>
          <table:table-cell table:style-name="ce43" table:formula="of:=[.L80]*0.5*([.$G81]-[.$G79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4">
            <text:p>14</text:p>
          </table:table-cell>
          <table:table-cell table:style-name="ce18" office:value-type="float" office:value="-0.017">
            <text:p>-0,017</text:p>
          </table:table-cell>
          <table:table-cell table:style-name="ce18" table:formula="of:=([.D24]-[.D$35])/([.D$36]-[.D$35])" office:value-type="float" office:value="-0.330882352941176">
            <text:p>-0,3308823529</text:p>
          </table:table-cell>
          <table:table-cell table:style-name="ce43" table:formula="of:=[.C81]*0.5*([.B82]-[.B80])" office:value-type="float" office:value="-0.00215073529411765">
            <text:p>-0,0021507353</text:p>
          </table:table-cell>
          <table:table-cell/>
          <table:table-cell table:style-name="ce18" office:value-type="float" office:value="14">
            <text:p>14</text:p>
          </table:table-cell>
          <table:table-cell table:style-name="ce18" office:value-type="float" office:value="-0.017">
            <text:p>-0,017</text:p>
          </table:table-cell>
          <table:table-cell table:style-name="ce18" table:formula="of:=([.E24]-[.E$35])/([.E$36]-[.E$35])" office:value-type="float" office:value="0.450381679389313">
            <text:p>0,4503816794</text:p>
          </table:table-cell>
          <table:table-cell table:style-name="ce18" table:formula="of:=([.F24]-[.F$35])/([.F$36]-[.F$35])" office:value-type="float" office:value="0.862453531598513">
            <text:p>0,8624535316</text:p>
          </table:table-cell>
          <table:table-cell table:style-name="ce18" table:formula="of:=([.G24]-[.G$35])/([.G$36]-[.G$35])" office:value-type="float" office:value="0.823076923076923">
            <text:p>0,8230769231</text:p>
          </table:table-cell>
          <table:table-cell table:style-name="ce18" table:formula="of:=([.H24]-[.H$35])/([.H$36]-[.H$35])" office:value-type="float" office:value="0">
            <text:p>#DIV/0 !</text:p>
          </table:table-cell>
          <table:table-cell table:style-name="ce18" table:formula="of:=([.I24]-[.I$35])/([.I$36]-[.I$35])" office:value-type="float" office:value="0">
            <text:p>#DIV/0 !</text:p>
          </table:table-cell>
          <table:table-cell/>
          <table:table-cell table:style-name="ce43" table:formula="of:=[.H81]*0.5*([.$G82]-[.$G80])" office:value-type="float" office:value="0.00292748091603053">
            <text:p>0,0029274809</text:p>
          </table:table-cell>
          <table:table-cell table:style-name="ce43" table:formula="of:=[.I81]*0.5*([.$G82]-[.$G80])" office:value-type="float" office:value="0.00560594795539033">
            <text:p>0,005605948</text:p>
          </table:table-cell>
          <table:table-cell table:style-name="ce43" table:formula="of:=[.J81]*0.5*([.$G82]-[.$G80])" office:value-type="float" office:value="0.00535">
            <text:p>0,00535</text:p>
          </table:table-cell>
          <table:table-cell table:style-name="ce43" table:formula="of:=[.K81]*0.5*([.$G82]-[.$G80])" office:value-type="float" office:value="0">
            <text:p>#DIV/0 !</text:p>
          </table:table-cell>
          <table:table-cell table:style-name="ce43" table:formula="of:=[.L81]*0.5*([.$G82]-[.$G80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3">
            <text:p>13</text:p>
          </table:table-cell>
          <table:table-cell table:style-name="ce18" office:value-type="float" office:value="-0.01">
            <text:p>-0,01</text:p>
          </table:table-cell>
          <table:table-cell table:style-name="ce18" table:formula="of:=([.D23]-[.D$35])/([.D$36]-[.D$35])" office:value-type="float" office:value="-0.356617647058823">
            <text:p>-0,3566176471</text:p>
          </table:table-cell>
          <table:table-cell table:style-name="ce43" table:formula="of:=[.C82]*0.5*([.B83]-[.B81])" office:value-type="float" office:value="-0.00303125">
            <text:p>-0,00303125</text:p>
          </table:table-cell>
          <table:table-cell/>
          <table:table-cell table:style-name="ce18" office:value-type="float" office:value="13">
            <text:p>13</text:p>
          </table:table-cell>
          <table:table-cell table:style-name="ce18" office:value-type="float" office:value="-0.01">
            <text:p>-0,01</text:p>
          </table:table-cell>
          <table:table-cell table:style-name="ce18" table:formula="of:=([.E23]-[.E$35])/([.E$36]-[.E$35])" office:value-type="float" office:value="0.427480916030534">
            <text:p>0,427480916</text:p>
          </table:table-cell>
          <table:table-cell table:style-name="ce18" table:formula="of:=([.F23]-[.F$35])/([.F$36]-[.F$35])" office:value-type="float" office:value="0.851301115241636">
            <text:p>0,8513011152</text:p>
          </table:table-cell>
          <table:table-cell table:style-name="ce18" table:formula="of:=([.G23]-[.G$35])/([.G$36]-[.G$35])" office:value-type="float" office:value="0.976923076923077">
            <text:p>0,9769230769</text:p>
          </table:table-cell>
          <table:table-cell table:style-name="ce18" table:formula="of:=([.H23]-[.H$35])/([.H$36]-[.H$35])" office:value-type="float" office:value="0">
            <text:p>#DIV/0 !</text:p>
          </table:table-cell>
          <table:table-cell table:style-name="ce18" table:formula="of:=([.I23]-[.I$35])/([.I$36]-[.I$35])" office:value-type="float" office:value="0">
            <text:p>#DIV/0 !</text:p>
          </table:table-cell>
          <table:table-cell/>
          <table:table-cell table:style-name="ce43" table:formula="of:=[.H82]*0.5*([.$G83]-[.$G81])" office:value-type="float" office:value="0.00363358778625954">
            <text:p>0,0036335878</text:p>
          </table:table-cell>
          <table:table-cell table:style-name="ce43" table:formula="of:=[.I82]*0.5*([.$G83]-[.$G81])" office:value-type="float" office:value="0.0072360594795539">
            <text:p>0,0072360595</text:p>
          </table:table-cell>
          <table:table-cell table:style-name="ce43" table:formula="of:=[.J82]*0.5*([.$G83]-[.$G81])" office:value-type="float" office:value="0.00830384615384615">
            <text:p>0,0083038462</text:p>
          </table:table-cell>
          <table:table-cell table:style-name="ce43" table:formula="of:=[.K82]*0.5*([.$G83]-[.$G81])" office:value-type="float" office:value="0">
            <text:p>#DIV/0 !</text:p>
          </table:table-cell>
          <table:table-cell table:style-name="ce43" table:formula="of:=[.L82]*0.5*([.$G83]-[.$G81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BA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43" table:formula="of:=[.C83]*0.5*([.B84]-[.B82])" office:value-type="float" office:value="0.022">
            <text:p>0,022</text:p>
          </table:table-cell>
          <table:table-cell/>
          <table:table-cell table:style-name="ce53" office:value-type="string">
            <text:p>BA</text:p>
          </table:table-cell>
          <table:table-cell table:style-name="ce55" office:value-type="float" office:value="0">
            <text:p>0</text:p>
          </table:table-cell>
          <table:table-cell table:style-name="ce55" table:formula="of:=0.5*([.H82]+[.H84])" office:value-type="float" office:value="-0.822519083969466">
            <text:p>-0,822519084</text:p>
          </table:table-cell>
          <table:table-cell table:style-name="ce55" table:formula="of:=0.5*([.I82]+[.I84])" office:value-type="float" office:value="-1.11710037174721">
            <text:p>-1,1171003717</text:p>
          </table:table-cell>
          <table:table-cell table:style-name="ce55" table:formula="of:=0.5*([.J82]+[.J84])" office:value-type="float" office:value="0.221153846153846">
            <text:p>0,2211538462</text:p>
          </table:table-cell>
          <table:table-cell table:style-name="ce55" table:formula="of:=0.5*([.K82]+[.K84])" office:value-type="float" office:value="0">
            <text:p>#DIV/0 !</text:p>
          </table:table-cell>
          <table:table-cell table:style-name="ce55" table:formula="of:=0.5*([.L82]+[.L84])" office:value-type="float" office:value="0">
            <text:p>#DIV/0 !</text:p>
          </table:table-cell>
          <table:table-cell/>
          <table:table-cell table:style-name="ce43" table:formula="of:=[.H83]*0.5*([.$G84]-[.$G82])" office:value-type="float" office:value="-0.0180954198473282">
            <text:p>-0,0180954198</text:p>
          </table:table-cell>
          <table:table-cell table:style-name="ce43" table:formula="of:=[.I83]*0.5*([.$G84]-[.$G82])" office:value-type="float" office:value="-0.0245762081784387">
            <text:p>-0,0245762082</text:p>
          </table:table-cell>
          <table:table-cell table:style-name="ce43" table:formula="of:=[.J83]*0.5*([.$G84]-[.$G82])" office:value-type="float" office:value="0.00486538461538462">
            <text:p>0,0048653846</text:p>
          </table:table-cell>
          <table:table-cell table:style-name="ce43" table:formula="of:=[.K83]*0.5*([.$G84]-[.$G82])" office:value-type="float" office:value="0">
            <text:p>#DIV/0 !</text:p>
          </table:table-cell>
          <table:table-cell table:style-name="ce43" table:formula="of:=[.L83]*0.5*([.$G84]-[.$G8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18" office:value-type="float" office:value="0.034">
            <text:p>0,034</text:p>
          </table:table-cell>
          <table:table-cell table:style-name="ce18" table:formula="of:=([.D11]-[.D$35])/([.D$36]-[.D$35])" office:value-type="float" office:value="-0.125">
            <text:p>-0,125</text:p>
          </table:table-cell>
          <table:table-cell table:style-name="ce43" table:formula="of:=[.C84]*0.5*([.B85]-[.B83])" office:value-type="float" office:value="-0.0025">
            <text:p>-0,0025</text:p>
          </table:table-cell>
          <table:table-cell/>
          <table:table-cell table:style-name="ce18" office:value-type="float" office:value="1">
            <text:p>1</text:p>
          </table:table-cell>
          <table:table-cell table:style-name="ce56" office:value-type="float" office:value="0.034">
            <text:p>0,034</text:p>
          </table:table-cell>
          <table:table-cell table:style-name="ce18" table:formula="of:=([.E11]-[.E$35])/([.E$36]-[.E$35])" office:value-type="float" office:value="-2.07251908396947">
            <text:p>-2,072519084</text:p>
          </table:table-cell>
          <table:table-cell table:style-name="ce18" table:formula="of:=([.F11]-[.F$35])/([.F$36]-[.F$35])" office:value-type="float" office:value="-3.08550185873606">
            <text:p>-3,0855018587</text:p>
          </table:table-cell>
          <table:table-cell table:style-name="ce18" table:formula="of:=([.G11]-[.G$35])/([.G$36]-[.G$35])" office:value-type="float" office:value="-0.534615384615385">
            <text:p>-0,5346153846</text:p>
          </table:table-cell>
          <table:table-cell table:style-name="ce18" table:formula="of:=([.H11]-[.H$35])/([.H$36]-[.H$35])" office:value-type="float" office:value="0">
            <text:p>#DIV/0 !</text:p>
          </table:table-cell>
          <table:table-cell table:style-name="ce18" table:formula="of:=([.I11]-[.I$35])/([.I$36]-[.I$35])" office:value-type="float" office:value="0">
            <text:p>#DIV/0 !</text:p>
          </table:table-cell>
          <table:table-cell/>
          <table:table-cell table:style-name="ce43" table:formula="of:=[.H84]*0.5*([.$G85]-[.$G83])" office:value-type="float" office:value="-0.0414503816793893">
            <text:p>-0,0414503817</text:p>
          </table:table-cell>
          <table:table-cell table:style-name="ce43" table:formula="of:=[.I84]*0.5*([.$G85]-[.$G83])" office:value-type="float" office:value="-0.0617100371747212">
            <text:p>-0,0617100372</text:p>
          </table:table-cell>
          <table:table-cell table:style-name="ce43" table:formula="of:=[.J84]*0.5*([.$G85]-[.$G83])" office:value-type="float" office:value="-0.0106923076923077">
            <text:p>-0,0106923077</text:p>
          </table:table-cell>
          <table:table-cell table:style-name="ce43" table:formula="of:=[.K84]*0.5*([.$G85]-[.$G83])" office:value-type="float" office:value="0">
            <text:p>#DIV/0 !</text:p>
          </table:table-cell>
          <table:table-cell table:style-name="ce43" table:formula="of:=[.L84]*0.5*([.$G85]-[.$G83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18" office:value-type="float" office:value="0.04">
            <text:p>0,04</text:p>
          </table:table-cell>
          <table:table-cell table:style-name="ce18" table:formula="of:=([.D12]-[.D$35])/([.D$36]-[.D$35])" office:value-type="float" office:value="-0.209558823529412">
            <text:p>-0,2095588235</text:p>
          </table:table-cell>
          <table:table-cell table:style-name="ce43" table:formula="of:=[.C85]*0.5*([.B86]-[.B84])" office:value-type="float" office:value="-0.00199080882352941">
            <text:p>-0,0019908088</text:p>
          </table:table-cell>
          <table:table-cell/>
          <table:table-cell table:style-name="ce18" office:value-type="float" office:value="2">
            <text:p>2</text:p>
          </table:table-cell>
          <table:table-cell table:style-name="ce56" office:value-type="float" office:value="0.04">
            <text:p>0,04</text:p>
          </table:table-cell>
          <table:table-cell table:style-name="ce18" table:formula="of:=([.E12]-[.E$35])/([.E$36]-[.E$35])" office:value-type="float" office:value="-1.84351145038168">
            <text:p>-1,8435114504</text:p>
          </table:table-cell>
          <table:table-cell table:style-name="ce18" table:formula="of:=([.F12]-[.F$35])/([.F$36]-[.F$35])" office:value-type="float" office:value="-3.09293680297398">
            <text:p>-3,092936803</text:p>
          </table:table-cell>
          <table:table-cell table:style-name="ce18" table:formula="of:=([.G12]-[.G$35])/([.G$36]-[.G$35])" office:value-type="float" office:value="-0.542307692307692">
            <text:p>-0,5423076923</text:p>
          </table:table-cell>
          <table:table-cell table:style-name="ce18" table:formula="of:=([.H12]-[.H$35])/([.H$36]-[.H$35])" office:value-type="float" office:value="0">
            <text:p>#DIV/0 !</text:p>
          </table:table-cell>
          <table:table-cell table:style-name="ce18" table:formula="of:=([.I12]-[.I$35])/([.I$36]-[.I$35])" office:value-type="float" office:value="0">
            <text:p>#DIV/0 !</text:p>
          </table:table-cell>
          <table:table-cell/>
          <table:table-cell table:style-name="ce43" table:formula="of:=[.H85]*0.5*([.$G86]-[.$G84])" office:value-type="float" office:value="-0.0175133587786259">
            <text:p>-0,0175133588</text:p>
          </table:table-cell>
          <table:table-cell table:style-name="ce43" table:formula="of:=[.I85]*0.5*([.$G86]-[.$G84])" office:value-type="float" office:value="-0.0293828996282528">
            <text:p>-0,0293828996</text:p>
          </table:table-cell>
          <table:table-cell table:style-name="ce43" table:formula="of:=[.J85]*0.5*([.$G86]-[.$G84])" office:value-type="float" office:value="-0.00515192307692308">
            <text:p>-0,0051519231</text:p>
          </table:table-cell>
          <table:table-cell table:style-name="ce43" table:formula="of:=[.K85]*0.5*([.$G86]-[.$G84])" office:value-type="float" office:value="0">
            <text:p>#DIV/0 !</text:p>
          </table:table-cell>
          <table:table-cell table:style-name="ce43" table:formula="of:=[.L85]*0.5*([.$G86]-[.$G84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float" office:value="0.053">
            <text:p>0,053</text:p>
          </table:table-cell>
          <table:table-cell table:style-name="ce18" table:formula="of:=([.D13]-[.D$35])/([.D$36]-[.D$35])" office:value-type="float" office:value="-0.393382352941176">
            <text:p>-0,3933823529</text:p>
          </table:table-cell>
          <table:table-cell table:style-name="ce43" table:formula="of:=[.C86]*0.5*([.B87]-[.B85])" office:value-type="float" office:value="-0.00393382352941176">
            <text:p>-0,0039338235</text:p>
          </table:table-cell>
          <table:table-cell/>
          <table:table-cell table:style-name="ce18" office:value-type="float" office:value="3">
            <text:p>3</text:p>
          </table:table-cell>
          <table:table-cell table:style-name="ce56" office:value-type="float" office:value="0.053">
            <text:p>0,053</text:p>
          </table:table-cell>
          <table:table-cell table:style-name="ce18" table:formula="of:=([.E13]-[.E$35])/([.E$36]-[.E$35])" office:value-type="float" office:value="-1.5763358778626">
            <text:p>-1,5763358779</text:p>
          </table:table-cell>
          <table:table-cell table:style-name="ce18" table:formula="of:=([.F13]-[.F$35])/([.F$36]-[.F$35])" office:value-type="float" office:value="-2.97769516728625">
            <text:p>-2,9776951673</text:p>
          </table:table-cell>
          <table:table-cell table:style-name="ce18" table:formula="of:=([.G13]-[.G$35])/([.G$36]-[.G$35])" office:value-type="float" office:value="-0.538461538461538">
            <text:p>-0,5384615385</text:p>
          </table:table-cell>
          <table:table-cell table:style-name="ce18" table:formula="of:=([.H13]-[.H$35])/([.H$36]-[.H$35])" office:value-type="float" office:value="0">
            <text:p>#DIV/0 !</text:p>
          </table:table-cell>
          <table:table-cell table:style-name="ce18" table:formula="of:=([.I13]-[.I$35])/([.I$36]-[.I$35])" office:value-type="float" office:value="0">
            <text:p>#DIV/0 !</text:p>
          </table:table-cell>
          <table:table-cell/>
          <table:table-cell table:style-name="ce43" table:formula="of:=[.H86]*0.5*([.$G87]-[.$G85])" office:value-type="float" office:value="-0.0157633587786259">
            <text:p>-0,0157633588</text:p>
          </table:table-cell>
          <table:table-cell table:style-name="ce43" table:formula="of:=[.I86]*0.5*([.$G87]-[.$G85])" office:value-type="float" office:value="-0.0297769516728624">
            <text:p>-0,0297769517</text:p>
          </table:table-cell>
          <table:table-cell table:style-name="ce43" table:formula="of:=[.J86]*0.5*([.$G87]-[.$G85])" office:value-type="float" office:value="-0.00538461538461538">
            <text:p>-0,0053846154</text:p>
          </table:table-cell>
          <table:table-cell table:style-name="ce43" table:formula="of:=[.K86]*0.5*([.$G87]-[.$G85])" office:value-type="float" office:value="0">
            <text:p>#DIV/0 !</text:p>
          </table:table-cell>
          <table:table-cell table:style-name="ce43" table:formula="of:=[.L86]*0.5*([.$G87]-[.$G85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18" office:value-type="float" office:value="0.06">
            <text:p>0,06</text:p>
          </table:table-cell>
          <table:table-cell table:style-name="ce18" table:formula="of:=([.D14]-[.D$35])/([.D$36]-[.D$35])" office:value-type="float" office:value="-0.430147058823529">
            <text:p>-0,4301470588</text:p>
          </table:table-cell>
          <table:table-cell table:style-name="ce43" table:formula="of:=[.C87]*0.5*([.B88]-[.B86])" office:value-type="float" office:value="-0.00387132352941176">
            <text:p>-0,0038713235</text:p>
          </table:table-cell>
          <table:table-cell/>
          <table:table-cell table:style-name="ce18" office:value-type="float" office:value="4">
            <text:p>4</text:p>
          </table:table-cell>
          <table:table-cell table:style-name="ce56" office:value-type="float" office:value="0.06">
            <text:p>0,06</text:p>
          </table:table-cell>
          <table:table-cell table:style-name="ce18" table:formula="of:=([.E14]-[.E$35])/([.E$36]-[.E$35])" office:value-type="float" office:value="-1.45419847328244">
            <text:p>-1,4541984733</text:p>
          </table:table-cell>
          <table:table-cell table:style-name="ce18" table:formula="of:=([.F14]-[.F$35])/([.F$36]-[.F$35])" office:value-type="float" office:value="-1.92193308550186">
            <text:p>-1,9219330855</text:p>
          </table:table-cell>
          <table:table-cell table:style-name="ce18" table:formula="of:=([.G14]-[.G$35])/([.G$36]-[.G$35])" office:value-type="float" office:value="-0.55">
            <text:p>-0,55</text:p>
          </table:table-cell>
          <table:table-cell table:style-name="ce18" table:formula="of:=([.H14]-[.H$35])/([.H$36]-[.H$35])" office:value-type="float" office:value="0">
            <text:p>#DIV/0 !</text:p>
          </table:table-cell>
          <table:table-cell table:style-name="ce18" table:formula="of:=([.I14]-[.I$35])/([.I$36]-[.I$35])" office:value-type="float" office:value="0">
            <text:p>#DIV/0 !</text:p>
          </table:table-cell>
          <table:table-cell/>
          <table:table-cell table:style-name="ce43" table:formula="of:=[.H87]*0.5*([.$G88]-[.$G86])" office:value-type="float" office:value="-0.013087786259542">
            <text:p>-0,0130877863</text:p>
          </table:table-cell>
          <table:table-cell table:style-name="ce43" table:formula="of:=[.I87]*0.5*([.$G88]-[.$G86])" office:value-type="float" office:value="-0.0172973977695167">
            <text:p>-0,0172973978</text:p>
          </table:table-cell>
          <table:table-cell table:style-name="ce43" table:formula="of:=[.J87]*0.5*([.$G88]-[.$G86])" office:value-type="float" office:value="-0.00495">
            <text:p>-0,00495</text:p>
          </table:table-cell>
          <table:table-cell table:style-name="ce43" table:formula="of:=[.K87]*0.5*([.$G88]-[.$G86])" office:value-type="float" office:value="0">
            <text:p>#DIV/0 !</text:p>
          </table:table-cell>
          <table:table-cell table:style-name="ce43" table:formula="of:=[.L87]*0.5*([.$G88]-[.$G86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18" office:value-type="float" office:value="0.071">
            <text:p>0,071</text:p>
          </table:table-cell>
          <table:table-cell table:style-name="ce18" table:formula="of:=([.D15]-[.D$35])/([.D$36]-[.D$35])" office:value-type="float" office:value="-0.441176470588235">
            <text:p>-0,4411764706</text:p>
          </table:table-cell>
          <table:table-cell table:style-name="ce43" table:formula="of:=[.C88]*0.5*([.B89]-[.B87])" office:value-type="float" office:value="-0.00330882352941176">
            <text:p>-0,0033088235</text:p>
          </table:table-cell>
          <table:table-cell/>
          <table:table-cell table:style-name="ce18" office:value-type="float" office:value="5">
            <text:p>5</text:p>
          </table:table-cell>
          <table:table-cell table:style-name="ce56" office:value-type="float" office:value="0.071">
            <text:p>0,071</text:p>
          </table:table-cell>
          <table:table-cell table:style-name="ce18" table:formula="of:=([.E15]-[.E$35])/([.E$36]-[.E$35])" office:value-type="float" office:value="-1.16793893129771">
            <text:p>-1,1679389313</text:p>
          </table:table-cell>
          <table:table-cell table:style-name="ce18" table:formula="of:=([.F15]-[.F$35])/([.F$36]-[.F$35])" office:value-type="float" office:value="-1.27881040892193">
            <text:p>-1,2788104089</text:p>
          </table:table-cell>
          <table:table-cell table:style-name="ce18" table:formula="of:=([.G15]-[.G$35])/([.G$36]-[.G$35])" office:value-type="float" office:value="-0.561538461538462">
            <text:p>-0,5615384615</text:p>
          </table:table-cell>
          <table:table-cell table:style-name="ce18" table:formula="of:=([.H15]-[.H$35])/([.H$36]-[.H$35])" office:value-type="float" office:value="0">
            <text:p>#DIV/0 !</text:p>
          </table:table-cell>
          <table:table-cell table:style-name="ce18" table:formula="of:=([.I15]-[.I$35])/([.I$36]-[.I$35])" office:value-type="float" office:value="0">
            <text:p>#DIV/0 !</text:p>
          </table:table-cell>
          <table:table-cell/>
          <table:table-cell table:style-name="ce43" table:formula="of:=[.H88]*0.5*([.$G89]-[.$G87])" office:value-type="float" office:value="-0.00875954198473282">
            <text:p>-0,008759542</text:p>
          </table:table-cell>
          <table:table-cell table:style-name="ce43" table:formula="of:=[.I88]*0.5*([.$G89]-[.$G87])" office:value-type="float" office:value="-0.0095910780669145">
            <text:p>-0,0095910781</text:p>
          </table:table-cell>
          <table:table-cell table:style-name="ce43" table:formula="of:=[.J88]*0.5*([.$G89]-[.$G87])" office:value-type="float" office:value="-0.00421153846153846">
            <text:p>-0,0042115385</text:p>
          </table:table-cell>
          <table:table-cell table:style-name="ce43" table:formula="of:=[.K88]*0.5*([.$G89]-[.$G87])" office:value-type="float" office:value="0">
            <text:p>#DIV/0 !</text:p>
          </table:table-cell>
          <table:table-cell table:style-name="ce43" table:formula="of:=[.L88]*0.5*([.$G89]-[.$G87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6">
            <text:p>6</text:p>
          </table:table-cell>
          <table:table-cell table:style-name="ce18" office:value-type="float" office:value="0.075">
            <text:p>0,075</text:p>
          </table:table-cell>
          <table:table-cell table:style-name="ce18" table:formula="of:=([.D16]-[.D$35])/([.D$36]-[.D$35])" office:value-type="float" office:value="-0.404411764705882">
            <text:p>-0,4044117647</text:p>
          </table:table-cell>
          <table:table-cell table:style-name="ce43" table:formula="of:=[.C89]*0.5*([.B90]-[.B88])" office:value-type="float" office:value="-0.00121323529411765">
            <text:p>-0,0012132353</text:p>
          </table:table-cell>
          <table:table-cell/>
          <table:table-cell table:style-name="ce18" office:value-type="float" office:value="6">
            <text:p>6</text:p>
          </table:table-cell>
          <table:table-cell table:style-name="ce56" office:value-type="float" office:value="0.075">
            <text:p>0,075</text:p>
          </table:table-cell>
          <table:table-cell table:style-name="ce18" table:formula="of:=([.E16]-[.E$35])/([.E$36]-[.E$35])" office:value-type="float" office:value="-1.0763358778626">
            <text:p>-1,0763358779</text:p>
          </table:table-cell>
          <table:table-cell table:style-name="ce18" table:formula="of:=([.F16]-[.F$35])/([.F$36]-[.F$35])" office:value-type="float" office:value="-1.07063197026022">
            <text:p>-1,0706319703</text:p>
          </table:table-cell>
          <table:table-cell table:style-name="ce18" table:formula="of:=([.G16]-[.G$35])/([.G$36]-[.G$35])" office:value-type="float" office:value="-0.546153846153846">
            <text:p>-0,5461538462</text:p>
          </table:table-cell>
          <table:table-cell table:style-name="ce18" table:formula="of:=([.H16]-[.H$35])/([.H$36]-[.H$35])" office:value-type="float" office:value="0">
            <text:p>#DIV/0 !</text:p>
          </table:table-cell>
          <table:table-cell table:style-name="ce18" table:formula="of:=([.I16]-[.I$35])/([.I$36]-[.I$35])" office:value-type="float" office:value="0">
            <text:p>#DIV/0 !</text:p>
          </table:table-cell>
          <table:table-cell/>
          <table:table-cell table:style-name="ce43" table:formula="of:=[.H89]*0.5*([.$G90]-[.$G88])" office:value-type="float" office:value="-0.00322900763358778">
            <text:p>-0,0032290076</text:p>
          </table:table-cell>
          <table:table-cell table:style-name="ce43" table:formula="of:=[.I89]*0.5*([.$G90]-[.$G88])" office:value-type="float" office:value="-0.00321189591078066">
            <text:p>-0,0032118959</text:p>
          </table:table-cell>
          <table:table-cell table:style-name="ce43" table:formula="of:=[.J89]*0.5*([.$G90]-[.$G88])" office:value-type="float" office:value="-0.00163846153846154">
            <text:p>-0,0016384615</text:p>
          </table:table-cell>
          <table:table-cell table:style-name="ce43" table:formula="of:=[.K89]*0.5*([.$G90]-[.$G88])" office:value-type="float" office:value="0">
            <text:p>#DIV/0 !</text:p>
          </table:table-cell>
          <table:table-cell table:style-name="ce43" table:formula="of:=[.L89]*0.5*([.$G90]-[.$G88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7">
            <text:p>7</text:p>
          </table:table-cell>
          <table:table-cell table:style-name="ce18" office:value-type="float" office:value="0.077">
            <text:p>0,077</text:p>
          </table:table-cell>
          <table:table-cell table:style-name="ce18" table:formula="of:=([.D17]-[.D$35])/([.D$36]-[.D$35])" office:value-type="float" office:value="-0.378676470588235">
            <text:p>-0,3786764706</text:p>
          </table:table-cell>
          <table:table-cell table:style-name="ce43" table:formula="of:=[.C90]*0.5*([.B91]-[.B89])" office:value-type="float" office:value="-0.000378676470588235">
            <text:p>-0,0003786765</text:p>
          </table:table-cell>
          <table:table-cell/>
          <table:table-cell table:style-name="ce18" office:value-type="float" office:value="7">
            <text:p>7</text:p>
          </table:table-cell>
          <table:table-cell table:style-name="ce56" office:value-type="float" office:value="0.077">
            <text:p>0,077</text:p>
          </table:table-cell>
          <table:table-cell table:style-name="ce18" table:formula="of:=([.E17]-[.E$35])/([.E$36]-[.E$35])" office:value-type="float" office:value="-0.759541984732824">
            <text:p>-0,7595419847</text:p>
          </table:table-cell>
          <table:table-cell table:style-name="ce18" table:formula="of:=([.F17]-[.F$35])/([.F$36]-[.F$35])" office:value-type="float" office:value="-0.795539033457249">
            <text:p>-0,7955390335</text:p>
          </table:table-cell>
          <table:table-cell table:style-name="ce18" table:formula="of:=([.G17]-[.G$35])/([.G$36]-[.G$35])" office:value-type="float" office:value="-0.488461538461539">
            <text:p>-0,4884615385</text:p>
          </table:table-cell>
          <table:table-cell table:style-name="ce18" table:formula="of:=([.H17]-[.H$35])/([.H$36]-[.H$35])" office:value-type="float" office:value="0">
            <text:p>#DIV/0 !</text:p>
          </table:table-cell>
          <table:table-cell table:style-name="ce18" table:formula="of:=([.I17]-[.I$35])/([.I$36]-[.I$35])" office:value-type="float" office:value="0">
            <text:p>#DIV/0 !</text:p>
          </table:table-cell>
          <table:table-cell/>
          <table:table-cell table:style-name="ce43" table:formula="of:=[.H90]*0.5*([.$G91]-[.$G89])" office:value-type="float" office:value="-0.000759541984732825">
            <text:p>-0,000759542</text:p>
          </table:table-cell>
          <table:table-cell table:style-name="ce43" table:formula="of:=[.I90]*0.5*([.$G91]-[.$G89])" office:value-type="float" office:value="-0.00079553903345725">
            <text:p>-0,000795539</text:p>
          </table:table-cell>
          <table:table-cell table:style-name="ce43" table:formula="of:=[.J90]*0.5*([.$G91]-[.$G89])" office:value-type="float" office:value="-0.000488461538461539">
            <text:p>-0,0004884615</text:p>
          </table:table-cell>
          <table:table-cell table:style-name="ce43" table:formula="of:=[.K90]*0.5*([.$G91]-[.$G89])" office:value-type="float" office:value="0">
            <text:p>#DIV/0 !</text:p>
          </table:table-cell>
          <table:table-cell table:style-name="ce43" table:formula="of:=[.L90]*0.5*([.$G91]-[.$G89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8">
            <text:p>8</text:p>
          </table:table-cell>
          <table:table-cell table:style-name="ce18" office:value-type="float" office:value="0.077">
            <text:p>0,077</text:p>
          </table:table-cell>
          <table:table-cell table:style-name="ce18" table:formula="of:=([.D18]-[.D$35])/([.D$36]-[.D$35])" office:value-type="float" office:value="-0.352941176470588">
            <text:p>-0,3529411765</text:p>
          </table:table-cell>
          <table:table-cell table:style-name="ce43" table:formula="of:=[.C91]*0.5*([.B92]-[.B90])" office:value-type="float" office:value="0.00105882352941176">
            <text:p>0,0010588235</text:p>
          </table:table-cell>
          <table:table-cell/>
          <table:table-cell table:style-name="ce18" office:value-type="float" office:value="8">
            <text:p>8</text:p>
          </table:table-cell>
          <table:table-cell table:style-name="ce56" office:value-type="float" office:value="0.077">
            <text:p>0,077</text:p>
          </table:table-cell>
          <table:table-cell table:style-name="ce18" table:formula="of:=([.E18]-[.E$35])/([.E$36]-[.E$35])" office:value-type="float" office:value="-0.729007633587786">
            <text:p>-0,7290076336</text:p>
          </table:table-cell>
          <table:table-cell table:style-name="ce18" table:formula="of:=([.F18]-[.F$35])/([.F$36]-[.F$35])" office:value-type="float" office:value="-0.706319702602231">
            <text:p>-0,7063197026</text:p>
          </table:table-cell>
          <table:table-cell table:style-name="ce18" table:formula="of:=([.G18]-[.G$35])/([.G$36]-[.G$35])" office:value-type="float" office:value="-0.534615384615385">
            <text:p>-0,5346153846</text:p>
          </table:table-cell>
          <table:table-cell table:style-name="ce18" table:formula="of:=([.H18]-[.H$35])/([.H$36]-[.H$35])" office:value-type="float" office:value="0">
            <text:p>#DIV/0 !</text:p>
          </table:table-cell>
          <table:table-cell table:style-name="ce18" table:formula="of:=([.I18]-[.I$35])/([.I$36]-[.I$35])" office:value-type="float" office:value="0">
            <text:p>#DIV/0 !</text:p>
          </table:table-cell>
          <table:table-cell/>
          <table:table-cell table:style-name="ce43" table:formula="of:=[.H91]*0.5*([.$G92]-[.$G90])" office:value-type="float" office:value="0.00218702290076335">
            <text:p>0,0021870229</text:p>
          </table:table-cell>
          <table:table-cell table:style-name="ce43" table:formula="of:=[.I91]*0.5*([.$G92]-[.$G90])" office:value-type="float" office:value="0.00211895910780669">
            <text:p>0,0021189591</text:p>
          </table:table-cell>
          <table:table-cell table:style-name="ce43" table:formula="of:=[.J91]*0.5*([.$G92]-[.$G90])" office:value-type="float" office:value="0.00160384615384615">
            <text:p>0,0016038462</text:p>
          </table:table-cell>
          <table:table-cell table:style-name="ce43" table:formula="of:=[.K91]*0.5*([.$G92]-[.$G90])" office:value-type="float" office:value="0">
            <text:p>#DIV/0 !</text:p>
          </table:table-cell>
          <table:table-cell table:style-name="ce43" table:formula="of:=[.L91]*0.5*([.$G92]-[.$G90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18" office:value-type="float" office:value="0.071">
            <text:p>0,071</text:p>
          </table:table-cell>
          <table:table-cell table:style-name="ce18" table:formula="of:=([.D19]-[.D$35])/([.D$36]-[.D$35])" office:value-type="float" office:value="-0.327205882352941">
            <text:p>-0,3272058824</text:p>
          </table:table-cell>
          <table:table-cell table:style-name="ce43" table:formula="of:=[.C92]*0.5*([.B93]-[.B91])" office:value-type="float" office:value="0.00229044117647059">
            <text:p>0,0022904412</text:p>
          </table:table-cell>
          <table:table-cell/>
          <table:table-cell table:style-name="ce18" office:value-type="float" office:value="9">
            <text:p>9</text:p>
          </table:table-cell>
          <table:table-cell table:style-name="ce56" office:value-type="float" office:value="0.071">
            <text:p>0,071</text:p>
          </table:table-cell>
          <table:table-cell table:style-name="ce18" table:formula="of:=([.E19]-[.E$35])/([.E$36]-[.E$35])" office:value-type="float" office:value="-0.568702290076336">
            <text:p>-0,5687022901</text:p>
          </table:table-cell>
          <table:table-cell table:style-name="ce18" table:formula="of:=([.F19]-[.F$35])/([.F$36]-[.F$35])" office:value-type="float" office:value="-0.468401486988848">
            <text:p>-0,468401487</text:p>
          </table:table-cell>
          <table:table-cell table:style-name="ce18" table:formula="of:=([.G19]-[.G$35])/([.G$36]-[.G$35])" office:value-type="float" office:value="-0.55">
            <text:p>-0,55</text:p>
          </table:table-cell>
          <table:table-cell table:style-name="ce18" table:formula="of:=([.H19]-[.H$35])/([.H$36]-[.H$35])" office:value-type="float" office:value="0">
            <text:p>#DIV/0 !</text:p>
          </table:table-cell>
          <table:table-cell table:style-name="ce18" table:formula="of:=([.I19]-[.I$35])/([.I$36]-[.I$35])" office:value-type="float" office:value="0">
            <text:p>#DIV/0 !</text:p>
          </table:table-cell>
          <table:table-cell/>
          <table:table-cell table:style-name="ce43" table:formula="of:=[.H92]*0.5*([.$G93]-[.$G91])" office:value-type="float" office:value="0.00398091603053435">
            <text:p>0,003980916</text:p>
          </table:table-cell>
          <table:table-cell table:style-name="ce43" table:formula="of:=[.I92]*0.5*([.$G93]-[.$G91])" office:value-type="float" office:value="0.00327881040892193">
            <text:p>0,0032788104</text:p>
          </table:table-cell>
          <table:table-cell table:style-name="ce43" table:formula="of:=[.J92]*0.5*([.$G93]-[.$G91])" office:value-type="float" office:value="0.00385">
            <text:p>0,00385</text:p>
          </table:table-cell>
          <table:table-cell table:style-name="ce43" table:formula="of:=[.K92]*0.5*([.$G93]-[.$G91])" office:value-type="float" office:value="0">
            <text:p>#DIV/0 !</text:p>
          </table:table-cell>
          <table:table-cell table:style-name="ce43" table:formula="of:=[.L92]*0.5*([.$G93]-[.$G91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18" office:value-type="float" office:value="0.063">
            <text:p>0,063</text:p>
          </table:table-cell>
          <table:table-cell table:style-name="ce18" table:formula="of:=([.D20]-[.D$35])/([.D$36]-[.D$35])" office:value-type="float" office:value="-0.294117647058823">
            <text:p>-0,2941176471</text:p>
          </table:table-cell>
          <table:table-cell table:style-name="ce43" table:formula="of:=[.C93]*0.5*([.B94]-[.B92])" office:value-type="float" office:value="0.00352941176470588">
            <text:p>0,0035294118</text:p>
          </table:table-cell>
          <table:table-cell/>
          <table:table-cell table:style-name="ce18" office:value-type="float" office:value="10">
            <text:p>10</text:p>
          </table:table-cell>
          <table:table-cell table:style-name="ce56" office:value-type="float" office:value="0.063">
            <text:p>0,063</text:p>
          </table:table-cell>
          <table:table-cell table:style-name="ce18" table:formula="of:=([.E20]-[.E$35])/([.E$36]-[.E$35])" office:value-type="float" office:value="-0.423664122137404">
            <text:p>-0,4236641221</text:p>
          </table:table-cell>
          <table:table-cell table:style-name="ce18" table:formula="of:=([.F20]-[.F$35])/([.F$36]-[.F$35])" office:value-type="float" office:value="-0.315985130111524">
            <text:p>-0,3159851301</text:p>
          </table:table-cell>
          <table:table-cell table:style-name="ce18" table:formula="of:=([.G20]-[.G$35])/([.G$36]-[.G$35])" office:value-type="float" office:value="-0.553846153846154">
            <text:p>-0,5538461538</text:p>
          </table:table-cell>
          <table:table-cell table:style-name="ce18" table:formula="of:=([.H20]-[.H$35])/([.H$36]-[.H$35])" office:value-type="float" office:value="0">
            <text:p>#DIV/0 !</text:p>
          </table:table-cell>
          <table:table-cell table:style-name="ce18" table:formula="of:=([.I20]-[.I$35])/([.I$36]-[.I$35])" office:value-type="float" office:value="0">
            <text:p>#DIV/0 !</text:p>
          </table:table-cell>
          <table:table-cell/>
          <table:table-cell table:style-name="ce43" table:formula="of:=[.H93]*0.5*([.$G94]-[.$G92])" office:value-type="float" office:value="0.00508396946564885">
            <text:p>0,0050839695</text:p>
          </table:table-cell>
          <table:table-cell table:style-name="ce43" table:formula="of:=[.I93]*0.5*([.$G94]-[.$G92])" office:value-type="float" office:value="0.00379182156133829">
            <text:p>0,0037918216</text:p>
          </table:table-cell>
          <table:table-cell table:style-name="ce43" table:formula="of:=[.J93]*0.5*([.$G94]-[.$G92])" office:value-type="float" office:value="0.00664615384615385">
            <text:p>0,0066461538</text:p>
          </table:table-cell>
          <table:table-cell table:style-name="ce43" table:formula="of:=[.K93]*0.5*([.$G94]-[.$G92])" office:value-type="float" office:value="0">
            <text:p>#DIV/0 !</text:p>
          </table:table-cell>
          <table:table-cell table:style-name="ce43" table:formula="of:=[.L93]*0.5*([.$G94]-[.$G92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1">
            <text:p>11</text:p>
          </table:table-cell>
          <table:table-cell table:style-name="ce18" office:value-type="float" office:value="0.047">
            <text:p>0,047</text:p>
          </table:table-cell>
          <table:table-cell table:style-name="ce18" table:formula="of:=([.D21]-[.D$35])/([.D$36]-[.D$35])" office:value-type="float" office:value="-0.264705882352941">
            <text:p>-0,2647058824</text:p>
          </table:table-cell>
          <table:table-cell table:style-name="ce43" table:formula="of:=[.C94]*0.5*([.B95]-[.B93])" office:value-type="float" office:value="0.00476470588235294">
            <text:p>0,0047647059</text:p>
          </table:table-cell>
          <table:table-cell/>
          <table:table-cell table:style-name="ce18" office:value-type="float" office:value="11">
            <text:p>11</text:p>
          </table:table-cell>
          <table:table-cell table:style-name="ce56" office:value-type="float" office:value="0.047">
            <text:p>0,047</text:p>
          </table:table-cell>
          <table:table-cell table:style-name="ce18" table:formula="of:=([.E21]-[.E$35])/([.E$36]-[.E$35])" office:value-type="float" office:value="-0.274809160305343">
            <text:p>-0,2748091603</text:p>
          </table:table-cell>
          <table:table-cell table:style-name="ce18" table:formula="of:=([.F21]-[.F$35])/([.F$36]-[.F$35])" office:value-type="float" office:value="-0.204460966542751">
            <text:p>-0,2044609665</text:p>
          </table:table-cell>
          <table:table-cell table:style-name="ce18" table:formula="of:=([.G21]-[.G$35])/([.G$36]-[.G$35])" office:value-type="float" office:value="-0.55">
            <text:p>-0,55</text:p>
          </table:table-cell>
          <table:table-cell table:style-name="ce18" table:formula="of:=([.H21]-[.H$35])/([.H$36]-[.H$35])" office:value-type="float" office:value="0">
            <text:p>#DIV/0 !</text:p>
          </table:table-cell>
          <table:table-cell table:style-name="ce18" table:formula="of:=([.I21]-[.I$35])/([.I$36]-[.I$35])" office:value-type="float" office:value="0">
            <text:p>#DIV/0 !</text:p>
          </table:table-cell>
          <table:table-cell/>
          <table:table-cell table:style-name="ce43" table:formula="of:=[.H94]*0.5*([.$G95]-[.$G93])" office:value-type="float" office:value="0.00494656488549618">
            <text:p>0,0049465649</text:p>
          </table:table-cell>
          <table:table-cell table:style-name="ce43" table:formula="of:=[.I94]*0.5*([.$G95]-[.$G93])" office:value-type="float" office:value="0.00368029739776952">
            <text:p>0,0036802974</text:p>
          </table:table-cell>
          <table:table-cell table:style-name="ce43" table:formula="of:=[.J94]*0.5*([.$G95]-[.$G93])" office:value-type="float" office:value="0.0099">
            <text:p>0,0099</text:p>
          </table:table-cell>
          <table:table-cell table:style-name="ce43" table:formula="of:=[.K94]*0.5*([.$G95]-[.$G93])" office:value-type="float" office:value="0">
            <text:p>#DIV/0 !</text:p>
          </table:table-cell>
          <table:table-cell table:style-name="ce43" table:formula="of:=[.L94]*0.5*([.$G95]-[.$G93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12">
            <text:p>12</text:p>
          </table:table-cell>
          <table:table-cell table:style-name="ce18" office:value-type="float" office:value="0.027">
            <text:p>0,027</text:p>
          </table:table-cell>
          <table:table-cell table:style-name="ce18" table:formula="of:=([.D22]-[.D$35])/([.D$36]-[.D$35])" office:value-type="float" office:value="-0.213235294117647">
            <text:p>-0,2132352941</text:p>
          </table:table-cell>
          <table:table-cell table:style-name="ce43" table:formula="of:=[.C95]*0.5*([.B96]-[.B94])" office:value-type="float" office:value="0.0050110294117647">
            <text:p>0,0050110294</text:p>
          </table:table-cell>
          <table:table-cell/>
          <table:table-cell table:style-name="ce18" office:value-type="float" office:value="12">
            <text:p>12</text:p>
          </table:table-cell>
          <table:table-cell table:style-name="ce56" office:value-type="float" office:value="0.027">
            <text:p>0,027</text:p>
          </table:table-cell>
          <table:table-cell table:style-name="ce18" table:formula="of:=([.E22]-[.E$35])/([.E$36]-[.E$35])" office:value-type="float" office:value="-0.16412213740458">
            <text:p>-0,1641221374</text:p>
          </table:table-cell>
          <table:table-cell table:style-name="ce18" table:formula="of:=([.F22]-[.F$35])/([.F$36]-[.F$35])" office:value-type="float" office:value="-0.163568773234201">
            <text:p>-0,1635687732</text:p>
          </table:table-cell>
          <table:table-cell table:style-name="ce18" table:formula="of:=([.G22]-[.G$35])/([.G$36]-[.G$35])" office:value-type="float" office:value="-0.573076923076923">
            <text:p>-0,5730769231</text:p>
          </table:table-cell>
          <table:table-cell table:style-name="ce18" table:formula="of:=([.H22]-[.H$35])/([.H$36]-[.H$35])" office:value-type="float" office:value="0">
            <text:p>#DIV/0 !</text:p>
          </table:table-cell>
          <table:table-cell table:style-name="ce18" table:formula="of:=([.I22]-[.I$35])/([.I$36]-[.I$35])" office:value-type="float" office:value="0">
            <text:p>#DIV/0 !</text:p>
          </table:table-cell>
          <table:table-cell/>
          <table:table-cell table:style-name="ce43" table:formula="of:=[.H95]*0.5*([.$G96]-[.$G94])" office:value-type="float" office:value="0.00385687022900763">
            <text:p>0,0038568702</text:p>
          </table:table-cell>
          <table:table-cell table:style-name="ce43" table:formula="of:=[.I95]*0.5*([.$G96]-[.$G94])" office:value-type="float" office:value="0.00384386617100372">
            <text:p>0,0038438662</text:p>
          </table:table-cell>
          <table:table-cell table:style-name="ce43" table:formula="of:=[.J95]*0.5*([.$G96]-[.$G94])" office:value-type="float" office:value="0.0134673076923077">
            <text:p>0,0134673077</text:p>
          </table:table-cell>
          <table:table-cell table:style-name="ce43" table:formula="of:=[.K95]*0.5*([.$G96]-[.$G94])" office:value-type="float" office:value="0">
            <text:p>#DIV/0 !</text:p>
          </table:table-cell>
          <table:table-cell table:style-name="ce43" table:formula="of:=[.L95]*0.5*([.$G96]-[.$G94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7" office:value-type="string">
            <text:p>BF</text:p>
          </table:table-cell>
          <table:table-cell table:number-columns-repeated="2" table:style-name="ce18" office:value-type="float" office:value="0">
            <text:p>0</text:p>
          </table:table-cell>
          <table:table-cell table:style-name="ce43" table:formula="of:=[.C96]*0.5*([.B97]-[.B95])" office:value-type="float" office:value="-0">
            <text:p>0</text:p>
          </table:table-cell>
          <table:table-cell/>
          <table:table-cell table:style-name="ce17" office:value-type="string">
            <text:p>BF</text:p>
          </table:table-cell>
          <table:table-cell table:style-name="ce56" office:value-type="float" office:value="0">
            <text:p>0</text:p>
          </table:table-cell>
          <table:table-cell table:number-columns-repeated="5" table:style-name="ce18" office:value-type="float" office:value="0">
            <text:p>0</text:p>
          </table:table-cell>
          <table:table-cell/>
          <table:table-cell table:style-name="ce43" table:formula="of:=[.H96]*0.5*([.$G97]-[.$G95])" office:value-type="float" office:value="-0">
            <text:p>0</text:p>
          </table:table-cell>
          <table:table-cell table:style-name="ce43" table:formula="of:=[.I96]*0.5*([.$G97]-[.$G95])" office:value-type="float" office:value="-0">
            <text:p>0</text:p>
          </table:table-cell>
          <table:table-cell table:style-name="ce43" table:formula="of:=[.J96]*0.5*([.$G97]-[.$G95])" office:value-type="float" office:value="-0">
            <text:p>0</text:p>
          </table:table-cell>
          <table:table-cell table:style-name="ce43" table:formula="of:=[.K96]*0.5*([.$G97]-[.$G95])" office:value-type="float" office:value="-0">
            <text:p>0</text:p>
          </table:table-cell>
          <table:table-cell table:style-name="ce43" table:formula="of:=[.L96]*0.5*([.$G97]-[.$G95])" office:value-type="float" office:value="-0">
            <text:p>0</text:p>
          </table:table-cell>
          <table:table-cell table:number-columns-repeated="1006"/>
        </table:table-row>
        <table:table-row table:style-name="ro2">
          <table:table-cell table:style-name="ce18" office:value-type="float" office:value="24">
            <text:p>24</text:p>
          </table:table-cell>
          <table:table-cell table:style-name="ce18" office:value-type="float" office:value="-0.019">
            <text:p>-0,019</text:p>
          </table:table-cell>
          <table:table-cell table:style-name="ce18" table:formula="of:=([.D34]-[.D$35])/([.D$36]-[.D$35])" office:value-type="float" office:value="-0.128676470588235">
            <text:p>-0,1286764706</text:p>
          </table:table-cell>
          <table:table-cell table:style-name="ce43" table:formula="of:=[.C97]*0.5*([.B98]-[.B96])" office:value-type="float" office:value="0.00205882352941176">
            <text:p>0,0020588235</text:p>
          </table:table-cell>
          <table:table-cell/>
          <table:table-cell table:style-name="ce18" office:value-type="float" office:value="24">
            <text:p>24</text:p>
          </table:table-cell>
          <table:table-cell table:style-name="ce56" office:value-type="float" office:value="-0.019">
            <text:p>-0,019</text:p>
          </table:table-cell>
          <table:table-cell table:style-name="ce18" table:formula="of:=([.E34]-[.E$35])/([.E$36]-[.E$35])" office:value-type="float" office:value="0.0496183206106872">
            <text:p>0,0496183206</text:p>
          </table:table-cell>
          <table:table-cell table:style-name="ce18" table:formula="of:=([.F34]-[.F$35])/([.F$36]-[.F$35])" office:value-type="float" office:value="-0.0223048327137547">
            <text:p>-0,0223048327</text:p>
          </table:table-cell>
          <table:table-cell table:style-name="ce18" table:formula="of:=([.G34]-[.G$35])/([.G$36]-[.G$35])" office:value-type="float" office:value="-0.215384615384615">
            <text:p>-0,2153846154</text:p>
          </table:table-cell>
          <table:table-cell table:style-name="ce18" table:formula="of:=([.H34]-[.H$35])/([.H$36]-[.H$35])" office:value-type="float" office:value="0">
            <text:p>#DIV/0 !</text:p>
          </table:table-cell>
          <table:table-cell table:style-name="ce18" table:formula="of:=([.I34]-[.I$35])/([.I$36]-[.I$35])" office:value-type="float" office:value="0">
            <text:p>#DIV/0 !</text:p>
          </table:table-cell>
          <table:table-cell/>
          <table:table-cell table:style-name="ce43" table:formula="of:=[.H97]*0.5*([.$G98]-[.$G96])" office:value-type="float" office:value="-0.000793893129770995">
            <text:p>-0,0007938931</text:p>
          </table:table-cell>
          <table:table-cell table:style-name="ce43" table:formula="of:=[.I97]*0.5*([.$G98]-[.$G96])" office:value-type="float" office:value="0.000356877323420075">
            <text:p>0,0003568773</text:p>
          </table:table-cell>
          <table:table-cell table:style-name="ce43" table:formula="of:=[.J97]*0.5*([.$G98]-[.$G96])" office:value-type="float" office:value="0.00344615384615385">
            <text:p>0,0034461538</text:p>
          </table:table-cell>
          <table:table-cell table:style-name="ce43" table:formula="of:=[.K97]*0.5*([.$G98]-[.$G96])" office:value-type="float" office:value="0">
            <text:p>#DIV/0 !</text:p>
          </table:table-cell>
          <table:table-cell table:style-name="ce43" table:formula="of:=[.L97]*0.5*([.$G98]-[.$G96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23">
            <text:p>23</text:p>
          </table:table-cell>
          <table:table-cell table:style-name="ce18" office:value-type="float" office:value="-0.032">
            <text:p>-0,032</text:p>
          </table:table-cell>
          <table:table-cell table:style-name="ce18" table:formula="of:=([.D33]-[.D$35])/([.D$36]-[.D$35])" office:value-type="float" office:value="-0.128676470588235">
            <text:p>-0,1286764706</text:p>
          </table:table-cell>
          <table:table-cell table:style-name="ce43" table:formula="of:=[.C98]*0.5*([.B99]-[.B97])" office:value-type="float" office:value="0.00141544117647059">
            <text:p>0,0014154412</text:p>
          </table:table-cell>
          <table:table-cell/>
          <table:table-cell table:style-name="ce18" office:value-type="float" office:value="23">
            <text:p>23</text:p>
          </table:table-cell>
          <table:table-cell table:style-name="ce56" office:value-type="float" office:value="-0.032">
            <text:p>-0,032</text:p>
          </table:table-cell>
          <table:table-cell table:style-name="ce18" table:formula="of:=([.E33]-[.E$35])/([.E$36]-[.E$35])" office:value-type="float" office:value="0.0916030534351147">
            <text:p>0,0916030534</text:p>
          </table:table-cell>
          <table:table-cell table:style-name="ce18" table:formula="of:=([.F33]-[.F$35])/([.F$36]-[.F$35])" office:value-type="float" office:value="0.163568773234201">
            <text:p>0,1635687732</text:p>
          </table:table-cell>
          <table:table-cell table:style-name="ce18" table:formula="of:=([.G33]-[.G$35])/([.G$36]-[.G$35])" office:value-type="float" office:value="0.0653846153846155">
            <text:p>0,0653846154</text:p>
          </table:table-cell>
          <table:table-cell table:style-name="ce18" table:formula="of:=([.H33]-[.H$35])/([.H$36]-[.H$35])" office:value-type="float" office:value="0">
            <text:p>#DIV/0 !</text:p>
          </table:table-cell>
          <table:table-cell table:style-name="ce18" table:formula="of:=([.I33]-[.I$35])/([.I$36]-[.I$35])" office:value-type="float" office:value="0">
            <text:p>#DIV/0 !</text:p>
          </table:table-cell>
          <table:table-cell/>
          <table:table-cell table:style-name="ce43" table:formula="of:=[.H98]*0.5*([.$G99]-[.$G97])" office:value-type="float" office:value="-0.00100763358778626">
            <text:p>-0,0010076336</text:p>
          </table:table-cell>
          <table:table-cell table:style-name="ce43" table:formula="of:=[.I98]*0.5*([.$G99]-[.$G97])" office:value-type="float" office:value="-0.00179925650557621">
            <text:p>-0,0017992565</text:p>
          </table:table-cell>
          <table:table-cell table:style-name="ce43" table:formula="of:=[.J98]*0.5*([.$G99]-[.$G97])" office:value-type="float" office:value="-0.000719230769230771">
            <text:p>-0,0007192308</text:p>
          </table:table-cell>
          <table:table-cell table:style-name="ce43" table:formula="of:=[.K98]*0.5*([.$G99]-[.$G97])" office:value-type="float" office:value="0">
            <text:p>#DIV/0 !</text:p>
          </table:table-cell>
          <table:table-cell table:style-name="ce43" table:formula="of:=[.L98]*0.5*([.$G99]-[.$G97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22">
            <text:p>22</text:p>
          </table:table-cell>
          <table:table-cell table:style-name="ce18" office:value-type="float" office:value="-0.041">
            <text:p>-0,041</text:p>
          </table:table-cell>
          <table:table-cell table:style-name="ce18" table:formula="of:=([.D32]-[.D$35])/([.D$36]-[.D$35])" office:value-type="float" office:value="-0.13235294117647">
            <text:p>-0,1323529412</text:p>
          </table:table-cell>
          <table:table-cell table:style-name="ce43" table:formula="of:=[.C99]*0.5*([.B100]-[.B98])" office:value-type="float" office:value="0.000727941176470587">
            <text:p>0,0007279412</text:p>
          </table:table-cell>
          <table:table-cell/>
          <table:table-cell table:style-name="ce18" office:value-type="float" office:value="22">
            <text:p>22</text:p>
          </table:table-cell>
          <table:table-cell table:style-name="ce56" office:value-type="float" office:value="-0.041">
            <text:p>-0,041</text:p>
          </table:table-cell>
          <table:table-cell table:style-name="ce18" table:formula="of:=([.E32]-[.E$35])/([.E$36]-[.E$35])" office:value-type="float" office:value="0.103053435114504">
            <text:p>0,1030534351</text:p>
          </table:table-cell>
          <table:table-cell table:style-name="ce18" table:formula="of:=([.F32]-[.F$35])/([.F$36]-[.F$35])" office:value-type="float" office:value="0.171003717472119">
            <text:p>0,1710037175</text:p>
          </table:table-cell>
          <table:table-cell table:style-name="ce18" table:formula="of:=([.G32]-[.G$35])/([.G$36]-[.G$35])" office:value-type="float" office:value="0.0961538461538462">
            <text:p>0,0961538462</text:p>
          </table:table-cell>
          <table:table-cell table:style-name="ce18" table:formula="of:=([.H32]-[.H$35])/([.H$36]-[.H$35])" office:value-type="float" office:value="0">
            <text:p>#DIV/0 !</text:p>
          </table:table-cell>
          <table:table-cell table:style-name="ce18" table:formula="of:=([.I32]-[.I$35])/([.I$36]-[.I$35])" office:value-type="float" office:value="0">
            <text:p>#DIV/0 !</text:p>
          </table:table-cell>
          <table:table-cell/>
          <table:table-cell table:style-name="ce43" table:formula="of:=[.H99]*0.5*([.$G100]-[.$G98])" office:value-type="float" office:value="-0.000566793893129772">
            <text:p>-0,0005667939</text:p>
          </table:table-cell>
          <table:table-cell table:style-name="ce43" table:formula="of:=[.I99]*0.5*([.$G100]-[.$G98])" office:value-type="float" office:value="-0.000940520446096655">
            <text:p>-0,0009405204</text:p>
          </table:table-cell>
          <table:table-cell table:style-name="ce43" table:formula="of:=[.J99]*0.5*([.$G100]-[.$G98])" office:value-type="float" office:value="-0.000528846153846154">
            <text:p>-0,0005288462</text:p>
          </table:table-cell>
          <table:table-cell table:style-name="ce43" table:formula="of:=[.K99]*0.5*([.$G100]-[.$G98])" office:value-type="float" office:value="0">
            <text:p>#DIV/0 !</text:p>
          </table:table-cell>
          <table:table-cell table:style-name="ce43" table:formula="of:=[.L99]*0.5*([.$G100]-[.$G98])" office:value-type="float" office:value="0">
            <text:p>#DIV/0 !</text:p>
          </table:table-cell>
          <table:table-cell table:number-columns-repeated="1006"/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18" office:value-type="float" office:value="-0.043">
            <text:p>-0,043</text:p>
          </table:table-cell>
          <table:table-cell table:style-name="ce18" table:formula="of:=([.D31]-[.D$35])/([.D$36]-[.D$35])" office:value-type="float" office:value="-0.169117647058823">
            <text:p>-0,1691176471</text:p>
          </table:table-cell>
          <table:table-cell table:style-name="ce43" table:formula="of:=[.C100]*0.5*([.B101]-[.B99])" office:value-type="float" office:value="0.000253676470588235">
            <text:p>0,0002536765</text:p>
          </table:table-cell>
          <table:table-cell/>
          <table:table-cell table:style-name="ce18" office:value-type="float" office:value="21">
            <text:p>21</text:p>
          </table:table-cell>
          <table:table-cell table:style-name="ce56" office:value-type="float" office:value="-0.043">
            <text:p>-0,043</text:p>
          </table:table-cell>
          <table:table-cell table:style-name="ce18" table:formula="of:=([.E31]-[.E$35])/([.E$36]-[.E$35])" office:value-type="float" office:value="0.0954198473282443">
            <text:p>0,0954198473</text:p>
          </table:table-cell>
          <table:table-cell table:style-name="ce18" table:formula="of:=([.F31]-[.F$35])/([.F$36]-[.F$35])" office:value-type="float" office:value="0.241635687732342">
            <text:p>0,2416356877</text:p>
          </table:table-cell>
          <table:table-cell table:style-name="ce18" table:formula="of:=([.G31]-[.G$35])/([.G$36]-[.G$35])" office:value-type="float" office:value="0.192307692307692">
            <text:p>0,1923076923</text:p>
          </table:table-cell>
          <table:table-cell table:style-name="ce18" table:formula="of:=([.H31]-[.H$35])/([.H$36]-[.H$35])" office:value-type="float" office:value="0">
            <text:p>#DIV/0 !</text:p>
          </table:table-cell>
          <table:table-cell table:style-name="ce18" table:formula="of:=([.I31]-[.I$35])/([.I$36]-[.I$35])" office:value-type="float" office:value="0">
            <text:p>#DIV/0 !</text:p>
          </table:table-cell>
          <table:table-cell/>
          <table:table-cell table:style-name="ce43" table:formula="of:=[.H100]*0.5*([.$G101]-[.$G99])" office:value-type="float" office:value="-0.000143129770992366">
            <text:p>-0,0001431298</text:p>
          </table:table-cell>
          <table:table-cell table:style-name="ce43" table:formula="of:=[.I100]*0.5*([.$G101]-[.$G99])" office:value-type="float" office:value="-0.000362453531598512">
            <text:p>-0,0003624535</text:p>
          </table:table-cell>
          <table:table-cell table:style-name="ce43" table:formula="of:=[.J100]*0.5*([.$G101]-[.$G99])" office:value-type="float" office:value="-0.000288461538461538">
            <text:p>-0,0002884615</text:p>
          </table:table-cell>
          <table:table-cell table:style-name="ce43" table:formula="of:=[.K100]*0.5*([.$G101]-[.$G99])" office:value-type="float" office:value="0">
            <text:p>#DIV/0 !</text:p>
          </table:table-cell>
          <table:table-cell table:style-name="ce43" table:formula="of:=[.L100]*0.5*([.$G101]-[.$G99])" office:value-type="float" office:value="0">
            <text:p>#DIV/0 !</text:p>
          </table:table-cell>
          <table:table-cell table:number-columns-repeated="1006"/>
        </table:table-row>
        <table:table-row table:style-name="ro1">
          <table:table-cell table:style-name="ce18" office:value-type="float" office:value="20">
            <text:p>20</text:p>
          </table:table-cell>
          <table:table-cell table:style-name="ce18" office:value-type="float" office:value="-0.044">
            <text:p>-0,044</text:p>
          </table:table-cell>
          <table:table-cell table:style-name="ce18" table:formula="of:=[.C75]" office:value-type="float" office:value="-0.209558823529412">
            <text:p>-0,2095588235</text:p>
          </table:table-cell>
          <table:table-cell table:style-name="ce43" table:formula="of:=[.C101]*0.5*([.B102]-[.B101])" office:value-type="float" office:value="-0.00461029411764705">
            <text:p>-0,0046102941</text:p>
          </table:table-cell>
          <table:table-cell/>
          <table:table-cell table:style-name="ce18" office:value-type="float" office:value="20">
            <text:p>20</text:p>
          </table:table-cell>
          <table:table-cell table:style-name="ce56" office:value-type="float" office:value="-0.044">
            <text:p>-0,044</text:p>
          </table:table-cell>
          <table:table-cell table:style-name="ce18" table:formula="of:=([.E30]-[.E$35])/([.E$36]-[.E$35])" office:value-type="float" office:value="0.0954198473282443">
            <text:p>0,0954198473</text:p>
          </table:table-cell>
          <table:table-cell table:style-name="ce18" table:formula="of:=([.F30]-[.F$35])/([.F$36]-[.F$35])" office:value-type="float" office:value="0.245353159851301">
            <text:p>0,2453531599</text:p>
          </table:table-cell>
          <table:table-cell table:style-name="ce18" table:formula="of:=([.G30]-[.G$35])/([.G$36]-[.G$35])" office:value-type="float" office:value="0.196153846153846">
            <text:p>0,1961538462</text:p>
          </table:table-cell>
          <table:table-cell table:style-name="ce18" table:formula="of:=([.H30]-[.H$35])/([.H$36]-[.H$35])" office:value-type="float" office:value="0">
            <text:p>#DIV/0 !</text:p>
          </table:table-cell>
          <table:table-cell table:style-name="ce18" table:formula="of:=([.I30]-[.I$35])/([.I$36]-[.I$35])" office:value-type="float" office:value="0">
            <text:p>#DIV/0 !</text:p>
          </table:table-cell>
          <table:table-cell/>
          <table:table-cell table:style-name="ce43" table:formula="of:=[.H101]*0.5*([.$G101]-[.$G100])" office:value-type="float" office:value="-0.0000477099236641218">
            <text:p>-4,77099236641218E-005</text:p>
          </table:table-cell>
          <table:table-cell table:style-name="ce43" table:formula="of:=[.I101]*0.5*([.$G101]-[.$G100])" office:value-type="float" office:value="-0.00012267657992565">
            <text:p>-0,0001226766</text:p>
          </table:table-cell>
          <table:table-cell table:style-name="ce43" table:formula="of:=[.J101]*0.5*([.$G101]-[.$G100])" office:value-type="float" office:value="-0.0000980769230769225">
            <text:p>-9,80769230769225E-005</text:p>
          </table:table-cell>
          <table:table-cell table:style-name="ce43" table:formula="of:=[.K101]*0.5*([.$G101]-[.$G100])" office:value-type="float" office:value="0">
            <text:p>#DIV/0 !</text:p>
          </table:table-cell>
          <table:table-cell table:style-name="ce43" table:formula="of:=[.L101]*0.5*([.$G101]-[.$G100])" office:value-type="float" office:value="0">
            <text:p>#DIV/0 !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CA</text:p>
          </table:table-cell>
          <table:table-cell table:style-name="ce7"/>
          <table:table-cell table:style-name="ce36" table:formula="of:=SUM([.D75:.D101])" office:value-type="float" office:value="0.00954779411764707">
            <text:p>0,0095477941</text:p>
          </table:table-cell>
          <table:table-cell table:style-name="ce7"/>
          <table:table-cell/>
          <table:table-cell table:style-name="ce8" office:value-type="string">
            <text:p>CA</text:p>
          </table:table-cell>
          <table:table-cell table:style-name="ce7"/>
          <table:table-cell table:style-name="ce58" table:formula="of:=SUM([.N75:.N101])" office:value-type="float" office:value="-0.0870992366412214">
            <text:p>-0,0870992366</text:p>
          </table:table-cell>
          <table:table-cell table:style-name="ce58" table:formula="of:=SUM([.O75:.O101])" office:value-type="float" office:value="-0.137371747211896">
            <text:p>-0,1373717472</text:p>
          </table:table-cell>
          <table:table-cell table:style-name="ce58" table:formula="of:=SUM([.P75:.P101])" office:value-type="float" office:value="0.0347115384615385">
            <text:p>0,0347115385</text:p>
          </table:table-cell>
          <table:table-cell table:style-name="ce58" table:formula="of:=SUM([.Q75:.Q101])" office:value-type="float" office:value="0">
            <text:p>#DIV/0 !</text:p>
          </table:table-cell>
          <table:table-cell table:style-name="ce58" table:formula="of:=SUM([.R75:.R101])" office:value-type="float" office:value="0">
            <text:p>#DIV/0 !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alpha</text:p>
          </table:table-cell>
          <table:table-cell office:value-type="string">
            <text:p>CL</text:p>
          </table:table-cell>
          <table:table-cell office:value-type="string">
            <text:p>CD</text:p>
          </table:table-cell>
          <table:table-cell table:number-columns-repeated="1021"/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-4.96">
            <text:p>-4,96</text:p>
          </table:table-cell>
          <table:table-cell office:value-type="float" office:value="0.88">
            <text:p>0,88</text:p>
          </table:table-cell>
          <table:table-cell table:number-columns-repeated="1021"/>
        </table:table-row>
        <table:table-row table:style-name="ro2">
          <table:table-cell office:value-type="float" office:value="-7">
            <text:p>-7</text:p>
          </table:table-cell>
          <table:table-cell office:value-type="float" office:value="-4.1">
            <text:p>-4,1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-3.3">
            <text:p>-3,3</text:p>
          </table:table-cell>
          <table:table-cell office:value-type="float" office:value="0.23">
            <text:p>0,23</text:p>
          </table:table-cell>
          <table:table-cell table:number-columns-repeated="1021"/>
        </table:table-row>
        <table:table-row table:style-name="ro2">
          <table:table-cell office:value-type="float" office:value="-2">
            <text:p>-2</text:p>
          </table:table-cell>
          <table:table-cell office:value-type="float" office:value="-1.7">
            <text:p>-1,7</text:p>
          </table:table-cell>
          <table:table-cell office:value-type="float" office:value="0.15">
            <text:p>0,15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 office:value-type="float" office:value="0.17">
            <text:p>0,17</text:p>
          </table:table-cell>
          <table:table-cell table:number-columns-repeated="1021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5.1">
            <text:p>5,1</text:p>
          </table:table-cell>
          <table:table-cell office:value-type="float" office:value="0.22">
            <text:p>0,22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.7">
            <text:p>6,7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float" office:value="12.5">
            <text:p>12,5</text:p>
          </table:table-cell>
          <table:table-cell office:value-type="float" office:value="7.8">
            <text:p>7,8</text:p>
          </table:table-cell>
          <table:table-cell office:value-type="float" office:value="0.36">
            <text:p>0,36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8">
            <text:p>8,8</text:p>
          </table:table-cell>
          <table:table-cell office:value-type="float" office:value="0.48">
            <text:p>0,48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.2">
            <text:p>6,2</text:p>
          </table:table-cell>
          <table:table-cell office:value-type="float" office:value="1.55">
            <text:p>1,55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office:value-type="float" office:value="1.8">
            <text:p>1,8</text:p>
          </table:table-cell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2-01-01">00/00/0000</text:date>, <text:time style:data-style-name="N2" text:time-value="0000-00-00T07:52:37.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8-12-17T09:18:55</meta:creation-date>
    <dc:date>2002-01-01T08:07:35.36</dc:date>
    <meta:editing-cycles>17</meta:editing-cycles>
    <meta:editing-duration>PT2H8M30S</meta:editing-duration>
    <meta:generator>LibreOffice/4.0.5.2$Windows_x86 LibreOffice_project/5464147a081647a250913f19c0715bca595af2f</meta:generator>
    <meta:document-statistic meta:table-count="3" meta:cell-count="12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188cm" style:legend-expansion="high" chart:style-name="ch2"/>
        <chart:plot-area chart:style-name="ch3" table:cell-range-address="Feuil1.B107:Feuil1.C119" chart:data-source-has-labels="row" svg:x="0.596cm" svg:y="0.993cm" svg:width="12.769cm" svg:height="7.544cm">
          <chartooo:coordinate-region svg:x="1.217cm" svg:y="1.205cm" svg:width="12.054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108:Feuil1.B119" chart:label-cell-address="Feuil1.C107:Feuil1.C107" chart:class="chart:scatter">
            <chart:domain table:cell-range-address="Feuil1.C108:Feuil1.C119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D</text:p>
                <draw:g>
                  <svg:desc>Feuil1.C107:Feuil1.C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Feuil1.C108:Feuil1.C119</svg:desc>
                </draw:g>
              </table:table-cell>
              <table:table-cell office:value-type="float" office:value="-4.96">
                <text:p>-4.96</text:p>
                <draw:g>
                  <svg:desc>Feuil1.B108:Feuil1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">
                <text:p>0.4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5">
                <text:p>1.5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